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fo:background-color="#80FFFF"/>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479in"/>
    </style:style>
    <style:style style:name="P28" style:parent-style-name="Normalny" style:family="paragraph">
      <style:paragraph-properties fo:text-align="justify" fo:line-height="150%"/>
    </style:style>
    <style:style style:name="T29" style:parent-style-name="Domyślnaczcionkaakapitu" style:family="text">
      <style:text-properties fo:background-color="#80FFFF"/>
    </style:style>
    <style:style style:name="T30" style:parent-style-name="Domyślnaczcionkaakapitu" style:family="text">
      <style:text-properties style:text-underline-type="single" style:text-underline-style="solid" style:text-underline-width="auto" style:text-underline-mode="continuous"/>
    </style:style>
    <style:style style:name="T31" style:parent-style-name="Domyślnaczcionkaakapitu" style:family="text">
      <style:text-properties style:text-underline-type="single" style:text-underline-style="solid" style:text-underline-width="auto" style:text-underline-mode="continuous"/>
    </style:style>
    <style:style style:name="P32" style:parent-style-name="Normalny" style:family="paragraph">
      <style:paragraph-properties fo:text-align="justify" fo:line-height="150%"/>
    </style:style>
    <style:style style:name="T33" style:parent-style-name="Domyślnaczcionkaakapitu" style:family="text">
      <style:text-properties style:text-underline-type="single" style:text-underline-style="solid" style:text-underline-width="auto" style:text-underline-mode="continuous"/>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479in"/>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style:style>
    <style:style style:name="T51" style:parent-style-name="Domyślnaczcionkaakapitu" style:family="text">
      <style:text-properties fo:background-color="#80FFFF" style:text-underline-type="single" style:text-underline-style="solid" style:text-underline-width="auto" style:text-underline-mode="continuous"/>
    </style:style>
    <style:style style:name="T52" style:parent-style-name="Domyślnaczcionkaakapitu" style:family="text">
      <style:text-properties style:text-underline-type="single" style:text-underline-style="solid" style:text-underline-width="auto" style:text-underline-mode="continuous"/>
    </style:style>
    <style:style style:name="T53" style:parent-style-name="Domyślnaczcionkaakapitu" style:family="text">
      <style:text-properties fo:background-color="#80FFFF" style:text-underline-type="single" style:text-underline-style="solid" style:text-underline-width="auto" style:text-underline-mode="continuous"/>
    </style:style>
    <style:style style:name="T54" style:parent-style-name="Domyślnaczcionkaakapitu" style:family="text">
      <style:text-properties style:text-underline-type="single" style:text-underline-style="solid" style:text-underline-width="auto" style:text-underline-mode="continuous"/>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style:tab-stops>
          <style:tab-stop style:type="left" style:position="2.559in"/>
        </style:tab-stops>
      </style:paragraph-properties>
    </style:style>
    <style:style style:name="T118" style:parent-style-name="Domyślnaczcionkaakapitu" style:family="text">
      <style:text-properties style:text-underline-type="single" style:text-underline-style="solid" style:text-underline-width="auto" style:text-underline-mode="continuous"/>
    </style:style>
    <style:style style:name="T119" style:parent-style-name="Domyślnaczcionkaakapitu" style:family="text">
      <style:text-properties fo:background-color="#80FFFF" style:text-underline-type="single" style:text-underline-style="solid" style:text-underline-width="auto" style:text-underline-mode="continuous"/>
    </style:style>
    <style:style style:name="T120" style:parent-style-name="Domyślnaczcionkaakapitu" style:family="text">
      <style:text-properties style:text-underline-type="single" style:text-underline-style="solid" style:text-underline-width="auto" style:text-underline-mode="continuous"/>
    </style:style>
    <style:style style:name="T121" style:parent-style-name="Domyślnaczcionkaakapitu" style:family="text">
      <style:text-properties fo:background-color="#80FFFF" style:text-underline-type="single" style:text-underline-style="solid" style:text-underline-width="auto" style:text-underline-mode="continuous"/>
    </style:style>
    <style:style style:name="P122" style:parent-style-name="Normalny" style:family="paragraph">
      <style:paragraph-properties fo:text-align="justify" fo:line-height="150%" fo:text-indent="0.2479in">
        <style:tab-stops>
          <style:tab-stop style:type="left" style:position="2.559in"/>
        </style:tab-stops>
      </style:paragraph-properties>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479in"/>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479in"/>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P171" style:parent-style-name="Normalny" style:family="paragraph">
      <style:paragraph-properties fo:text-align="justify" fo:line-height="150%" fo:text-indent="0.2479in"/>
    </style:style>
    <style:style style:name="P172" style:parent-style-name="Normalny" style:family="paragraph">
      <style:paragraph-properties fo:text-align="justify" fo:line-height="150%"/>
    </style:style>
    <style:style style:name="T173" style:parent-style-name="Domyślnaczcionkaakapitu" style:family="text">
      <style:text-properties style:text-underline-type="single" style:text-underline-style="solid" style:text-underline-width="auto" style:text-underline-mode="continuous"/>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479in"/>
    </style:style>
    <style:style style:name="P216" style:parent-style-name="Normalny" style:family="paragraph">
      <style:paragraph-properties fo:text-align="justify" fo:line-height="150%"/>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style:style>
    <style:style style:name="T260" style:parent-style-name="Domyślnaczcionkaakapitu" style:family="text">
      <style:text-properties style:text-underline-type="single" style:text-underline-style="solid" style:text-underline-width="auto" style:text-underline-mode="continuous"/>
    </style:style>
    <style:style style:name="T261" style:parent-style-name="Domyślnaczcionkaakapitu" style:family="text">
      <style:text-properties fo:background-color="#80FFFF" style:text-underline-type="single" style:text-underline-style="solid" style:text-underline-width="auto" style:text-underline-mode="continuous"/>
    </style:style>
    <style:style style:name="T262" style:parent-style-name="Domyślnaczcionkaakapitu" style:family="text">
      <style:text-properties style:text-underline-type="single" style:text-underline-style="solid" style:text-underline-width="auto" style:text-underline-mode="continuous"/>
    </style:style>
    <style:style style:name="T263" style:parent-style-name="Domyślnaczcionkaakapitu" style:family="text">
      <style:text-properties fo:background-color="#80FFFF" style:text-underline-type="single" style:text-underline-style="solid" style:text-underline-width="auto" style:text-underline-mode="continuous"/>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style:style>
    <style:style style:name="T267" style:parent-style-name="Domyślnaczcionkaakapitu" style:family="text">
      <style:text-properties style:text-underline-type="single" style:text-underline-style="solid" style:text-underline-width="auto" style:text-underline-mode="continuous"/>
    </style:style>
    <style:style style:name="T268" style:parent-style-name="Domyślnaczcionkaakapitu" style:family="text">
      <style:text-properties fo:background-color="#80FFFF" style:text-underline-type="single" style:text-underline-style="solid" style:text-underline-width="auto" style:text-underline-mode="continuous"/>
    </style:style>
    <style:style style:name="T269" style:parent-style-name="Domyślnaczcionkaakapitu" style:family="text">
      <style:text-properties style:text-underline-type="single" style:text-underline-style="solid" style:text-underline-width="auto" style:text-underline-mode="continuous"/>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P288" style:parent-style-name="Normalny" style:family="paragraph">
      <style:paragraph-properties fo:text-align="justify" fo:line-height="150%" fo:text-indent="0.2479in"/>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P308" style:parent-style-name="Normalny" style:family="paragraph">
      <style:paragraph-properties fo:text-align="justify" fo:line-height="150%" fo:text-indent="0.2479in"/>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479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fo:text-indent="0.2479in"/>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P418" style:parent-style-name="Normalny" style:family="paragraph">
      <style:paragraph-properties fo:text-align="justify" fo:line-height="150%" fo:text-indent="0.2479in"/>
    </style:style>
    <style:style style:name="P419" style:parent-style-name="Normalny" style:family="paragraph">
      <style:paragraph-properties fo:text-align="justify" fo:line-height="150%">
        <style:tab-stops>
          <style:tab-stop style:type="left" style:position="2.5701in"/>
        </style:tab-stops>
      </style:paragraph-properties>
    </style:style>
    <style:style style:name="T420" style:parent-style-name="Domyślnaczcionkaakapitu" style:family="text">
      <style:text-properties style:text-underline-type="single" style:text-underline-style="solid" style:text-underline-width="auto" style:text-underline-mode="continuous"/>
    </style:style>
    <style:style style:name="T421" style:parent-style-name="Domyślnaczcionkaakapitu" style:family="text">
      <style:text-properties fo:background-color="#80FFFF" style:text-underline-type="single" style:text-underline-style="solid" style:text-underline-width="auto" style:text-underline-mode="continuous"/>
    </style:style>
    <style:style style:name="T422" style:parent-style-name="Domyślnaczcionkaakapitu" style:family="text">
      <style:text-properties style:text-underline-type="single" style:text-underline-style="solid" style:text-underline-width="auto" style:text-underline-mode="continuous"/>
    </style:style>
    <style:style style:name="T423" style:parent-style-name="Domyślnaczcionkaakapitu" style:family="text">
      <style:text-properties fo:background-color="#80FFFF" style:text-underline-type="single" style:text-underline-style="solid" style:text-underline-width="auto" style:text-underline-mode="continuous"/>
    </style:style>
    <style:style style:name="P424" style:parent-style-name="Normalny" style:family="paragraph">
      <style:paragraph-properties fo:text-align="justify" fo:line-height="150%" fo:text-indent="0.2479in">
        <style:tab-stops>
          <style:tab-stop style:type="left" style:position="2.5701in"/>
        </style:tab-stops>
      </style:paragraph-properties>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style:style>
    <style:style style:name="T432" style:parent-style-name="Domyślnaczcionkaakapitu" style:family="text">
      <style:text-properties style:text-underline-type="single" style:text-underline-style="solid" style:text-underline-width="auto" style:text-underline-mode="continuous"/>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P446" style:parent-style-name="Normalny" style:family="paragraph">
      <style:paragraph-properties fo:text-align="justify" fo:line-height="150%" fo:text-indent="0.2479in"/>
    </style:style>
    <style:style style:name="P447" style:parent-style-name="Normalny" style:family="paragraph">
      <style:paragraph-properties fo:text-align="justify" fo:line-height="150%" fo:text-indent="0.2479in"/>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479in"/>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fo:text-indent="0.2479in"/>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479in"/>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479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fo:text-indent="0.2479in"/>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479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479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479in"/>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479in"/>
    </style:style>
    <style:style style:name="P544" style:parent-style-name="Normalny" style:family="paragraph">
      <style:paragraph-properties fo:text-align="justify" fo:line-height="150%" fo:text-indent="0.2479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style:style>
    <style:style style:name="T555" style:parent-style-name="Domyślnaczcionkaakapitu" style:family="text">
      <style:text-properties style:text-underline-type="single" style:text-underline-style="solid" style:text-underline-width="auto" style:text-underline-mode="continuous"/>
    </style:style>
    <style:style style:name="P556" style:parent-style-name="Normalny" style:family="paragraph">
      <style:paragraph-properties fo:text-align="justify" fo:line-height="150%" fo:text-indent="0.2479in"/>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P565" style:parent-style-name="Normalny" style:family="paragraph">
      <style:paragraph-properties fo:text-align="justify" fo:line-height="150%"/>
    </style:style>
    <style:style style:name="T566" style:parent-style-name="Domyślnaczcionkaakapitu" style:family="text">
      <style:text-properties fo:background-color="#80FFFF" style:text-underline-type="single" style:text-underline-style="solid" style:text-underline-width="auto" style:text-underline-mode="continuous"/>
    </style:style>
    <style:style style:name="T567" style:parent-style-name="Domyślnaczcionkaakapitu" style:family="text">
      <style:text-properties style:text-underline-type="single" style:text-underline-style="solid" style:text-underline-width="auto" style:text-underline-mode="continuous"/>
    </style:style>
    <style:style style:name="T568" style:parent-style-name="Domyślnaczcionkaakapitu" style:family="text">
      <style:text-properties fo:background-color="#80FFFF" style:text-underline-type="single" style:text-underline-style="solid" style:text-underline-width="auto" style:text-underline-mode="continuous"/>
    </style:style>
    <style:style style:name="T569" style:parent-style-name="Domyślnaczcionkaakapitu" style:family="text">
      <style:text-properties style:text-underline-type="single" style:text-underline-style="solid" style:text-underline-width="auto" style:text-underline-mode="continuous"/>
    </style:style>
    <style:style style:name="P570" style:parent-style-name="Normalny" style:family="paragraph">
      <style:paragraph-properties fo:text-align="justify" fo:line-height="150%" fo:text-indent="0.2479in"/>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479in"/>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479in"/>
    </style:style>
    <style:style style:name="P609" style:parent-style-name="Normalny" style:family="paragraph">
      <style:paragraph-properties fo:text-align="justify" fo:line-height="150%" fo:text-indent="0.2479in"/>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fo:text-indent="0.2479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fo:text-indent="0.2479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fo:text-indent="0.2479in"/>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479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fo:text-indent="0.2479in"/>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fo:text-indent="0.2479in"/>
    </style:style>
    <style:style style:name="P711" style:parent-style-name="Normalny" style:family="paragraph">
      <style:paragraph-properties fo:text-align="justify" fo:line-height="150%" fo:text-indent="0.2479in"/>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fo:text-indent="0.2479in"/>
    </style:style>
    <style:style style:name="P721" style:parent-style-name="Normalny" style:family="paragraph">
      <style:paragraph-properties fo:text-align="justify" fo:line-height="150%"/>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text-underline-type="single" style:text-underline-style="solid" style:text-underline-width="auto" style:text-underline-mode="continuous"/>
    </style:style>
    <style:style style:name="T724" style:parent-style-name="Domyślnaczcionkaakapitu" style:family="text">
      <style:text-properties style:text-underline-type="single" style:text-underline-style="solid" style:text-underline-width="auto" style:text-underline-mode="continuous"/>
    </style:style>
    <style:style style:name="T725" style:parent-style-name="Domyślnaczcionkaakapitu" style:family="text">
      <style:text-properties fo:background-color="#80FFFF" style:text-underline-type="single" style:text-underline-style="solid" style:text-underline-width="auto" style:text-underline-mode="continuous"/>
    </style:style>
    <style:style style:name="P726" style:parent-style-name="Normalny" style:family="paragraph">
      <style:paragraph-properties fo:text-align="justify" fo:line-height="150%" fo:text-indent="0.2479in"/>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style:style>
    <style:style style:name="T730" style:parent-style-name="Domyślnaczcionkaakapitu" style:family="text">
      <style:text-properties style:text-underline-type="single" style:text-underline-style="solid" style:text-underline-width="auto" style:text-underline-mode="continuous"/>
    </style:style>
    <style:style style:name="P731" style:parent-style-name="Normalny" style:family="paragraph">
      <style:paragraph-properties fo:text-align="justify" fo:line-height="150%" fo:text-indent="0.2479in"/>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P740" style:parent-style-name="Normalny" style:family="paragraph">
      <style:paragraph-properties fo:text-align="justify" fo:line-height="150%" fo:text-indent="0.2479in"/>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479in"/>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P758" style:parent-style-name="Normalny" style:family="paragraph">
      <style:paragraph-properties fo:text-align="justify" fo:line-height="150%" fo:text-indent="0.2479in"/>
    </style:style>
    <style:style style:name="P759" style:parent-style-name="Normalny" style:family="paragraph">
      <style:paragraph-properties fo:text-align="justify" fo:line-height="150%" fo:text-indent="0.2479in"/>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style:style>
    <style:style style:name="T772" style:parent-style-name="Domyślnaczcionkaakapitu" style:family="text">
      <style:text-properties style:text-underline-type="single" style:text-underline-style="solid" style:text-underline-width="auto" style:text-underline-mode="continuous"/>
    </style:style>
    <style:style style:name="T773" style:parent-style-name="Domyślnaczcionkaakapitu" style:family="text">
      <style:text-properties fo:background-color="#80FFFF" style:text-underline-type="single" style:text-underline-style="solid" style:text-underline-width="auto" style:text-underline-mode="continuous"/>
    </style:style>
    <style:style style:name="T774" style:parent-style-name="Domyślnaczcionkaakapitu" style:family="text">
      <style:text-properties style:text-underline-type="single" style:text-underline-style="solid" style:text-underline-width="auto" style:text-underline-mode="continuous"/>
    </style:style>
    <style:style style:name="T775" style:parent-style-name="Domyślnaczcionkaakapitu" style:family="text">
      <style:text-properties fo:background-color="#80FFFF" style:text-underline-type="single" style:text-underline-style="solid" style:text-underline-width="auto" style:text-underline-mode="continuous"/>
    </style:style>
    <style:style style:name="T776" style:parent-style-name="Domyślnaczcionkaakapitu" style:family="text">
      <style:text-properties style:text-underline-type="single" style:text-underline-style="solid" style:text-underline-width="auto" style:text-underline-mode="continuous"/>
    </style:style>
    <style:style style:name="P777" style:parent-style-name="Normalny" style:family="paragraph">
      <style:paragraph-properties fo:text-align="justify" fo:line-height="150%" fo:text-indent="0.2479in"/>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P782" style:parent-style-name="Normalny" style:family="paragraph">
      <style:paragraph-properties fo:text-align="justify" fo:line-height="150%"/>
    </style:style>
    <style:style style:name="P783" style:parent-style-name="Normalny" style:family="paragraph">
      <style:paragraph-properties fo:text-align="justify" fo:line-height="150%"/>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style:style>
    <style:style style:name="P787" style:parent-style-name="Normalny" style:family="paragraph">
      <style:paragraph-properties fo:text-align="justify" fo:line-height="150%"/>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style:style>
    <style:style style:name="P790" style:parent-style-name="Normalny" style:family="paragraph">
      <style:paragraph-properties fo:text-align="justify" fo:line-height="150%"/>
    </style:style>
    <style:style style:name="T791" style:parent-style-name="Domyślnaczcionkaakapitu" style:family="text">
      <style:text-properties fo:background-color="#80FFFF"/>
    </style:style>
    <style:style style:name="T792" style:parent-style-name="Domyślnaczcionkaakapitu" style:family="text">
      <style:text-properties style:text-underline-type="single" style:text-underline-style="solid" style:text-underline-width="auto" style:text-underline-mode="continuous"/>
    </style:style>
    <style:style style:name="P793" style:parent-style-name="Normalny" style:family="paragraph">
      <style:paragraph-properties fo:text-align="justify" fo:line-height="150%"/>
    </style:style>
    <style:style style:name="T794" style:parent-style-name="Domyślnaczcionkaakapitu" style:family="text">
      <style:text-properties style:text-underline-type="single" style:text-underline-style="solid" style:text-underline-width="auto" style:text-underline-mode="continuous"/>
    </style:style>
    <style:style style:name="T795" style:parent-style-name="Domyślnaczcionkaakapitu" style:family="text">
      <style:text-properties fo:background-color="#80FFFF" style:text-underline-type="single" style:text-underline-style="solid" style:text-underline-width="auto" style:text-underline-mode="continuous"/>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text-underline-type="single" style:text-underline-style="solid" style:text-underline-width="auto" style:text-underline-mode="continuous"/>
    </style:style>
    <style:style style:name="T798" style:parent-style-name="Domyślnaczcionkaakapitu" style:family="text">
      <style:text-properties style:text-underline-type="single" style:text-underline-style="solid" style:text-underline-width="auto" style:text-underline-mode="continuous"/>
    </style:style>
    <style:style style:name="P799" style:parent-style-name="Normalny" style:family="paragraph">
      <style:paragraph-properties fo:text-align="justify" fo:line-height="150%" fo:text-indent="0.2479in"/>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479in"/>
    </style:style>
    <style:style style:name="P809" style:parent-style-name="Normalny" style:family="paragraph">
      <style:paragraph-properties fo:text-align="justify" fo:line-height="150%" fo:text-indent="0.2479in"/>
    </style:style>
    <style:style style:name="P810" style:parent-style-name="Normalny" style:family="paragraph">
      <style:paragraph-properties fo:text-align="justify" fo:line-height="150%"/>
    </style:style>
    <style:style style:name="T811" style:parent-style-name="Domyślnaczcionkaakapitu" style:family="text">
      <style:text-properties style:text-underline-type="single" style:text-underline-style="solid" style:text-underline-width="auto" style:text-underline-mode="continuous"/>
    </style:style>
    <style:style style:name="P812" style:parent-style-name="Normalny" style:family="paragraph">
      <style:paragraph-properties fo:text-align="justify" fo:line-height="150%" fo:text-indent="0.2479in"/>
    </style:style>
    <style:style style:name="P813" style:parent-style-name="Normalny" style:family="paragraph">
      <style:paragraph-properties fo:text-align="justify" fo:line-height="150%" fo:text-indent="0.2479in"/>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P818" style:parent-style-name="Normalny" style:family="paragraph">
      <style:paragraph-properties fo:text-align="justify" fo:line-height="150%" fo:text-indent="0.2479in"/>
    </style:style>
    <style:style style:name="P819" style:parent-style-name="Normalny" style:family="paragraph">
      <style:paragraph-properties fo:text-align="justify" fo:line-height="150%"/>
    </style:style>
    <style:style style:name="T820" style:parent-style-name="Domyślnaczcionkaakapitu" style:family="text">
      <style:text-properties style:text-underline-type="single" style:text-underline-style="solid" style:text-underline-width="auto" style:text-underline-mode="continuous"/>
    </style:style>
    <style:style style:name="T821" style:parent-style-name="Domyślnaczcionkaakapitu" style:family="text">
      <style:text-properties fo:background-color="#80FFFF" style:text-underline-type="single" style:text-underline-style="solid" style:text-underline-width="auto" style:text-underline-mode="continuous"/>
    </style:style>
    <style:style style:name="T822" style:parent-style-name="Domyślnaczcionkaakapitu" style:family="text">
      <style:text-properties style:text-underline-type="single" style:text-underline-style="solid" style:text-underline-width="auto" style:text-underline-mode="continuous"/>
    </style:style>
    <style:style style:name="P823" style:parent-style-name="Normalny" style:family="paragraph">
      <style:paragraph-properties fo:text-align="justify" fo:line-height="150%" fo:text-indent="0.2479in"/>
    </style:style>
    <style:style style:name="P824" style:parent-style-name="Normalny" style:family="paragraph">
      <style:paragraph-properties fo:text-align="justify" fo:line-height="150%" fo:text-indent="0.2479in"/>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479in"/>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479in"/>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P842" style:parent-style-name="Normalny" style:family="paragraph">
      <style:paragraph-properties fo:text-align="justify" fo:line-height="150%" fo:text-indent="0.2479in"/>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479in"/>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479in"/>
    </style:style>
    <style:style style:name="P847" style:parent-style-name="Normalny" style:family="paragraph">
      <style:paragraph-properties fo:text-align="justify" fo:line-height="150%" fo:text-indent="0.2479in"/>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fo:text-indent="0.2479in"/>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479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fo:text-indent="0.2479in"/>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P886" style:parent-style-name="Normalny" style:family="paragraph">
      <style:paragraph-properties fo:text-align="justify" fo:line-height="150%" fo:text-indent="0.2479in"/>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479in"/>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style:style>
    <style:style style:name="T893" style:parent-style-name="Domyślnaczcionkaakapitu" style:family="text">
      <style:text-properties style:text-underline-type="single" style:text-underline-style="solid" style:text-underline-width="auto" style:text-underline-mode="continuous"/>
    </style:style>
    <style:style style:name="T894" style:parent-style-name="Domyślnaczcionkaakapitu" style:family="text">
      <style:text-properties fo:background-color="#80FFFF" style:text-underline-type="single" style:text-underline-style="solid" style:text-underline-width="auto" style:text-underline-mode="continuous"/>
    </style:style>
    <style:style style:name="T895" style:parent-style-name="Domyślnaczcionkaakapitu" style:family="text">
      <style:text-properties style:text-underline-type="single" style:text-underline-style="solid" style:text-underline-width="auto" style:text-underline-mode="continuous"/>
    </style:style>
    <style:style style:name="T896" style:parent-style-name="Domyślnaczcionkaakapitu" style:family="text">
      <style:text-properties fo:background-color="#80FFFF" style:text-underline-type="single" style:text-underline-style="solid" style:text-underline-width="auto" style:text-underline-mode="continuous"/>
    </style:style>
    <style:style style:name="T897" style:parent-style-name="Domyślnaczcionkaakapitu" style:family="text">
      <style:text-properties style:text-underline-type="single" style:text-underline-style="solid" style:text-underline-width="auto" style:text-underline-mode="continuous"/>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style:style>
    <style:style style:name="T914" style:parent-style-name="Domyślnaczcionkaakapitu" style:family="text">
      <style:text-properties style:text-underline-type="single" style:text-underline-style="solid" style:text-underline-width="auto" style:text-underline-mode="continuous"/>
    </style:style>
    <style:style style:name="T915" style:parent-style-name="Domyślnaczcionkaakapitu" style:family="text">
      <style:text-properties style:text-underline-type="single" style:text-underline-style="solid" style:text-underline-width="auto" style:text-underline-mode="continuous"/>
    </style:style>
    <style:style style:name="T916" style:parent-style-name="Domyślnaczcionkaakapitu" style:family="text">
      <style:text-properties fo:background-color="#80FFFF" style:text-underline-type="single" style:text-underline-style="solid" style:text-underline-width="auto" style:text-underline-mode="continuous"/>
    </style:style>
    <style:style style:name="T917" style:parent-style-name="Domyślnaczcionkaakapitu" style:family="text">
      <style:text-properties style:text-underline-type="single" style:text-underline-style="solid" style:text-underline-width="auto" style:text-underline-mode="continuous"/>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T919" style:parent-style-name="Domyślnaczcionkaakapitu" style:family="text">
      <style:text-properties style:text-underline-type="single" style:text-underline-style="solid" style:text-underline-width="auto" style:text-underline-mode="continuous"/>
    </style:style>
    <style:style style:name="T920" style:parent-style-name="Domyślnaczcionkaakapitu" style:family="text">
      <style:text-properties fo:background-color="#80FFFF" style:text-underline-type="single" style:text-underline-style="solid" style:text-underline-width="auto" style:text-underline-mode="continuous"/>
    </style:style>
    <style:style style:name="T921" style:parent-style-name="Domyślnaczcionkaakapitu" style:family="text">
      <style:text-properties style:text-underline-type="single" style:text-underline-style="solid" style:text-underline-width="auto" style:text-underline-mode="continuous"/>
    </style:style>
    <style:style style:name="P922" style:parent-style-name="Normalny" style:family="paragraph">
      <style:paragraph-properties fo:text-align="justify" fo:line-height="150%" fo:text-indent="0.2479in"/>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P944" style:parent-style-name="Normalny" style:family="paragraph">
      <style:paragraph-properties fo:text-align="justify" fo:line-height="150%" fo:text-indent="0.2479in"/>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fo:text-indent="0.2479in"/>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fo:text-indent="0.2479in"/>
    </style:style>
    <style:style style:name="P952" style:parent-style-name="Normalny" style:family="paragraph">
      <style:paragraph-properties fo:text-align="justify" fo:line-height="150%" fo:text-indent="0.2479in"/>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fo:text-indent="0.2479in"/>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style:style>
    <style:style style:name="T990" style:parent-style-name="Domyślnaczcionkaakapitu" style:family="text">
      <style:text-properties style:text-underline-type="single" style:text-underline-style="solid" style:text-underline-width="auto" style:text-underline-mode="continuous"/>
    </style:style>
    <style:style style:name="T991" style:parent-style-name="Domyślnaczcionkaakapitu" style:family="text">
      <style:text-properties fo:background-color="#80FFFF" style:text-underline-type="single" style:text-underline-style="solid" style:text-underline-width="auto" style:text-underline-mode="continuous"/>
    </style:style>
    <style:style style:name="T992" style:parent-style-name="Domyślnaczcionkaakapitu" style:family="text">
      <style:text-properties style:text-underline-type="single" style:text-underline-style="solid" style:text-underline-width="auto" style:text-underline-mode="continuous"/>
    </style:style>
    <style:style style:name="T993" style:parent-style-name="Domyślnaczcionkaakapitu" style:family="text">
      <style:text-properties fo:background-color="#80FFFF" style:text-underline-type="single" style:text-underline-style="solid" style:text-underline-width="auto" style:text-underline-mode="continuous"/>
    </style:style>
    <style:style style:name="T994" style:parent-style-name="Domyślnaczcionkaakapitu" style:family="text">
      <style:text-properties style:text-underline-type="single" style:text-underline-style="solid" style:text-underline-width="auto" style:text-underline-mode="continuous"/>
    </style:style>
    <style:style style:name="P995" style:parent-style-name="Normalny" style:family="paragraph">
      <style:paragraph-properties fo:text-align="justify" fo:line-height="150%" fo:text-indent="0.2479in"/>
    </style:style>
    <style:style style:name="P996" style:parent-style-name="Normalny" style:family="paragraph">
      <style:paragraph-properties fo:text-align="justify" fo:line-height="150%"/>
    </style:style>
    <style:style style:name="T997" style:parent-style-name="Domyślnaczcionkaakapitu" style:family="text">
      <style:text-properties fo:background-color="#80FFFF" style:text-underline-type="single" style:text-underline-style="solid" style:text-underline-width="auto" style:text-underline-mode="continuous"/>
    </style:style>
    <style:style style:name="T998" style:parent-style-name="Domyślnaczcionkaakapitu" style:family="text">
      <style:text-properties style:text-underline-type="single" style:text-underline-style="solid" style:text-underline-width="auto" style:text-underline-mode="continuous"/>
    </style:style>
    <style:style style:name="T999" style:parent-style-name="Domyślnaczcionkaakapitu" style:family="text">
      <style:text-properties fo:background-color="#80FFFF" style:text-underline-type="single" style:text-underline-style="solid" style:text-underline-width="auto" style:text-underline-mode="continuous"/>
    </style:style>
    <style:style style:name="T1000" style:parent-style-name="Domyślnaczcionkaakapitu" style:family="text">
      <style:text-properties style:text-underline-type="single" style:text-underline-style="solid" style:text-underline-width="auto" style:text-underline-mode="continuous"/>
    </style:style>
    <style:style style:name="T1001" style:parent-style-name="Domyślnaczcionkaakapitu" style:family="text">
      <style:text-properties fo:background-color="#80FFFF" style:text-underline-type="single" style:text-underline-style="solid" style:text-underline-width="auto" style:text-underline-mode="continuous"/>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fo:background-color="#80FFFF" style:text-underline-type="single" style:text-underline-style="solid" style:text-underline-width="auto" style:text-underline-mode="continuous"/>
    </style:style>
    <style:style style:name="T1004" style:parent-style-name="Domyślnaczcionkaakapitu" style:family="text">
      <style:text-properties style:text-underline-type="single" style:text-underline-style="solid" style:text-underline-width="auto" style:text-underline-mode="continuous"/>
    </style:style>
    <style:style style:name="T1005" style:parent-style-name="Domyślnaczcionkaakapitu" style:family="text">
      <style:text-properties fo:background-color="#80FFFF" style:text-underline-type="single" style:text-underline-style="solid" style:text-underline-width="auto" style:text-underline-mode="continuous"/>
    </style:style>
    <style:style style:name="T1006" style:parent-style-name="Domyślnaczcionkaakapitu" style:family="text">
      <style:text-properties style:text-underline-type="single" style:text-underline-style="solid" style:text-underline-width="auto" style:text-underline-mode="continuous"/>
    </style:style>
    <style:style style:name="P1007" style:parent-style-name="Normalny" style:family="paragraph">
      <style:paragraph-properties fo:text-align="justify" fo:line-height="150%" fo:text-indent="0.2479in"/>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P1011" style:parent-style-name="Normalny" style:family="paragraph">
      <style:paragraph-properties fo:text-align="justify" fo:line-height="150%"/>
    </style:style>
    <style:style style:name="T1012" style:parent-style-name="Domyślnaczcionkaakapitu" style:family="text">
      <style:text-properties style:text-underline-type="single" style:text-underline-style="solid" style:text-underline-width="auto" style:text-underline-mode="continuous"/>
    </style:style>
    <style:style style:name="T1013" style:parent-style-name="Domyślnaczcionkaakapitu" style:family="text">
      <style:text-properties fo:background-color="#80FFFF" style:text-underline-type="single" style:text-underline-style="solid" style:text-underline-width="auto" style:text-underline-mode="continuous"/>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T1016" style:parent-style-name="Domyślnaczcionkaakapitu" style:family="text">
      <style:text-properties style:text-underline-type="single" style:text-underline-style="solid" style:text-underline-width="auto" style:text-underline-mode="continuous"/>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style:style>
    <style:style style:name="T1023" style:parent-style-name="Domyślnaczcionkaakapitu" style:family="text">
      <style:text-properties style:text-underline-type="single" style:text-underline-style="solid" style:text-underline-width="auto" style:text-underline-mode="continuous"/>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fo:text-indent="0.2479in"/>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fo:text-indent="0.2479in"/>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P1036" style:parent-style-name="Normalny" style:family="paragraph">
      <style:paragraph-properties fo:text-align="justify" fo:line-height="150%"/>
    </style:style>
    <style:style style:name="T1037" style:parent-style-name="Domyślnaczcionkaakapitu" style:family="text">
      <style:text-properties style:text-underline-type="single" style:text-underline-style="solid" style:text-underline-width="auto" style:text-underline-mode="continuous"/>
    </style:style>
    <style:style style:name="P1038" style:parent-style-name="Normalny" style:family="paragraph">
      <style:paragraph-properties fo:text-align="justify" fo:line-height="150%" fo:text-indent="0.2479in"/>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fo:text-indent="0.2479in"/>
    </style:style>
    <style:style style:name="P1042" style:parent-style-name="Normalny" style:family="paragraph">
      <style:paragraph-properties fo:text-align="justify" fo:line-height="150%"/>
    </style:style>
    <style:style style:name="T1043" style:parent-style-name="Domyślnaczcionkaakapitu" style:family="text">
      <style:text-properties style:text-underline-type="single" style:text-underline-style="solid" style:text-underline-width="auto" style:text-underline-mode="continuous"/>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P1046" style:parent-style-name="Normalny" style:family="paragraph">
      <style:paragraph-properties fo:text-align="justify" fo:line-height="150%"/>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style:text-underline-type="single" style:text-underline-style="solid" style:text-underline-width="auto" style:text-underline-mode="continuous"/>
    </style:style>
    <style:style style:name="T1050" style:parent-style-name="Domyślnaczcionkaakapitu" style:family="text">
      <style:text-properties fo:background-color="#80FFFF" style:text-underline-type="single" style:text-underline-style="solid" style:text-underline-width="auto" style:text-underline-mode="continuous"/>
    </style:style>
    <style:style style:name="T1051" style:parent-style-name="Domyślnaczcionkaakapitu" style:family="text">
      <style:text-properties style:text-underline-type="single" style:text-underline-style="solid" style:text-underline-width="auto" style:text-underline-mode="continuous"/>
    </style:style>
    <style:style style:name="P1052" style:parent-style-name="Normalny" style:family="paragraph">
      <style:paragraph-properties fo:text-align="justify" fo:line-height="150%" fo:text-indent="0.2479in"/>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P1066" style:parent-style-name="Normalny" style:family="paragraph">
      <style:paragraph-properties fo:text-align="justify" fo:line-height="150%" fo:text-indent="0.2479in"/>
    </style:style>
    <style:style style:name="P1067" style:parent-style-name="Normalny" style:family="paragraph">
      <style:paragraph-properties fo:text-align="justify" fo:line-height="150%" fo:text-indent="0.2479in"/>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fo:text-indent="0.2479in"/>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479in"/>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479in"/>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479in"/>
    </style:style>
    <style:style style:name="P1108" style:parent-style-name="Normalny" style:family="paragraph">
      <style:paragraph-properties fo:text-align="justify" fo:line-height="150%" fo:text-indent="0.2479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P1119" style:parent-style-name="Normalny" style:family="paragraph">
      <style:paragraph-properties fo:text-align="justify" fo:line-height="150%"/>
    </style:style>
    <style:style style:name="T1120" style:parent-style-name="Domyślnaczcionkaakapitu" style:family="text">
      <style:text-properties style:text-underline-type="single" style:text-underline-style="solid" style:text-underline-width="auto" style:text-underline-mode="continuous"/>
    </style:style>
    <style:style style:name="T1121" style:parent-style-name="Domyślnaczcionkaakapitu" style:family="text">
      <style:text-properties fo:background-color="#80FFFF" style:text-underline-type="single" style:text-underline-style="solid" style:text-underline-width="auto" style:text-underline-mode="continuous"/>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fo:text-indent="0.2479in"/>
    </style:style>
    <style:style style:name="P1126" style:parent-style-name="Normalny" style:family="paragraph">
      <style:paragraph-properties fo:text-align="justify" fo:line-height="150%"/>
    </style:style>
    <style:style style:name="T1127" style:parent-style-name="Domyślnaczcionkaakapitu" style:family="text">
      <style:text-properties style:text-underline-type="single" style:text-underline-style="solid" style:text-underline-width="auto" style:text-underline-mode="continuous"/>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fo:text-indent="0.2479in"/>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P1135" style:parent-style-name="Normalny" style:family="paragraph">
      <style:paragraph-properties fo:text-align="justify" fo:line-height="150%" fo:text-indent="0.2479in"/>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fo:text-indent="0.2479in"/>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479in"/>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P1150" style:parent-style-name="Normalny" style:family="paragraph">
      <style:paragraph-properties fo:text-align="justify" fo:line-height="150%"/>
    </style:style>
    <style:style style:name="T1151" style:parent-style-name="Domyślnaczcionkaakapitu" style:family="text">
      <style:text-properties style:text-underline-type="single" style:text-underline-style="solid" style:text-underline-width="auto" style:text-underline-mode="continuous"/>
    </style:style>
    <style:style style:name="T1152" style:parent-style-name="Domyślnaczcionkaakapitu" style:family="text">
      <style:text-properties fo:background-color="#80FFFF" style:text-underline-type="single" style:text-underline-style="solid" style:text-underline-width="auto" style:text-underline-mode="continuous"/>
    </style:style>
    <style:style style:name="T1153" style:parent-style-name="Domyślnaczcionkaakapitu" style:family="text">
      <style:text-properties style:text-underline-type="single" style:text-underline-style="solid" style:text-underline-width="auto" style:text-underline-mode="continuous"/>
    </style:style>
    <style:style style:name="T1154" style:parent-style-name="Domyślnaczcionkaakapitu" style:family="text">
      <style:text-properties fo:background-color="#80FFFF" style:text-underline-type="single" style:text-underline-style="solid" style:text-underline-width="auto" style:text-underline-mode="continuous"/>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479in"/>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style:style>
    <style:style style:name="T1161" style:parent-style-name="Domyślnaczcionkaakapitu" style:family="text">
      <style:text-properties style:text-underline-type="single" style:text-underline-style="solid" style:text-underline-width="auto" style:text-underline-mode="continuous"/>
    </style:style>
    <style:style style:name="T1162" style:parent-style-name="Domyślnaczcionkaakapitu" style:family="text">
      <style:text-properties fo:background-color="#80FFFF" style:text-underline-type="single" style:text-underline-style="solid" style:text-underline-width="auto" style:text-underline-mode="continuous"/>
    </style:style>
    <style:style style:name="T1163" style:parent-style-name="Domyślnaczcionkaakapitu" style:family="text">
      <style:text-properties style:text-underline-type="single" style:text-underline-style="solid" style:text-underline-width="auto" style:text-underline-mode="continuous"/>
    </style:style>
    <style:style style:name="P1164" style:parent-style-name="Normalny" style:family="paragraph">
      <style:paragraph-properties fo:text-align="justify" fo:line-height="150%" fo:text-indent="0.2479in"/>
    </style:style>
    <style:style style:name="P1165" style:parent-style-name="Normalny" style:family="paragraph">
      <style:paragraph-properties fo:text-align="justify" fo:line-height="150%" fo:text-indent="0.2479in"/>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fo:text-indent="0.2479in"/>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P1201" style:parent-style-name="Normalny" style:family="paragraph">
      <style:paragraph-properties fo:text-align="justify" fo:line-height="150%" fo:text-indent="0.2479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479in"/>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479in"/>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style:style>
    <style:style style:name="P1221" style:parent-style-name="Normalny" style:family="paragraph">
      <style:paragraph-properties fo:text-align="justify" fo:line-height="150%" fo:text-indent="0.2479in"/>
    </style:style>
    <style:style style:name="P1222" style:parent-style-name="Normalny" style:family="paragraph">
      <style:paragraph-properties fo:text-align="justify" fo:line-height="150%"/>
    </style:style>
    <style:style style:name="T1223" style:parent-style-name="Domyślnaczcionkaakapitu" style:family="text">
      <style:text-properties fo:background-color="#80FFFF" style:text-underline-type="single" style:text-underline-style="solid" style:text-underline-width="auto" style:text-underline-mode="continuous"/>
    </style:style>
    <style:style style:name="T1224" style:parent-style-name="Domyślnaczcionkaakapitu" style:family="text">
      <style:text-properties style:text-underline-type="single" style:text-underline-style="solid" style:text-underline-width="auto" style:text-underline-mode="continuous"/>
    </style:style>
    <style:style style:name="T1225" style:parent-style-name="Domyślnaczcionkaakapitu" style:family="text">
      <style:text-properties fo:background-color="#80FFFF" style:text-underline-type="single" style:text-underline-style="solid" style:text-underline-width="auto" style:text-underline-mode="continuous"/>
    </style:style>
    <style:style style:name="T1226" style:parent-style-name="Domyślnaczcionkaakapitu" style:family="text">
      <style:text-properties style:text-underline-type="single" style:text-underline-style="solid" style:text-underline-width="auto" style:text-underline-mode="continuous"/>
    </style:style>
    <style:style style:name="T1227" style:parent-style-name="Domyślnaczcionkaakapitu" style:family="text">
      <style:text-properties fo:background-color="#80FFFF" style:text-underline-type="single" style:text-underline-style="solid" style:text-underline-width="auto" style:text-underline-mode="continuous"/>
    </style:style>
    <style:style style:name="P1228" style:parent-style-name="Normalny" style:family="paragraph">
      <style:paragraph-properties fo:text-align="justify" fo:line-height="150%" fo:text-indent="0.2479in"/>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P1231" style:parent-style-name="Normalny" style:family="paragraph">
      <style:paragraph-properties fo:text-align="justify" fo:line-height="150%"/>
    </style:style>
    <style:style style:name="T1232" style:parent-style-name="Domyślnaczcionkaakapitu" style:family="text">
      <style:text-properties style:text-underline-type="single" style:text-underline-style="solid" style:text-underline-width="auto" style:text-underline-mode="continuous"/>
    </style:style>
    <style:style style:name="T1233" style:parent-style-name="Domyślnaczcionkaakapitu" style:family="text">
      <style:text-properties fo:background-color="#80FFFF" style:text-underline-type="single" style:text-underline-style="solid" style:text-underline-width="auto" style:text-underline-mode="continuous"/>
    </style:style>
    <style:style style:name="T1234" style:parent-style-name="Domyślnaczcionkaakapitu" style:family="text">
      <style:text-properties style:text-underline-type="single" style:text-underline-style="solid" style:text-underline-width="auto" style:text-underline-mode="continuous"/>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479in"/>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479in"/>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P1260" style:parent-style-name="Normalny" style:family="paragraph">
      <style:paragraph-properties fo:text-align="justify" fo:line-height="150%" fo:text-indent="0.2479in"/>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479in"/>
    </style:style>
    <style:style style:name="P1265" style:parent-style-name="Normalny" style:family="paragraph">
      <style:paragraph-properties fo:text-align="justify" fo:line-height="150%" fo:text-indent="0.2479in"/>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P1280" style:parent-style-name="Normalny" style:family="paragraph">
      <style:paragraph-properties fo:text-align="justify" fo:line-height="150%" fo:text-indent="0.2479in"/>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P1290" style:parent-style-name="Normalny" style:family="paragraph">
      <style:paragraph-properties fo:text-align="justify" fo:line-height="150%"/>
    </style:style>
    <style:style style:name="T1291" style:parent-style-name="Domyślnaczcionkaakapitu" style:family="text">
      <style:text-properties style:text-underline-type="single" style:text-underline-style="solid" style:text-underline-width="auto" style:text-underline-mode="continuous"/>
    </style:style>
    <style:style style:name="T1292" style:parent-style-name="Domyślnaczcionkaakapitu" style:family="text">
      <style:text-properties fo:background-color="#80FFFF" style:text-underline-type="single" style:text-underline-style="solid" style:text-underline-width="auto" style:text-underline-mode="continuous"/>
    </style:style>
    <style:style style:name="T1293" style:parent-style-name="Domyślnaczcionkaakapitu" style:family="text">
      <style:text-properties style:text-underline-type="single" style:text-underline-style="solid" style:text-underline-width="auto" style:text-underline-mode="continuous"/>
    </style:style>
    <style:style style:name="T1294" style:parent-style-name="Domyślnaczcionkaakapitu" style:family="text">
      <style:text-properties fo:background-color="#80FFFF" style:text-underline-type="single" style:text-underline-style="solid" style:text-underline-width="auto" style:text-underline-mode="continuous"/>
    </style:style>
    <style:style style:name="T1295" style:parent-style-name="Domyślnaczcionkaakapitu" style:family="text">
      <style:text-properties style:text-underline-type="single" style:text-underline-style="solid" style:text-underline-width="auto" style:text-underline-mode="continuous"/>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style:text-underline-type="single" style:text-underline-style="solid" style:text-underline-width="auto" style:text-underline-mode="continuous"/>
    </style:style>
    <style:style style:name="T1306" style:parent-style-name="Domyślnaczcionkaakapitu" style:family="text">
      <style:text-properties fo:background-color="#80FFFF" style:text-underline-type="single" style:text-underline-style="solid" style:text-underline-width="auto" style:text-underline-mode="continuous"/>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479in"/>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style:style>
    <style:style style:name="T1333" style:parent-style-name="Domyślnaczcionkaakapitu" style:family="text">
      <style:text-properties style:text-underline-type="single" style:text-underline-style="solid" style:text-underline-width="auto" style:text-underline-mode="continuous"/>
    </style:style>
    <style:style style:name="T1334" style:parent-style-name="Domyślnaczcionkaakapitu" style:family="text">
      <style:text-properties fo:background-color="#80FFFF" style:text-underline-type="single" style:text-underline-style="solid" style:text-underline-width="auto" style:text-underline-mode="continuous"/>
    </style:style>
    <style:style style:name="T1335" style:parent-style-name="Domyślnaczcionkaakapitu" style:family="text">
      <style:text-properties style:text-underline-type="single" style:text-underline-style="solid" style:text-underline-width="auto" style:text-underline-mode="continuous"/>
    </style:style>
    <style:style style:name="T1336" style:parent-style-name="Domyślnaczcionkaakapitu" style:family="text">
      <style:text-properties fo:background-color="#80FFFF" style:text-underline-type="single" style:text-underline-style="solid" style:text-underline-width="auto" style:text-underline-mode="continuous"/>
    </style:style>
    <style:style style:name="T1337" style:parent-style-name="Domyślnaczcionkaakapitu" style:family="text">
      <style:text-properties style:text-underline-type="single" style:text-underline-style="solid" style:text-underline-width="auto" style:text-underline-mode="continuous"/>
    </style:style>
    <style:style style:name="P1338" style:parent-style-name="Normalny" style:family="paragraph">
      <style:paragraph-properties fo:text-align="justify" fo:line-height="150%" fo:text-indent="0.2479in"/>
    </style:style>
    <style:style style:name="P1339" style:parent-style-name="Normalny" style:family="paragraph">
      <style:paragraph-properties fo:text-align="justify" fo:line-height="150%" fo:text-indent="0.2479in"/>
    </style:style>
    <style:style style:name="P1340" style:parent-style-name="Normalny" style:family="paragraph">
      <style:paragraph-properties fo:text-align="justify" fo:line-height="150%"/>
    </style:style>
    <style:style style:name="T1341" style:parent-style-name="Domyślnaczcionkaakapitu" style:family="text">
      <style:text-properties fo:background-color="#80FFFF" style:text-underline-type="single" style:text-underline-style="solid" style:text-underline-width="auto" style:text-underline-mode="continuous"/>
    </style:style>
    <style:style style:name="T1342" style:parent-style-name="Domyślnaczcionkaakapitu" style:family="text">
      <style:text-properties style:text-underline-type="single" style:text-underline-style="solid" style:text-underline-width="auto" style:text-underline-mode="continuous"/>
    </style:style>
    <style:style style:name="P1343" style:parent-style-name="Normalny" style:family="paragraph">
      <style:paragraph-properties fo:text-align="justify" fo:line-height="150%" fo:text-indent="0.2479in"/>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479in"/>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P1443" style:parent-style-name="Normalny" style:family="paragraph">
      <style:paragraph-properties fo:text-align="justify" fo:line-height="150%" fo:text-indent="0.2479in"/>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fo:text-indent="0.2479in"/>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fo:text-indent="0.2479in"/>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P1462" style:parent-style-name="Normalny" style:family="paragraph">
      <style:paragraph-properties fo:text-align="justify" fo:line-height="150%"/>
    </style:style>
    <style:style style:name="T1463" style:parent-style-name="Domyślnaczcionkaakapitu" style:family="text">
      <style:text-properties style:text-underline-type="single" style:text-underline-style="solid" style:text-underline-width="auto" style:text-underline-mode="continuous"/>
    </style:style>
    <style:style style:name="T1464" style:parent-style-name="Domyślnaczcionkaakapitu" style:family="text">
      <style:text-properties fo:background-color="#80FFFF" style:text-underline-type="single" style:text-underline-style="solid" style:text-underline-width="auto" style:text-underline-mode="continuous"/>
    </style:style>
    <style:style style:name="T1465" style:parent-style-name="Domyślnaczcionkaakapitu" style:family="text">
      <style:text-properties style:text-underline-type="single" style:text-underline-style="solid" style:text-underline-width="auto" style:text-underline-mode="continuous"/>
    </style:style>
    <style:style style:name="T1466" style:parent-style-name="Domyślnaczcionkaakapitu" style:family="text">
      <style:text-properties fo:background-color="#80FFFF" style:text-underline-type="single" style:text-underline-style="solid" style:text-underline-width="auto" style:text-underline-mode="continuous"/>
    </style:style>
    <style:style style:name="T1467" style:parent-style-name="Domyślnaczcionkaakapitu" style:family="text">
      <style:text-properties style:text-underline-type="single" style:text-underline-style="solid" style:text-underline-width="auto" style:text-underline-mode="continuous"/>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style:style>
    <style:style style:name="T1476" style:parent-style-name="Domyślnaczcionkaakapitu" style:family="text">
      <style:text-properties style:text-underline-type="single" style:text-underline-style="solid" style:text-underline-width="auto" style:text-underline-mode="continuous"/>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fo:text-indent="0.2479in"/>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fo:text-indent="0.2479in"/>
    </style:style>
    <style:style style:name="P1494" style:parent-style-name="Normalny" style:family="paragraph">
      <style:paragraph-properties fo:text-align="justify" fo:line-height="150%"/>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style:text-underline-type="single" style:text-underline-style="solid" style:text-underline-width="auto" style:text-underline-mode="continuous"/>
    </style:style>
    <style:style style:name="T1497" style:parent-style-name="Domyślnaczcionkaakapitu" style:family="text">
      <style:text-properties style:text-underline-type="single" style:text-underline-style="solid" style:text-underline-width="auto" style:text-underline-mode="continuous"/>
    </style:style>
    <style:style style:name="T1498" style:parent-style-name="Domyślnaczcionkaakapitu" style:family="text">
      <style:text-properties style:text-underline-type="single" style:text-underline-style="solid" style:text-underline-width="auto" style:text-underline-mode="continuous"/>
    </style:style>
    <style:style style:name="T1499" style:parent-style-name="Domyślnaczcionkaakapitu" style:family="text">
      <style:text-properties style:text-underline-type="single" style:text-underline-style="solid" style:text-underline-width="auto" style:text-underline-mode="continuous"/>
    </style:style>
    <style:style style:name="P1500" style:parent-style-name="Normalny" style:family="paragraph">
      <style:paragraph-properties fo:text-align="justify" fo:line-height="150%" fo:text-indent="0.2479in"/>
    </style:style>
    <style:style style:name="P1501" style:parent-style-name="Normalny" style:family="paragraph">
      <style:paragraph-properties fo:text-align="justify" fo:line-height="150%"/>
    </style:style>
    <style:style style:name="T1502" style:parent-style-name="Domyślnaczcionkaakapitu" style:family="text">
      <style:text-properties style:text-underline-type="single" style:text-underline-style="solid" style:text-underline-width="auto" style:text-underline-mode="continuous"/>
    </style:style>
    <style:style style:name="T1503" style:parent-style-name="Domyślnaczcionkaakapitu" style:family="text">
      <style:text-properties fo:background-color="#80FFFF" style:text-underline-type="single" style:text-underline-style="solid" style:text-underline-width="auto" style:text-underline-mode="continuous"/>
    </style:style>
    <style:style style:name="T1504" style:parent-style-name="Domyślnaczcionkaakapitu" style:family="text">
      <style:text-properties style:text-underline-type="single" style:text-underline-style="solid" style:text-underline-width="auto" style:text-underline-mode="continuous"/>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fo:text-indent="0.2479in"/>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fo:text-indent="0.2479in"/>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fo:text-indent="0.2479in"/>
    </style:style>
    <style:style style:name="P1536" style:parent-style-name="Normalny" style:family="paragraph">
      <style:paragraph-properties fo:text-align="justify" fo:line-height="150%" fo:text-indent="0.2479in"/>
    </style:style>
    <style:style style:name="P1537" style:parent-style-name="Normalny" style:family="paragraph">
      <style:paragraph-properties fo:text-align="justify" fo:line-height="150%"/>
    </style:style>
    <style:style style:name="T1538" style:parent-style-name="Domyślnaczcionkaakapitu" style:family="text">
      <style:text-properties style:text-underline-type="single" style:text-underline-style="solid" style:text-underline-width="auto" style:text-underline-mode="continuous"/>
    </style:style>
    <style:style style:name="T1539" style:parent-style-name="Domyślnaczcionkaakapitu" style:family="text">
      <style:text-properties fo:background-color="#80FFFF" style:text-underline-type="single" style:text-underline-style="solid" style:text-underline-width="auto" style:text-underline-mode="continuous"/>
    </style:style>
    <style:style style:name="T1540" style:parent-style-name="Domyślnaczcionkaakapitu" style:family="text">
      <style:text-properties style:text-underline-type="single" style:text-underline-style="solid" style:text-underline-width="auto" style:text-underline-mode="continuous"/>
    </style:style>
    <style:style style:name="T1541" style:parent-style-name="Domyślnaczcionkaakapitu" style:family="text">
      <style:text-properties fo:background-color="#80FFFF" style:text-underline-type="single" style:text-underline-style="solid" style:text-underline-width="auto" style:text-underline-mode="continuous"/>
    </style:style>
    <style:style style:name="T1542" style:parent-style-name="Domyślnaczcionkaakapitu" style:family="text">
      <style:text-properties style:text-underline-type="single" style:text-underline-style="solid" style:text-underline-width="auto" style:text-underline-mode="continuous"/>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479in"/>
    </style:style>
    <style:style style:name="P1548" style:parent-style-name="Normalny" style:family="paragraph">
      <style:paragraph-properties fo:text-align="justify" fo:line-height="150%"/>
    </style:style>
    <style:style style:name="T1549" style:parent-style-name="Domyślnaczcionkaakapitu" style:family="text">
      <style:text-properties fo:background-color="#80FFFF" style:text-underline-type="single" style:text-underline-style="solid" style:text-underline-width="auto" style:text-underline-mode="continuous"/>
    </style:style>
    <style:style style:name="T1550" style:parent-style-name="Domyślnaczcionkaakapitu" style:family="text">
      <style:text-properties style:text-underline-type="single" style:text-underline-style="solid" style:text-underline-width="auto" style:text-underline-mode="continuous"/>
    </style:style>
    <style:style style:name="T1551" style:parent-style-name="Domyślnaczcionkaakapitu" style:family="text">
      <style:text-properties fo:background-color="#80FFFF" style:text-underline-type="single" style:text-underline-style="solid" style:text-underline-width="auto" style:text-underline-mode="continuous"/>
    </style:style>
    <style:style style:name="T1552" style:parent-style-name="Domyślnaczcionkaakapitu" style:family="text">
      <style:text-properties style:text-underline-type="single" style:text-underline-style="solid" style:text-underline-width="auto" style:text-underline-mode="continuous"/>
    </style:style>
    <style:style style:name="P1553" style:parent-style-name="Normalny" style:family="paragraph">
      <style:paragraph-properties fo:text-align="justify" fo:line-height="150%" fo:text-indent="0.2479in"/>
    </style:style>
    <style:style style:name="P1554" style:parent-style-name="Normalny" style:family="paragraph">
      <style:paragraph-properties fo:text-align="justify" fo:line-height="150%" fo:text-indent="0.2479in"/>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P1559" style:parent-style-name="Normalny" style:family="paragraph">
      <style:paragraph-properties fo:text-align="justify" fo:line-height="150%"/>
    </style:style>
    <style:style style:name="T1560" style:parent-style-name="Domyślnaczcionkaakapitu" style:family="text">
      <style:text-properties style:text-underline-type="single" style:text-underline-style="solid" style:text-underline-width="auto" style:text-underline-mode="continuous"/>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style:style>
    <style:style style:name="T1564" style:parent-style-name="Domyślnaczcionkaakapitu" style:family="text">
      <style:text-properties style:text-underline-type="single" style:text-underline-style="solid" style:text-underline-width="auto" style:text-underline-mode="continuous"/>
    </style:style>
    <style:style style:name="P1565" style:parent-style-name="Normalny" style:family="paragraph">
      <style:paragraph-properties fo:text-align="justify" fo:line-height="150%" fo:text-indent="0.2479in"/>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479in"/>
    </style:style>
    <style:style style:name="P1569" style:parent-style-name="Normalny" style:family="paragraph">
      <style:paragraph-properties fo:text-align="justify" fo:line-height="150%" fo:text-indent="0.2479in"/>
    </style:style>
    <style:style style:name="P1570" style:parent-style-name="Normalny" style:family="paragraph">
      <style:paragraph-properties fo:text-align="justify" fo:line-height="150%" fo:text-indent="0.2479in"/>
    </style:style>
    <style:style style:name="P1571" style:parent-style-name="Normalny" style:family="paragraph">
      <style:paragraph-properties fo:text-align="justify" fo:line-height="150%"/>
    </style:style>
    <style:style style:name="T1572" style:parent-style-name="Domyślnaczcionkaakapitu" style:family="text">
      <style:text-properties style:text-underline-type="single" style:text-underline-style="solid" style:text-underline-width="auto" style:text-underline-mode="continuous"/>
    </style:style>
    <style:style style:name="P1573" style:parent-style-name="Normalny" style:family="paragraph">
      <style:paragraph-properties fo:text-align="justify" fo:line-height="150%" fo:text-indent="0.2479in"/>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fo:text-indent="0.2479in"/>
    </style:style>
    <style:style style:name="P1581" style:parent-style-name="Normalny" style:family="paragraph">
      <style:paragraph-properties fo:text-align="justify" fo:line-height="150%" fo:text-indent="0.2479in"/>
    </style:style>
    <style:style style:name="P1582" style:parent-style-name="Normalny" style:family="paragraph">
      <style:paragraph-properties fo:text-align="justify" fo:line-height="150%"/>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style:style>
    <style:style style:name="P1589" style:parent-style-name="Normalny" style:family="paragraph">
      <style:paragraph-properties fo:text-align="justify" fo:line-height="150%"/>
    </style:style>
    <style:style style:name="P1590" style:parent-style-name="Normalny" style:family="paragraph">
      <style:paragraph-properties fo:text-align="justify" fo:line-height="150%"/>
    </style:style>
    <style:style style:name="P1591" style:parent-style-name="Normalny" style:family="paragraph">
      <style:paragraph-properties fo:text-align="justify" fo:line-height="150%"/>
    </style:style>
    <style:style style:name="P1592" style:parent-style-name="Normalny" style:family="paragraph">
      <style:paragraph-properties fo:text-align="justify" fo:line-height="150%"/>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style:tab-stops>
          <style:tab-stop style:type="left" style:position="0.643in"/>
        </style:tab-stops>
      </style:paragraph-properties>
    </style:style>
    <style:style style:name="P1600" style:parent-style-name="Normalny" style:family="paragraph">
      <style:paragraph-properties fo:text-align="justify" fo:line-height="150%"/>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style:style>
    <style:style style:name="P1603" style:parent-style-name="Normalny" style:family="paragraph">
      <style:paragraph-properties fo:text-align="justify" fo:line-height="150%"/>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style:style>
    <style:style style:name="P1610" style:parent-style-name="Normalny" style:family="paragraph">
      <style:paragraph-properties fo:text-align="justify" fo:line-height="150%"/>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text-underline-type="single" style:text-underline-style="solid" style:text-underline-width="auto" style:text-underline-mode="continuous"/>
    </style:style>
    <style:style style:name="T1618" style:parent-style-name="Domyślnaczcionkaakapitu" style:family="text">
      <style:text-properties style:text-underline-type="single" style:text-underline-style="solid" style:text-underline-width="auto" style:text-underline-mode="continuous"/>
    </style:style>
    <style:style style:name="T1619" style:parent-style-name="Domyślnaczcionkaakapitu" style:family="text">
      <style:text-properties fo:background-color="#80FFFF" style:text-underline-type="single" style:text-underline-style="solid" style:text-underline-width="auto" style:text-underline-mode="continuous"/>
    </style:style>
    <style:style style:name="T1620" style:parent-style-name="Domyślnaczcionkaakapitu" style:family="text">
      <style:text-properties style:text-underline-type="single" style:text-underline-style="solid" style:text-underline-width="auto" style:text-underline-mode="continuous"/>
    </style:style>
    <style:style style:name="P1621" style:parent-style-name="Normalny" style:family="paragraph">
      <style:paragraph-properties fo:text-align="justify" fo:line-height="150%" fo:text-indent="0.2479in"/>
    </style:style>
    <style:style style:name="P1622" style:parent-style-name="Normalny" style:family="paragraph">
      <style:paragraph-properties fo:text-align="justify" fo:line-height="150%"/>
    </style:style>
    <style:style style:name="P1623" style:parent-style-name="Normalny" style:family="paragraph">
      <style:paragraph-properties fo:text-align="justify" fo:line-height="150%"/>
    </style:style>
    <style:style style:name="P1624" style:parent-style-name="Normalny" style:family="paragraph">
      <style:paragraph-properties fo:text-align="justify" fo:line-height="150%"/>
    </style:style>
    <style:style style:name="P1625" style:parent-style-name="Normalny" style:family="paragraph">
      <style:paragraph-properties fo:text-align="justify" fo:line-height="150%"/>
    </style:style>
    <style:style style:name="P1626" style:parent-style-name="Normalny" style:family="paragraph">
      <style:paragraph-properties fo:text-align="justify" fo:line-height="150%"/>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style:style>
    <style:style style:name="P1629" style:parent-style-name="Normalny" style:family="paragraph">
      <style:paragraph-properties fo:text-align="justify" fo:line-height="150%"/>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style:style>
    <style:style style:name="P1634" style:parent-style-name="Normalny" style:family="paragraph">
      <style:paragraph-properties fo:text-align="justify" fo:line-height="150%" fo:text-indent="0.2479in"/>
    </style:style>
    <style:style style:name="P1635" style:parent-style-name="Normalny" style:family="paragraph">
      <style:paragraph-properties fo:text-align="justify" fo:line-height="150%"/>
    </style:style>
    <style:style style:name="P1636" style:parent-style-name="Normalny" style:family="paragraph">
      <style:paragraph-properties fo:text-align="justify" fo:line-height="150%"/>
    </style:style>
    <style:style style:name="P1637" style:parent-style-name="Normalny" style:family="paragraph">
      <style:paragraph-properties fo:text-align="justify" fo:line-height="150%"/>
    </style:style>
    <style:style style:name="P1638" style:parent-style-name="Normalny" style:family="paragraph">
      <style:paragraph-properties fo:text-align="justify" fo:line-height="150%"/>
    </style:style>
    <style:style style:name="P1639" style:parent-style-name="Normalny" style:family="paragraph">
      <style:paragraph-properties fo:text-align="justify" fo:line-height="150%"/>
    </style:style>
    <style:style style:name="P1640" style:parent-style-name="Normalny" style:family="paragraph">
      <style:paragraph-properties fo:text-align="justify" fo:line-height="150%"/>
    </style:style>
    <style:style style:name="P1641" style:parent-style-name="Normalny" style:family="paragraph">
      <style:paragraph-properties fo:text-align="justify" fo:line-height="150%"/>
    </style:style>
    <style:style style:name="P1642" style:parent-style-name="Normalny" style:family="paragraph">
      <style:paragraph-properties fo:text-align="justify" fo:line-height="150%"/>
    </style:style>
    <style:style style:name="P1643" style:parent-style-name="Normalny" style:family="paragraph">
      <style:paragraph-properties fo:text-align="justify" fo:line-height="150%"/>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style:style>
    <style:style style:name="P1646" style:parent-style-name="Normalny" style:family="paragraph">
      <style:paragraph-properties fo:text-align="justify" fo:line-height="150%"/>
    </style:style>
    <style:style style:name="P1647" style:parent-style-name="Normalny" style:family="paragraph">
      <style:paragraph-properties fo:text-align="justify" fo:line-height="150%"/>
    </style:style>
    <style:style style:name="P1648" style:parent-style-name="Normalny" style:family="paragraph">
      <style:paragraph-properties fo:text-align="justify" fo:line-height="150%"/>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fo:text-indent="0.2479in"/>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fo:text-indent="0.2479in"/>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fo:text-indent="0.2479in"/>
    </style:style>
    <style:style style:name="P1659" style:parent-style-name="Normalny" style:family="paragraph">
      <style:paragraph-properties fo:text-align="justify" fo:line-height="150%"/>
    </style:style>
    <style:style style:name="T1660" style:parent-style-name="Domyślnaczcionkaakapitu" style:family="text">
      <style:text-properties style:text-underline-type="single" style:text-underline-style="solid" style:text-underline-width="auto" style:text-underline-mode="continuous"/>
    </style:style>
    <style:style style:name="T1661" style:parent-style-name="Domyślnaczcionkaakapitu" style:family="text">
      <style:text-properties fo:background-color="#80FFFF" style:text-underline-type="single" style:text-underline-style="solid" style:text-underline-width="auto" style:text-underline-mode="continuous"/>
    </style:style>
    <style:style style:name="T1662" style:parent-style-name="Domyślnaczcionkaakapitu" style:family="text">
      <style:text-properties style:text-underline-type="single" style:text-underline-style="solid" style:text-underline-width="auto" style:text-underline-mode="continuous"/>
    </style:style>
    <style:style style:name="T1663" style:parent-style-name="Domyślnaczcionkaakapitu" style:family="text">
      <style:text-properties fo:background-color="#80FFFF" style:text-underline-type="single" style:text-underline-style="solid" style:text-underline-width="auto" style:text-underline-mode="continuous"/>
    </style:style>
    <style:style style:name="T1664" style:parent-style-name="Domyślnaczcionkaakapitu" style:family="text">
      <style:text-properties style:text-underline-type="single" style:text-underline-style="solid" style:text-underline-width="auto" style:text-underline-mode="continuous"/>
    </style:style>
    <style:style style:name="P1665" style:parent-style-name="Normalny" style:family="paragraph">
      <style:paragraph-properties fo:text-align="justify" fo:line-height="150%" fo:text-indent="0.2479in"/>
    </style:style>
    <style:style style:name="P1666" style:parent-style-name="Normalny" style:family="paragraph">
      <style:paragraph-properties fo:text-align="justify" fo:line-height="150%"/>
    </style:style>
    <style:style style:name="T1667" style:parent-style-name="Domyślnaczcionkaakapitu" style:family="text">
      <style:text-properties fo:background-color="#80FFFF" style:text-underline-type="single" style:text-underline-style="solid" style:text-underline-width="auto" style:text-underline-mode="continuous"/>
    </style:style>
    <style:style style:name="T1668" style:parent-style-name="Domyślnaczcionkaakapitu" style:family="text">
      <style:text-properties style:text-underline-type="single" style:text-underline-style="solid" style:text-underline-width="auto" style:text-underline-mode="continuous"/>
    </style:style>
    <style:style style:name="P1669" style:parent-style-name="Normalny" style:family="paragraph">
      <style:paragraph-properties fo:text-align="justify" fo:line-height="150%" fo:text-indent="0.2479in"/>
    </style:style>
    <style:style style:name="P1670" style:parent-style-name="Normalny" style:family="paragraph">
      <style:paragraph-properties fo:text-align="justify" fo:line-height="150%" fo:text-indent="0.2479in"/>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style:style>
    <style:style style:name="T1673" style:parent-style-name="Domyślnaczcionkaakapitu" style:family="text">
      <style:text-properties style:text-underline-type="single" style:text-underline-style="solid" style:text-underline-width="auto" style:text-underline-mode="continuous"/>
    </style:style>
    <style:style style:name="T1674" style:parent-style-name="Domyślnaczcionkaakapitu" style:family="text">
      <style:text-properties fo:background-color="#80FFFF" style:text-underline-type="single" style:text-underline-style="solid" style:text-underline-width="auto" style:text-underline-mode="continuous"/>
    </style:style>
    <style:style style:name="P1675" style:parent-style-name="Normalny" style:family="paragraph">
      <style:paragraph-properties fo:text-align="justify" fo:line-height="150%" fo:text-indent="0.2479in"/>
    </style:style>
    <style:style style:name="P1676" style:parent-style-name="Normalny" style:family="paragraph">
      <style:paragraph-properties fo:text-align="justify" fo:line-height="150%" fo:text-indent="0.2479in"/>
    </style:style>
    <style:style style:name="P1677" style:parent-style-name="Normalny" style:family="paragraph">
      <style:paragraph-properties fo:text-align="justify" fo:line-height="150%" fo:text-indent="0.2479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fo:text-indent="0.2479in"/>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479in"/>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style:style>
    <style:style style:name="T1696" style:parent-style-name="Domyślnaczcionkaakapitu" style:family="text">
      <style:text-properties style:text-underline-type="single" style:text-underline-style="solid" style:text-underline-width="auto" style:text-underline-mode="continuous"/>
    </style:style>
    <style:style style:name="T1697" style:parent-style-name="Domyślnaczcionkaakapitu" style:family="text">
      <style:text-properties fo:background-color="#80FFFF" style:text-underline-type="single" style:text-underline-style="solid" style:text-underline-width="auto" style:text-underline-mode="continuous"/>
    </style:style>
    <style:style style:name="T1698" style:parent-style-name="Domyślnaczcionkaakapitu" style:family="text">
      <style:text-properties style:text-underline-type="single" style:text-underline-style="solid" style:text-underline-width="auto" style:text-underline-mode="continuous"/>
    </style:style>
    <style:style style:name="T1699" style:parent-style-name="Domyślnaczcionkaakapitu" style:family="text">
      <style:text-properties fo:background-color="#80FFFF" style:text-underline-type="single" style:text-underline-style="solid" style:text-underline-width="auto" style:text-underline-mode="continuous"/>
    </style:style>
    <style:style style:name="T1700" style:parent-style-name="Domyślnaczcionkaakapitu" style:family="text">
      <style:text-properties style:text-underline-type="single" style:text-underline-style="solid" style:text-underline-width="auto" style:text-underline-mode="continuous"/>
    </style:style>
    <style:style style:name="P1701" style:parent-style-name="Normalny" style:family="paragraph">
      <style:paragraph-properties fo:text-align="justify" fo:line-height="150%" fo:text-indent="0.2479in"/>
    </style:style>
    <style:style style:name="P1702" style:parent-style-name="Normalny" style:family="paragraph">
      <style:paragraph-properties fo:text-align="justify" fo:line-height="150%" fo:text-indent="0.2479in"/>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P1707" style:parent-style-name="Normalny" style:family="paragraph">
      <style:paragraph-properties fo:text-align="justify" fo:line-height="150%" fo:text-indent="0.2479in"/>
    </style:style>
    <style:style style:name="P1708" style:parent-style-name="Normalny" style:family="paragraph">
      <style:paragraph-properties fo:text-align="justify" fo:line-height="150%" fo:text-indent="0.2479in"/>
    </style:style>
    <style:style style:name="P1709" style:parent-style-name="Normalny" style:family="paragraph">
      <style:paragraph-properties fo:text-align="justify" fo:line-height="150%"/>
    </style:style>
    <style:style style:name="T1710" style:parent-style-name="Domyślnaczcionkaakapitu" style:family="text">
      <style:text-properties style:text-underline-type="single" style:text-underline-style="solid" style:text-underline-width="auto" style:text-underline-mode="continuous"/>
    </style:style>
    <style:style style:name="T1711" style:parent-style-name="Domyślnaczcionkaakapitu" style:family="text">
      <style:text-properties fo:background-color="#80FFFF" style:text-underline-type="single" style:text-underline-style="solid" style:text-underline-width="auto" style:text-underline-mode="continuous"/>
    </style:style>
    <style:style style:name="T1712" style:parent-style-name="Domyślnaczcionkaakapitu" style:family="text">
      <style:text-properties style:text-underline-type="single" style:text-underline-style="solid" style:text-underline-width="auto" style:text-underline-mode="continuous"/>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T1714" style:parent-style-name="Domyślnaczcionkaakapitu" style:family="text">
      <style:text-properties style:text-underline-type="single" style:text-underline-style="solid" style:text-underline-width="auto" style:text-underline-mode="continuous"/>
    </style:style>
    <style:style style:name="P1715" style:parent-style-name="Normalny" style:family="paragraph">
      <style:paragraph-properties fo:text-align="justify" fo:line-height="150%" fo:text-indent="0.2479in"/>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style:style>
    <style:style style:name="T1722" style:parent-style-name="Domyślnaczcionkaakapitu" style:family="text">
      <style:text-properties fo:background-color="#80FFFF" style:text-underline-type="single" style:text-underline-style="solid" style:text-underline-width="auto" style:text-underline-mode="continuous"/>
    </style:style>
    <style:style style:name="T1723" style:parent-style-name="Domyślnaczcionkaakapitu" style:family="text">
      <style:text-properties style:text-underline-type="single" style:text-underline-style="solid" style:text-underline-width="auto" style:text-underline-mode="continuous"/>
    </style:style>
    <style:style style:name="T1724" style:parent-style-name="Domyślnaczcionkaakapitu" style:family="text">
      <style:text-properties fo:background-color="#80FFFF" style:text-underline-type="single" style:text-underline-style="solid" style:text-underline-width="auto" style:text-underline-mode="continuous"/>
    </style:style>
    <style:style style:name="T1725" style:parent-style-name="Domyślnaczcionkaakapitu" style:family="text">
      <style:text-properties style:text-underline-type="single" style:text-underline-style="solid" style:text-underline-width="auto" style:text-underline-mode="continuous"/>
    </style:style>
    <style:style style:name="T1726" style:parent-style-name="Domyślnaczcionkaakapitu" style:family="text">
      <style:text-properties fo:background-color="#80FFFF" style:text-underline-type="single" style:text-underline-style="solid" style:text-underline-width="auto" style:text-underline-mode="continuous"/>
    </style:style>
    <style:style style:name="T1727" style:parent-style-name="Domyślnaczcionkaakapitu" style:family="text">
      <style:text-properties style:text-underline-type="single" style:text-underline-style="solid" style:text-underline-width="auto" style:text-underline-mode="continuous"/>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style:style>
    <style:style style:name="T1731" style:parent-style-name="Domyślnaczcionkaakapitu" style:family="text">
      <style:text-properties style:text-underline-type="single" style:text-underline-style="solid" style:text-underline-width="auto" style:text-underline-mode="continuous"/>
    </style:style>
    <style:style style:name="T1732" style:parent-style-name="Domyślnaczcionkaakapitu" style:family="text">
      <style:text-properties fo:background-color="#80FFFF" style:text-underline-type="single" style:text-underline-style="solid" style:text-underline-width="auto" style:text-underline-mode="continuous"/>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479in"/>
    </style:style>
    <style:style style:name="P1737" style:parent-style-name="Normalny" style:family="paragraph">
      <style:paragraph-properties fo:text-align="justify" fo:line-height="150%"/>
    </style:style>
    <style:style style:name="T1738" style:parent-style-name="Domyślnaczcionkaakapitu" style:family="text">
      <style:text-properties style:text-underline-type="single" style:text-underline-style="solid" style:text-underline-width="auto" style:text-underline-mode="continuous"/>
    </style:style>
    <style:style style:name="T1739" style:parent-style-name="Domyślnaczcionkaakapitu" style:family="text">
      <style:text-properties fo:background-color="#80FFFF" style:text-underline-type="single" style:text-underline-style="solid" style:text-underline-width="auto" style:text-underline-mode="continuous"/>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T1744" style:parent-style-name="Domyślnaczcionkaakapitu" style:family="text">
      <style:text-properties style:text-underline-type="single" style:text-underline-style="solid" style:text-underline-width="auto" style:text-underline-mode="continuous"/>
    </style:style>
    <style:style style:name="P1745" style:parent-style-name="Normalny" style:family="paragraph">
      <style:paragraph-properties fo:text-align="justify" fo:line-height="150%" fo:text-indent="0.2479in"/>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text-underline-type="single" style:text-underline-style="solid" style:text-underline-width="auto" style:text-underline-mode="continuous"/>
    </style:style>
    <style:style style:name="T1750" style:parent-style-name="Domyślnaczcionkaakapitu" style:family="text">
      <style:text-properties style:text-underline-type="single" style:text-underline-style="solid" style:text-underline-width="auto" style:text-underline-mode="continuous"/>
    </style:style>
    <style:style style:name="T1751" style:parent-style-name="Domyślnaczcionkaakapitu" style:family="text">
      <style:text-properties fo:background-color="#80FFFF" style:text-underline-type="single" style:text-underline-style="solid" style:text-underline-width="auto" style:text-underline-mode="continuous"/>
    </style:style>
    <style:style style:name="T1752" style:parent-style-name="Domyślnaczcionkaakapitu" style:family="text">
      <style:text-properties style:text-underline-type="single" style:text-underline-style="solid" style:text-underline-width="auto" style:text-underline-mode="continuous"/>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style:style>
    <style:style style:name="T1756" style:parent-style-name="Domyślnaczcionkaakapitu" style:family="text">
      <style:text-properties style:text-underline-type="single" style:text-underline-style="solid" style:text-underline-width="auto" style:text-underline-mode="continuous"/>
    </style:style>
    <style:style style:name="T1757" style:parent-style-name="Domyślnaczcionkaakapitu" style:family="text">
      <style:text-properties fo:background-color="#80FFFF" style:text-underline-type="single" style:text-underline-style="solid" style:text-underline-width="auto" style:text-underline-mode="continuous"/>
    </style:style>
    <style:style style:name="T1758" style:parent-style-name="Domyślnaczcionkaakapitu" style:family="text">
      <style:text-properties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479in"/>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style:text-underline-type="single" style:text-underline-style="solid" style:text-underline-width="auto" style:text-underline-mode="continuous"/>
    </style:style>
    <style:style style:name="T1763" style:parent-style-name="Domyślnaczcionkaakapitu" style:family="text">
      <style:text-properties style:text-underline-type="single" style:text-underline-style="solid" style:text-underline-width="auto" style:text-underline-mode="continuous"/>
    </style:style>
    <style:style style:name="T1764" style:parent-style-name="Domyślnaczcionkaakapitu" style:family="text">
      <style:text-properties style:text-underline-type="single" style:text-underline-style="solid" style:text-underline-width="auto" style:text-underline-mode="continuous"/>
    </style:style>
    <style:style style:name="T1765" style:parent-style-name="Domyślnaczcionkaakapitu" style:family="text">
      <style:text-properties style:text-underline-type="single" style:text-underline-style="solid" style:text-underline-width="auto" style:text-underline-mode="continuous"/>
    </style:style>
    <style:style style:name="P1766" style:parent-style-name="Normalny" style:family="paragraph">
      <style:paragraph-properties fo:text-align="justify" fo:line-height="150%" fo:text-indent="0.2479in"/>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479in"/>
    </style:style>
    <style:style style:name="P1770" style:parent-style-name="Normalny" style:family="paragraph">
      <style:paragraph-properties fo:text-align="justify" fo:line-height="150%" fo:text-indent="0.2479in"/>
    </style:style>
    <style:style style:name="P1771" style:parent-style-name="Normalny" style:family="paragraph">
      <style:paragraph-properties fo:text-align="justify" fo:line-height="150%" fo:text-indent="0.2479in"/>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479in"/>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fo:text-indent="0.2479in"/>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P1786" style:parent-style-name="Normalny" style:family="paragraph">
      <style:paragraph-properties fo:text-align="justify" fo:line-height="150%"/>
    </style:style>
    <style:style style:name="T1787" style:parent-style-name="Domyślnaczcionkaakapitu" style:family="text">
      <style:text-properties style:text-underline-type="single" style:text-underline-style="solid" style:text-underline-width="auto" style:text-underline-mode="continuous"/>
    </style:style>
    <style:style style:name="T1788" style:parent-style-name="Domyślnaczcionkaakapitu" style:family="text">
      <style:text-properties fo:background-color="#80FFFF" style:text-underline-type="single" style:text-underline-style="solid" style:text-underline-width="auto" style:text-underline-mode="continuous"/>
    </style:style>
    <style:style style:name="T1789" style:parent-style-name="Domyślnaczcionkaakapitu" style:family="text">
      <style:text-properties style:text-underline-type="single" style:text-underline-style="solid" style:text-underline-width="auto" style:text-underline-mode="continuous"/>
    </style:style>
    <style:style style:name="P1790" style:parent-style-name="Normalny" style:family="paragraph">
      <style:paragraph-properties fo:text-align="justify" fo:line-height="150%" fo:text-indent="0.2479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style:style>
    <style:style style:name="T1794" style:parent-style-name="Domyślnaczcionkaakapitu" style:family="text">
      <style:text-properties style:text-underline-type="single" style:text-underline-style="solid" style:text-underline-width="auto" style:text-underline-mode="continuous"/>
    </style:style>
    <style:style style:name="T1795" style:parent-style-name="Domyślnaczcionkaakapitu" style:family="text">
      <style:text-properties fo:background-color="#80FFFF" style:text-underline-type="single" style:text-underline-style="solid" style:text-underline-width="auto" style:text-underline-mode="continuous"/>
    </style:style>
    <style:style style:name="T1796" style:parent-style-name="Domyślnaczcionkaakapitu" style:family="text">
      <style:text-properties style:text-underline-type="single" style:text-underline-style="solid" style:text-underline-width="auto" style:text-underline-mode="continuous"/>
    </style:style>
    <style:style style:name="T1797" style:parent-style-name="Domyślnaczcionkaakapitu" style:family="text">
      <style:text-properties fo:background-color="#80FFFF" style:text-underline-type="single" style:text-underline-style="solid" style:text-underline-width="auto" style:text-underline-mode="continuous"/>
    </style:style>
    <style:style style:name="T1798" style:parent-style-name="Domyślnaczcionkaakapitu" style:family="text">
      <style:text-properties style:text-underline-type="single" style:text-underline-style="solid" style:text-underline-width="auto" style:text-underline-mode="continuous"/>
    </style:style>
    <style:style style:name="P1799" style:parent-style-name="Normalny" style:family="paragraph">
      <style:paragraph-properties fo:text-align="justify" fo:line-height="150%" fo:text-indent="0.2479in"/>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style:style>
    <style:style style:name="T1802" style:parent-style-name="Domyślnaczcionkaakapitu" style:family="text">
      <style:text-properties style:text-underline-type="single" style:text-underline-style="solid" style:text-underline-width="auto" style:text-underline-mode="continuous"/>
    </style:style>
    <style:style style:name="T1803" style:parent-style-name="Domyślnaczcionkaakapitu" style:family="text">
      <style:text-properties fo:background-color="#80FFFF" style:text-underline-type="single" style:text-underline-style="solid" style:text-underline-width="auto" style:text-underline-mode="continuous"/>
    </style:style>
    <style:style style:name="T1804" style:parent-style-name="Domyślnaczcionkaakapitu" style:family="text">
      <style:text-properties style:text-underline-type="single" style:text-underline-style="solid" style:text-underline-width="auto" style:text-underline-mode="continuous"/>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style:style>
    <style:style style:name="T1819" style:parent-style-name="Domyślnaczcionkaakapitu" style:family="text">
      <style:text-properties style:text-underline-type="single" style:text-underline-style="solid" style:text-underline-width="auto" style:text-underline-mode="continuous"/>
    </style:style>
    <style:style style:name="T1820" style:parent-style-name="Domyślnaczcionkaakapitu" style:family="text">
      <style:text-properties fo:background-color="#80FFFF" style:text-underline-type="single" style:text-underline-style="solid" style:text-underline-width="auto" style:text-underline-mode="continuous"/>
    </style:style>
    <style:style style:name="T1821" style:parent-style-name="Domyślnaczcionkaakapitu" style:family="text">
      <style:text-properties style:text-underline-type="single" style:text-underline-style="solid" style:text-underline-width="auto" style:text-underline-mode="continuous"/>
    </style:style>
    <style:style style:name="T1822" style:parent-style-name="Domyślnaczcionkaakapitu" style:family="text">
      <style:text-properties fo:background-color="#80FFFF" style:text-underline-type="single" style:text-underline-style="solid" style:text-underline-width="auto" style:text-underline-mode="continuous"/>
    </style:style>
    <style:style style:name="T1823" style:parent-style-name="Domyślnaczcionkaakapitu" style:family="text">
      <style:text-properties style:text-underline-type="single" style:text-underline-style="solid" style:text-underline-width="auto" style:text-underline-mode="continuous"/>
    </style:style>
    <style:style style:name="P1824" style:parent-style-name="Normalny" style:family="paragraph">
      <style:paragraph-properties fo:text-align="justify" fo:line-height="150%" fo:text-indent="0.2479in"/>
    </style:style>
    <style:style style:name="P1825" style:parent-style-name="Normalny" style:family="paragraph">
      <style:paragraph-properties fo:text-align="justify" fo:line-height="150%" fo:text-indent="0.2479in"/>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style>
    <style:style style:name="P1828"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Podzespół do spraw Stowarzyszeń i Samorządu Terytorialnego</text:p>
      <text:p text:style-name="P3">TYTUŁ= STENOGRAM z posiedzenia Podzespołu do spraw Stowarzyszeń i Samorządu Terytorialnego [1]</text:p>
      <text:p text:style-name="P4">DATA= 21 lutego 1989 r.</text:p>
      <text:p text:style-name="P5">SYGNATURA= C9540/14</text:p>
      <text:p text:style-name="P6">INW= 46042</text:p>
      <text:p text:style-name="P7">TEKST=</text:p>
      <text:p text:style-name="P8">Stenogram z posiedzenia Podzespołu do spraw Stowarzyszeń i Samorządu Terytorialnego w dniu 2<text:span text:style-name="T9">1.II.</text:span>19<text:span text:style-name="T10">8</text:span>9 r.</text:p>
      <text:p text:style-name="P11"><text:span text:style-name="T12">/</text:span>Obiadom<text:s/>przewodniczy<text:s/>ob.<text:s/><text:span text:style-name="T13">Kazimierz Secomski</text:span>/.</text:p>
      <text:p text:style-name="P14"><text:span text:style-name="T15">Przewodnicząc</text:span><text:span text:style-name="T16">y</text:span>:</text:p>
      <text:p text:style-name="P17"><text:span text:style-name="T18">W</text:span><text:s/>imieniu gospodarzy tego lokalu chciałbym n<text:span text:style-name="T19">a</text:span>j<text:span text:style-name="T20">s</text:span>erdeczniej powitać i panie, i panów zgromadzonych przy tym niezupełnie okrągłym stole, ale z tą ideą i myślą, abyśmy w tematyce bardzo niełatwej stanowiącej przedmiot pracy naszego podzespołu starali si<text:span text:style-name="T21">ę</text:span><text:s/>osiągnąć porozumienie w jak największym zakresie, w największych dwóch sprawach. Zgodnie z przy<text:span text:style-name="T22">ję</text:span>tą zasadą chciałbym prosić, aby posiedzeniu obecnemu zechciał przewodniczy<text:span text:style-name="T23">ć</text:span><text:s/>mój współprzewodniczący,<text:s/>vis-à-vis<text:s/>pan Buja<text:span text:style-name="T24">k</text:span><text:s/>i<text:s/><text:span text:style-name="T25">b</text:span>ardzo prosiłbym o objęcie przewodnictwa na obecnych obradach przed dokonaniem pr<text:span text:style-name="T26">z</text:span>erwy.</text:p>
      <text:p text:style-name="P27">Bardzo proszę.</text:p>
      <text:p text:style-name="P28">/Ob<text:span text:style-name="T29">.</text:span><text:s/><text:span text:style-name="T30">Zbigniew Bujak</text:span><text:s/>obejmuje<text:s/><text:span text:style-name="T31">przewodnictwo</text:span>/.</text:p>
      <text:p text:style-name="P32"><text:span text:style-name="T33">Przewodniczący</text:span>:</text:p>
      <text:p text:style-name="P34"><text:span text:style-name="T35">D</text:span>ziękuję bardzo. Ze strony naszej delegacji witamy wszystkich obecnych. Proszę Państwa<text:span text:style-name="T36">!<text:s/></text:span>Przewidujemy że w pierwszej części, pierwsza część naszego spotkania będzie trwała do godziny 14.45, o tej godzinie przerwiemy i udamy się na obiad<text:span text:style-name="T37">.</text:span></text:p>
      <text:p text:style-name="P38">Obiad można zjeść szybko mniej więcej w ciągu pół godziny w zasadzie jest tak, że strony jeszcze zachowują trochę czasu dla siebie na wymianę opinii i stanowisk. Przerwa więc w sumie trwa około godziny i chodzi o to, aby już nie przedłużać tego czasu i mniej więcej o godzinie za 15 czwarta pojawić<text:s/><text:span text:style-name="T39">s</text:span>ię w komple<text:span text:style-name="T40">c</text:span>ie na sali, abyśmy mogli rozpocz<text:span text:style-name="T41">ą</text:span>ć drugą turę.</text:p>
      <text:p text:style-name="P42"><text:span text:style-name="T43">W</text:span><text:s/>drugiej turze będzie przewodniczył mój współprzewodniczący pan Secomski<text:span text:style-name="T44">.</text:span></text:p>
      <text:p text:style-name="P45">Będziemy się jak rozumiem zmieniać zgodnie z tym trybem zachowują<text:span text:style-name="T46">c</text:span><text:s/>odpowiednią kolejność.</text:p>
      <text:p text:style-name="P47">W t<text:span text:style-name="T48">a</text:span>k<text:span text:style-name="T49">i</text:span>m razie bardzo proszę o przedstawienie pana Secomskiego stanowiska strony partyjno-rządowej.</text:p>
      <text:p text:style-name="P50"><text:span text:style-name="T51">O</text:span><text:span text:style-name="T52">b</text:span><text:span text:style-name="T53">.</text:span><text:span text:style-name="T54"><text:s/>Kazimierz Secomski</text:span>:</text:p>
      <text:p text:style-name="P55">Mam możność na początku zaprezentowania w formie najbardziej generalnej tej tematyki, która będzie rozumiem rozwinięta w poszczególnych wypowiedziach, a która powinna<text:span text:style-name="T56"><text:s/></text:span>stanowić po wzajemnej wymianie poglądów materiał zasadniczy<text:span text:style-name="T57"><text:s/></text:span>dla przyjęcia w miarę możliwości wspólnych lub częściowo wspólnych stanowisk. Zgodnie z nazwą jaką posiada nasz podzespół przedmiotem naszych obrad mają być problemy związane z również z przygotowanym projektem prawa o stowarzys<text:span text:style-name="T58">ze</text:span>niach oraz problemy rozwinięcia samorządu terytorialnego, ze szczególnym uwzględnieniem istniejących obecnie systemów prawnych i konieczności dokonania tutaj określonych zmian czy udoskonaleń tego sytemu. Odnośnie pierwszej grupy zagadnień jeśli chodzi o przyszłe prawo o stowarzyszeniach jest ono już dostatecznie spopularyzowane,<text:s/><text:soft-page-break/>cały szereg spraw było przedmiotem uprzednich uzgodnień i dyskusji, sądzę, że w toku rozwiniętych już wypowiedzi będziemy mogli wniknąć głębiej w to, co stanowi jeszcze zagadnienia albo jest niejasne, albo wymagające odpowiedniego uzupełnienia i wzajemnego przedyskutowani<text:span text:style-name="T59">a.</text:span></text:p>
      <text:p text:style-name="P60">Chciałbym również podkreślić, i to, że w zakresie prawa o stowarzyszeniach były prowadzone już uprze<text:span text:style-name="T61">d</text:span>nio szeroko konsultacje, a także bezpośrednie uzgodnienia i byłoby dobrze, aby do ich nawiąza<text:span text:style-name="T62">ć</text:span>, między innymi po to, aby w tych<text:s/><text:span text:style-name="T63">s</text:span>prawach, które niewątpliwie mogą okazać<text:s/><text:span text:style-name="T64">s</text:span>ię nadal spornymi, można było wymienić zdanie i doprowadzić tutaj do dalszego zbliż<text:span text:style-name="T65">e</text:span>nia stanowisk. Znacznie bardziej w tym sensie przygotowawczym jest nader złożona problematyka rozwoju i ustanowienia samorządu terytorialnego.</text:p>
      <text:p text:style-name="P66">Jak wiadomo w tej dziedzinie miały zwłaszcza na przestrzeni ostatniego roku miejs<text:span text:style-name="T67">c</text:span>e liczne już fakty, posunięcia zmiany ustawowe, jak wiadomo w czerwcu ubiegłego roku Sejm wprowadził określoną zmianę do Konstytucji, została ustanowiona nowa forma własności mienie komunalne, została z tego punktu widzenia odpowiednio zmieniona systemowa ustawa o radach narodowych i samorządzie terytorialnym, została wprowadzona zasadnicza decyzja, mianowicie o ustanowieniu jako osoby prawne samorządu terytorialnego, będącego w tym sensie właścicielem przyszłego mienia komunalnego, jego dysponentem a także gospodarzem w sensie najbardziej efektywnego wykorzy<text:span text:style-name="T68">s</text:span>tania.</text:p>
      <text:p text:style-name="P69">Tego rodzaju zmian przeprowadzono na przes<text:span text:style-name="T70">t</text:span>rze<text:span text:style-name="T71">n</text:span>i ostatniego roku bardzo wiele, w szczególności należy tutaj podkreślić bardzo daleko idące zmiany w zakresie zwiększenia stopnia samodzielności rad narodowych jak jako według obecnego brzmienia przepisów organów samorządu terytorialnego, dążono do odpowiedniego rozwinięcia<text:s/>samodzielności w tym ujęciu rad narodowych, w szczególności zostały także przyjęte określone decyzje w zakresie usamodzielnienia finansowego.</text:p>
      <text:p text:style-name="P72">Zdajemy sobie sprawę z tego, że jest to proces, że jest to pewna ewolucja. Wiele zagadn<text:span text:style-name="T73">i</text:span>eń również bardzo spornych jest przed nami i oczywiście uzyskanie tutaj tego co byśmy określili jako pełny samorząd terytorialny wymaga zarówno w sensie systemu prawnego jak i praktyki jeszcze odpowiednich posunięć, decyzji a także rozwinięcia w samym terenie.</text:p>
      <text:p text:style-name="P74">Stąd przywiązujemy tak istotną wagę do przyjętej w dniu wczorajszym jako projekt ust<text:span text:style-name="T75">a</text:span>wy o mieniu komunalnym<text:span text:style-name="T76">.</text:span><text:s/>Jest to ustawa wykonawcza w stosunku do ustanowienia samorządu terytorialnego jako osoby prawnej i ustalenie na po<text:span text:style-name="T77">ds</text:span>tawie tej ustawy zarówno zakresu państwowego czy ogólnopaństwowego majątku, który powinien by<text:span text:style-name="T78">ć</text:span><text:s/>przekazany na rzecz samorządu terytorialnego, dokonanie tutaj bardzo istotnego w praktyce procesu u<text:span text:style-name="T79">s</text:span>talenia składników tego majątku, opublikowania tych składników w gminach i miastach do wypowiedzenia się przez<text:s/><text:span text:style-name="T80">s</text:span>połeczności lokalne, możliwość również zgłaszania tutaj zastrzeżeń i uwag, które powinny być w krótkim czasie przez właściwe rady narodowe rozpatrzone<text:span text:style-name="T81">.</text:span><text:s/>Jeśli zgłaszający wniosek nie jest usatysfak<text:span text:style-name="T82">cj</text:span>onowany podjętą decyzją, projekt tej ustawy przewiduje możność jej zaskarżenia i dochodzenia sprawy na drodze sądow<text:span text:style-name="T83">ej</text:span>.</text:p>
      <text:p text:style-name="P84">Te istotne zmiany wiążą się także z tym daleko posuniętym procesem usamodzielniania finansowego rad narodowych i samorządu terytorialnego. Stąd też przewiduje<text:s/>s<text:span text:style-name="T85">ię</text:span><text:s/><text:span text:style-name="T86">w</text:span><text:s/>ramach tego projektu, który będzie wymagał<text:s/><text:span text:style-name="T87">s</text:span>z<text:span text:style-name="T88">c</text:span>zegółowszego zapoznania<text:s/><text:span text:style-name="T89">s</text:span>ię zarówno zwiększenia źródeł dochodowych dla rad narodowych po to, aby ich budżety były odpowiednio wzmocnione, przewiduje się możność rozwinięcia nowych źródeł dochodowych, dla rad narodowych, a także emitowania obligacji, wchodzenia w spółki, jak też zaciągania kredytów nauk<text:span text:style-name="T90">ow</text:span>ych.</text:p>
      <text:soft-page-break/>
      <text:p text:style-name="P91">Trochę wyprzedz<text:span text:style-name="T92">aj</text:span>ąco o sprawach tych wstępnie chciałbym poinformować ze względu na to, że w tym kierunku zmierzała zarówno dyskusja publiczna, jak i szereg naszych wspólnych rozmów, w szczególności na odpowiednich zespołach Komisji do spraw Reformy Gospodarcz<text:span text:style-name="T93">ej.</text:span></text:p>
      <text:p text:style-name="P94">Po tej linii zostały przygotowane te zmiany, wymagają one jednak niewątpliwie zarówno gruntownego omówienia jak też prz<text:span text:style-name="T95">ed</text:span>yskutowania skali zakresu oraz harmonogramu ich realizacji.</text:p>
      <text:p text:style-name="P96">Na tym tle rozumiem, że dzisiaj przede wszystkim ma to charakter informacyjny, ze względu na to, że w moim przekonaniu powinniśmy zarówno ostatni projekt ustawy o stowarzyszeniach, jak i obecny projekt ustawy o mieniu komunalnym, który wpłynie w najbliższych dniach do Sejmu uczynić tutaj dokumentami powszechnie dostępnymi, aby w oparciu o te dokumenty, po wzajemnym ich zapoznaniu się, można było także prowadzić dalsze merytoryczne wyjaśnienia, a przede wszystkim dyskusję co do rozwiązań.</text:p>
      <text:p text:style-name="P97">Oczywiście są tu zagadnienia również otwarte. Przewiduje się przecież powstawanie związków komunalnych, również wewnątrz województw jak i międzywojewódzkich dla rozwiązywania tych zagadnień samorządu<text:s/><text:span text:style-name="T98">te</text:span>rytorialnego, które wykraczają poza granice gminy czy miasta i wymagają wspólnego porozumienia tych ogniw samorządu<text:s/><text:span text:style-name="T99">te</text:span>rytorialnego dla podejmowania wspólnie łączonych składników mienia, a także odpowiedniego programu działania.</text:p>
      <text:p text:style-name="P100">Również jako sprawą otwartą pozostaje problem przedsiębiorstw podporządkowanych samorządowi terytorialnemu, zastanowienie się nad tym, czy i jak je klasyfikować, bo oczywiście mamy te typowe przedsiębiorstwa komunalne pracujące na ogólnych zasadach, ale są przecież przedsiębiorstwa typu użyteczności publicznej, tam gdzie stawia się jako ich zadanie zaspokojenie potrzeb o charakterze ogólnym społecznym i oczywiście tam założenia muszą być inne i przewidywanie tutaj odpowiednich ujęć poprzez wsparcie dotacyjne jest niezbędne<text:span text:style-name="T101">.</text:span></text:p>
      <text:p text:style-name="P102">Wreszcie mamy przed sobą również bardzo trudny<text:s/><text:span text:style-name="T103">p</text:span>roblem zróżnicowania sytuacji finansowej różnych przyszłych samorządów w miastach i gminach. Gminy z reguły są mniej zamożne. Ich budżety, w przyszłości budżety samorządowe i<text:s/><text:span text:style-name="T104">o</text:span>g<text:span text:style-name="T105">ó</text:span>lne wymagają stałego wsparcia. Tego rodzaju biedne czy uboższe gminy czy mniejsze miasta nie są w stanie bez odpowiedniego wsparcia dotacyjnego nal<text:span text:style-name="T106">e</text:span>życie spełniać tych zadań, które wiążą się także z rozwojem samorządu terytorialnego.</text:p>
      <text:p text:style-name="P107">Sprawy te nieco może szerzej przedstawiłem również i dlatego, ponieważ mamy tu do czynienia także z najświeższymi decyzjami czy kierunkami tych decyzji i oczywiście zapoznanie się z nimi już w trakcie się ich rodzenia jest konieczne, m.in. po to, aby odpowiednio pogłębić zarówno naszą dyskusję, jak<text:s/><text:span text:style-name="T108">i</text:span><text:s/>zgłaszane wnioski.</text:p>
      <text:p text:style-name="P109">Kończąc na tym swoje krótkie wprowadzenie chciałbym jak najbardziej podkreślić,<text:s/><text:span text:style-name="T110">ż</text:span>e ze strony koalicyjnej tę dążność i chęć, aby uzyskać<text:s/><text:span text:style-name="T111">w</text:span><text:s/>jak najszerszym zakresie również w odniesieniu do tych nowo proponowanych rozwiązań wzajemne uzgodnienie, a tam gdzie oczywiście ono będzie połączone z dalszymi różnicami zdań, aby dążyć do tego, aby poprzez odpowiednią procedurę równi<text:span text:style-name="T112">eż</text:span><text:s/><text:span text:style-name="T113">w</text:span><text:s/>mniejszych grupach starać się znaleźć wspólną płaszczyznę rozwiązań dla spraw, które są o tak dużym znaczeniu dla ludności, dla samorządu, zwłaszcza dla samorządu mieszkańców miast i wsi<text:span text:style-name="T114">.</text:span></text:p>
      <text:p text:style-name="P115">Dzięku<text:span text:style-name="T116">ję</text:span><text:s/>bardzo.</text:p>
      <text:p text:style-name="P117"><text:span text:style-name="T118">Prz</text:span><text:span text:style-name="T119">ew</text:span><text:span text:style-name="T120">odnicząc</text:span><text:span text:style-name="T121">y</text:span>:</text:p>
      <text:p text:style-name="P122">Dzięku<text:span text:style-name="T123">ję</text:span><text:s/>bardzo. Pozwalam sobie udzielić głosu.</text:p>
      <text:soft-page-break/>
      <text:p text:style-name="P124">Proszę państwa, nasz zespół w zasadzie nawet nie należy go traktować jako zespół, jako<text:s/>„podstolik”, czy<text:s/>„stół”.<text:s/>Należy nas traktować jako dwa zespoły robocze od spraw stowarzyszeń i od spraw samorządu terytorialnego. I te dwa zespoły robocze mają przygotować możliwie dobrze uzgodnioną platformę na podstawie której<text:s/>„stół”<text:s/>najpierw polityczny, a później<text:s/>„stół okrągły”<text:s/>określi swoje stanowisko w stosunku do problemów związanych z funkcjonowaniem stowarzyszeń i samorządu<text:s/><text:span text:style-name="T125">te</text:span>r<text:span text:style-name="T126">yto</text:span>rialnego.</text:p>
      <text:p text:style-name="P127">Jak mówię, należy nas traktować jako te dwa zespoły robocze. I chodzi o to, aby tu właśnie uzyskać jak największe zbliżenie stanowisk. No, a jeżeli takie będzie niemożliwe, możliwie precyzyjny protokół rozbieżności.</text:p>
      <text:p text:style-name="P128">Staje więc podstawowe pytanie, mianowicie - czy podstawowy problem, że musimy tutaj dojść do wspó<text:span text:style-name="T129">l</text:span>nego stanowiska w sprawach ogólnych, w sprawach kierunkowych, od których później już dopiero będą zależały pewne rozwiązania szczegółowe.</text:p>
      <text:p text:style-name="P130">Oczywiście, jeśli chodzi o te kierunkowe rozwiązania, to już we wcześnie<text:span text:style-name="T131">js</text:span>zych wypowiedziach wskazano nam czym się kierować, jakimi zasadami się kierować w ich wyznaczaniu. Wskazałbym na pierwszy fragment z wypowiedzi generała Kiszczaka na rozpoczęciu obrad<text:s/>„okrągłego stołu”, który powiedział:<text:s/>„Likwidu<text:span text:style-name="T132">je</text:span>my pozostałości stalinowskich deformacji, dokonujemy głębokich przewartościowań w sferze ideologii i myśli politycznej. Stawiamy na zwolenników reform, udzielając im pełnego poparcia”. Będziemy przedstawiać nasze stanowisko i czujemy, że mamy tu pełne poparcie generała Kiszczaka.</text:p>
      <text:p text:style-name="P133">Dalsze wypowiedzi jeszcze bardziej precyzują, w<text:s/>jakim kierunku powinny pójść nasze rozwiązania<text:span text:style-name="T134">.<text:s/></text:span>Inny fragment wypowiedzi gen<text:span text:style-name="T135">.</text:span><text:s/>Kiszczaka:<text:s/><text:span text:style-name="T136">„</text:span>Niech nikogo nie ograniczają dziś ani dogmaty, ani wąskie partykularne rozumienie interesów. Od siebie deklaruję takie właśnie podejście<text:span text:style-name="T137">.</text:span><text:s/>Mam na to polityczny mandat i aprobatę”<text:span text:style-name="T138">.</text:span><text:s/>Oczywiście i my przychodzimy tu z przeświadczeniem, że mamy silny mandat i aprobatę dla przedstawionego przez nas stanowiska<text:span text:style-name="T139">.</text:span></text:p>
      <text:p text:style-name="P140">Te wskazania dla naszych zespołów roboczych znalazły swoje miejsce w wypowiedziach pana Reykowskiego. Czytam:<text:s/>„<text:span text:style-name="T141">w</text:span><text:s/>kontekście spraw związanych z nową Konstytuc<text:span text:style-name="T142">ją</text:span>”<text:span text:style-name="T143">.</text:span><text:span text:style-name="T144"><text:s/></text:span><text:span text:style-name="T145">„</text:span><text:span text:style-name="T146">W</text:span><text:s/>tym kontekście widzimy konieczność stworzenia w Polsce prawa o partiach, prawa stanowiącego niezbędny krok naprzód na drodze doskonalenia systemu politycznego<text:span text:style-name="T147">.</text:span><text:s/>Jako znaczący etap przygotowawczy traktujemy ustawę o stowarzysz<text:span text:style-name="T148">e</text:span>ni<text:span text:style-name="T149">ac</text:span>h. Ustawa ta ma stworzyć jakościowo lepsze warunki dla organizowania się społeczeństwa. Przyjmuję to jako zadanie i zobowiązanie dla obu stron.</text:p>
      <text:p text:style-name="P150">J<text:span text:style-name="T151">es</text:span>zcze inny fragment z pana Reykowskiego.<text:s/>„Znaczące postępy demokracji można by osiągnąć zaczynając - jeśli można by tak powiedzieć<text:s/><text:span text:style-name="T152">-</text:span><text:s/>od dołu, od samorządów terytorialnych. Nie ma żadnych pryncypialnych powodów, aby ograniczać w jakimś stopniu prawo obywateli do swobodnego wyboru swych władz<text:span text:style-name="T153">.</text:span><text:s/>Sądzimy, że już w trakcie dyskusji tego zespołu można by zarysować zasady nowej ordynacji wyborczej do rad narodowych, a także określić proporcje dotyczące ich samodzielności i uprawnień”. Jest to daleko idąca deklaracja i chciałbym, ab<text:span text:style-name="T154">yś</text:span>my pracowali w tym właśnie kierunku.</text:p>
      <text:p text:style-name="P155">Ze spraw, które będziemy dzisiaj stawiać, bardzo ważną rolę odgrywa problem stowarzyszeń rozwiązanych, stowarzyszeń twórczych i naukowych<text:span text:style-name="T156">.</text:span><text:s/>Jest to sprawa bodaj najbardziej delikatna<text:span text:style-name="T157">.</text:span><text:s/>Obejmuje ona problem ludzi społecznie najwrażliwszych<text:span text:style-name="T158">.</text:span><text:s/><text:span text:style-name="T159">I</text:span><text:s/>dlatego też w ich podejściu do tych i w sposobie ich rozwiązania wymaga się wielkiej delikatności i uznania jakby honoru ludzi, członków tych stowarzyszeń<text:span text:style-name="T160">.</text:span></text:p>
      <text:p text:style-name="P161">Liczymy też na to, że nasz zespół roboczy bardzo szybko podejmie jakieś stanowisko wskazujące na<text:s/><text:soft-page-break/>wolę w sprawach tak szczegółowych, jak sprawa rejestracji NZS, czy sprawa, czy problem niezależnego harcerstwa i problem monopolu, który wynikał z przedstawionej nam.<text:span text:style-name="T162">..</text:span><text:s/>z przedstawionego nam projektu ustawy o stowarzyszeniach.</text:p>
      <text:p text:style-name="P163">Jak sądzę, w sprawie NZS powinniśmy dojść do takiego podobnego stanowiska, jakiego doszliśmy przy stole związkowym w sprawie solidarności pracownicz<text:span text:style-name="T164">ej,</text:span><text:s/>jak i w stoliku rolniczym w sprawie<text:s/>„Solidarności<text:span text:style-name="T165">”</text:span><text:s/>Rolników Indywidualnych<text:span text:style-name="T166">. W</text:span><text:s/>sprawie harcerstwa potrzebna nam jest deklaracja, która by wskazywała<text:s/><text:span text:style-name="T167">je</text:span>dnoznacznie, że ten ważny dla młodych ludzi, ważny dla kraju - bo młodzi ludzie ważni są dla kraju - problem nie będzie jednak objęty tak rygorystycznymi jakby przepisami ogranicza<text:span text:style-name="T168">ją</text:span>cymi możliwość tworzenia tych organizacji<text:span text:style-name="T169">.</text:span></text:p>
      <text:p text:style-name="P170">Proszę Państwa!</text:p>
      <text:p text:style-name="P171">Jako kontynuację swojego głosu chciałbym przekazać<text:s/>głos w ręce pani Stanisławy Grabskiej, która przedstawi problem - nasze stanowisko w sprawach stowarzyszeń.</text:p>
      <text:p text:style-name="P172"><text:span text:style-name="T173">Ob. Stanisława Grabska</text:span>:</text:p>
      <text:p text:style-name="P174">Dziękuję za udzielenie mi głosu<text:span text:style-name="T175">.</text:span><text:s/>Stanowisko, które tu przedstawiamy wypracowaliśmy wraz z kolegami z naszego zespołu w kontakcie<text:s/><text:span text:style-name="T176">z</text:span><text:s/>przedstawicielami szeregu<text:s/><text:span text:style-name="T177">s</text:span>towarzyszeń istniejących oraz rozwiązanych, tak naukowych jak twórczych<text:s/><text:span text:style-name="T178">i</text:span><text:s/>młodzieżowych. Bo pierwsze stoimy na stanowisku,<text:s/><text:span text:style-name="T179">ż</text:span>e prawo do stowarzyszenie si<text:span text:style-name="T180">ę</text:span><text:s/>jest własnym prawem obywateli, a nie tylko możliwością otrzymania od władz państwowych przywileju, czyli licencji na stowarzyszanie się, przez przywilej w ściśle wyznaczonych ramach.</text:p>
      <text:p text:style-name="P181">Zakładamy przy tym, że partie polityczne jako powołane do tworzenia organów przedstawicielskich nie mogą podlegać trybowi rejestracji nadzoru ze strony administracj<text:span text:style-name="T182">i</text:span>, a więc ustawa o stowarzyszeniach ich nie dotyczy i nie może b<text:span text:style-name="T183">yć</text:span><text:s/>w żadnym wypadku wykorzystywana przeciw nim, co musi znaleź<text:span text:style-name="T184">ć</text:span><text:s/>odbicie w samym kształcie ustawy.</text:p>
      <text:p text:style-name="P185">Dotychczasowa regulacja prawna oraz praktyka była wyrazem koncepcji udzielania przywileju na wzór feudalny przez państwowe władze. Nasze postulaty więc tyczą tak zmiany układu prawnego, ustawy o stowarzyszeniach, ustawy o zgromadzeniach, ustawy prasowej, prawa regulującego prawa studentów oraz sprawę praw ludności wiejskiej do takiego stowarzyszania się jak ma ludność miast, jak i do spraw odnoszących się do praktyki, w tym w szczególności do stowarzyszeń rozwiązanych, spraw NZS i pluralizmu w harcerstwie.</text:p>
      <text:p text:style-name="P186">P<text:span text:style-name="T187">o</text:span><text:s/>trzecie<text:s/><text:span text:style-name="T188">o</text:span><text:s/>przedstawionym projekcie strony rządowej odnośnie ustawy o stowar<text:span text:style-name="T189">zys</text:span>zeni<text:span text:style-name="T190">ac</text:span>h widzimy pewne elementy przyznania społeczeństwu jego praw. Jednakże pozostaje jeszcze szereg reliktów postawy dawania przyw<text:span text:style-name="T191">i</text:span>leju. Należy do nich:</text:p>
      <text:p text:style-name="P192">a<text:span text:style-name="T193">/</text:span><text:tab/>Upieranie się strony rządowej przy usunięciu dotychczasowego prawa do zakładania stowarzyszeń zwykłych.</text:p>
      <text:p text:style-name="P194">U<text:span text:style-name="T195">s</text:span>unięcie tego prawa jest cofnięciem się w stosunku do ustawy obecnej i podważa cały demokr<text:span text:style-name="T196">atyz</text:span>ac<text:span text:style-name="T197">yj</text:span>ny efekt projektu nowej i czyni go restrykcyjnym. Argument, że stowarzyszeń tego typu jest mało, nie wytrzymuje krytyki. Jest to bowiem wnoszenie z ilości realizacji o podstawowym prawie, które nad to może być wykorzystane dla isto<text:span text:style-name="T198">t</text:span>nego ożywienia życia kulturalnego społeczeństwa. Prawo to słusznie jest uwzględniane w projekcie kościelnym i o<text:span text:style-name="T199">bs</text:span>t<text:span text:style-name="T200">aj</text:span>emy przy nim z całą stanowczością.</text:p>
      <text:soft-page-break/>
      <text:p text:style-name="P201">Dodam,<text:s/>że<text:s/>propozycje ulg w praw<text:span text:style-name="T202">i</text:span>e o zgromadzeniach nie wnosi wiele, tym bardziej, że to prawo powinno być również zmienione w całości<text:span text:style-name="T203">.</text:span></text:p>
      <text:p text:style-name="P204">b/<text:tab/>Domaganie się w projekcie rządowym szczegółowego określenia w statucie środków działania stowarzyszenia oraz trybu<text:s/><text:span text:style-name="T205">dz</text:span>iałania. Jest to potrzebne tylko w sytuacji udzielania licencji<text:span text:style-name="T206">.</text:span><text:s/><text:span text:style-name="T207">W</text:span><text:s/>sytuacji realizacji własnego prawa wystarcza określenie siedziby oraz celu ewe<text:span text:style-name="T208">n</text:span>tualnie ramowe określenie środków działania. Stowarzyszenia bowiem rozwijają się i jest rzeczą naturalną, iż obejmują swoim działaniem coraz nowe tereny oraz<text:s/><text:span text:style-name="T209">d</text:span>ziedziny prac.<text:s/><text:span text:style-name="T210">D</text:span>opiero po pewnym czasie wymaga to zmian statutowych i winni o tym decydować sami członkowie. Nie należy też do organów administracji państwowej pilnowanie zgodnośc<text:span text:style-name="T211">i</text:span><text:s/>dzia<text:span text:style-name="T212">ł</text:span>ania stowarzyszenia ze statutem. Jest to sprawa członków i jedynie oni winni mieć prawo występowania do s<text:span text:style-name="T213">ą</text:span>du ze skarga w tej sprawie. Zaufajmy proszę państwa nieco oddolnej kontroli. Dotychczasowej praktyce zarzut przekraczania statutu służy do ograniczania pola działalności stowarzyszeń ź<text:span text:style-name="T214">l</text:span>e widzianych przez władze i do ograniczania ich prawa do wypowiadania się w sprawach publicznych, aż do rozwiązywania stowarzyszeń za takie wypowiedzi niedogodne dla rządu.</text:p>
      <text:p text:style-name="P215">Będziemy się domagać prowadzenia zapisów o tym że stowarzyszenia mają takie same prawo wypowiadania się w sprawach publicznych, jakie ma każdy obywatel.</text:p>
      <text:p text:style-name="P216">c/<text:tab/><text:span text:style-name="T217">Z</text:span><text:s/>postawy licen<text:span text:style-name="T218">cj</text:span>onowania<text:s/><text:span text:style-name="T219">s</text:span>połeczeństwa przez władze wynikało prawo ustanawiania monopoli, pozostałościom po te<text:span text:style-name="T220">j</text:span><text:s/><text:span text:style-name="T221">s</text:span>prawie jest w projekcie rzą<text:span text:style-name="T222">do</text:span>wym zachowanie monopolu harcerstwa. Stwierdzamy, z mocą, że władze państwowe w okresie stalinowskim zawłaszczyły Związek Harcerstwa Polskiego. Powstało ono jako ruch społeczny przed odzyskaniem państwowości polskiej i zdało egzamin w obu wojnach. Społeczeństwo ma prawo do nazwy harcerstwo, do symboliki i metod oraz do tworzenia różnych form<text:s/><text:span text:style-name="T223">ży</text:span>c<text:span text:style-name="T224">ia<text:s/></text:span>harcerskiego.</text:p>
      <text:p text:style-name="P225">Zgoda władz na pluralizm stowarzysz<text:span text:style-name="T226">eń</text:span><text:s/>harcerskich będzie tylko oddaniem społeczeństwu co jest jego i musi to znaleźć odbicie w ustawie. Wydaje się natomiast, że strona rządowa godzi się na pluralizm stowarzyszeń studenckich, działających na podstawie prawa o stowarzyszeniach. Domagamy się jednak konkretnej decyzji przywrac<text:span text:style-name="T227">aj</text:span>ąc<text:span text:style-name="T228">ej</text:span><text:s/>NZS status prawny. Wreszcie należy uzgodnić, by ani dotychczasowe ustawy odnośnie wsi nie krępowały wolności zakładania stowarzyszeń przez ludność wiejską, ani ustawa o kulturze fizycznej nie uniemożliwiała powstawania towarzystw g<text:span text:style-name="T229">i</text:span>mn<text:span text:style-name="T230">as</text:span>tycznych i sportowych<text:s/><text:span text:style-name="T231">w</text:span><text:s/>oparciu o ustawę o stowarzyszeniach.</text:p>
      <text:p text:style-name="P232">d/<text:tab/>Zabezpieczeniem praw własnych obywateli do stowarzyszenia się byłby tryb sporny załatwiania ich spraw dający możliwość obrony przed odmową rejestracji lub przed oskarżeniami.</text:p>
      <text:p text:style-name="P233">Po czwarte - zasadniczej zmiany wymaga ustawa o zgromadzeniach, tak by wolność zgromadzeń we własnym domu<text:span text:style-name="T234"><text:s/></text:span>była całkowicie niekwestionowana. Natomiast wymogi ustawy odnosiły się tylko do zgromadzeń w mi<text:span text:style-name="T235">ej</text:span>scach publicznych, a były przy tym zdemokratyzowane.</text:p>
      <text:p text:style-name="P236">Po piąte - dla przywrócenia normalnego życia stowarzyszeń konieczne jest uniemożliwienie odrodzenia się stowarzyszeń rozwiązan<text:span text:style-name="T237">y</text:span>ch w okresie stalinowskim i po nim, wraz ze zwróceniem im honoru nazwy i majątku. Tam gdzie ten majątek istnieje jeszcze. Stowarzyszenia rozwiązane po ogłoszeniu stanu wojennego winny móc zdecydować, by powracają do stanu sprzed ich rozwiązania, czy też powstają na nowo z zachowaniem jednak dawnej nazwy, chyba że same chcą nazwę zmienić i możliwością rewindykowania majątku w całości lub w uzgodnieniu z nowopowstałymi na ich miejsce organiza<text:span text:style-name="T238">cj</text:span>ami,<text:s/><text:soft-page-break/>którym zachowuje<text:s/><text:span text:style-name="T239">s</text:span>i<text:span text:style-name="T240">ę</text:span><text:s/>oczywiście prawo istnienia w myśl zasady pluralizmu<text:span text:style-name="T241">.</text:span></text:p>
      <text:p text:style-name="P242">Jesteśmy zdania, że podważalna była<text:s/><text:span text:style-name="T243">s</text:span>ama prawna podstawa wielu z decyzji o rozwiązaniu stowarzyszeń<text:span text:style-name="T244">.</text:span><text:span text:style-name="T245"><text:s/></text:span><text:span text:style-name="T246">W</text:span><text:s/>tej sprawie nota bene nasz zespół w sprawie stowarzyszen<text:span text:style-name="T247">i</text:span>a Związku Polskich Artystów Plastyków zwróc<text:span text:style-name="T248">i</text:span>ł się nawet do ministra Kiszczaka, podważając tę decyzję jaka była podjęta. Niemniej istotne jest, co<text:span text:style-name="T249">f</text:span>nięcie decyzji politycznych i podjęcie nowych. Zwróci<text:span text:style-name="T250">ć</text:span><text:s/>pragniemy uwagę, że rozwiązane po nastaniu stanu wojennego stowarzyszenia, zostały skazane na zniszczenie ich dorobku i nieistnienie za poparcie<text:s/>„Solidarności<text:span text:style-name="T251">”</text:span>.<text:span text:style-name="T252"><text:s/></text:span>Za to wszystko, co dziś ten<text:s/>„okrągły stół”<text:s/>ma rozwiązywać. Sądzimy więc, że dziś gdy do istnienia wraca związek<text:s/>„Solidarność”, winny powrócić do istnienia i one.</text:p>
      <text:p text:style-name="P253">Po szóste - do sprawy NZS i harcerstwa przywiązu<text:span text:style-name="T254">je</text:span>my wagę zasadniczą. Studenci i młodzież mają naturalne prawo do takich stowarzyszeń, jakich pragną, a utrzymywanie ich w nielegalności służyć może jedynie antagonizowaniu środowiska młodych wobec państwa.</text:p>
      <text:p text:style-name="P255">Te sprawy zresztą szczegółowo przedstawią nasi koledzy, którzy to przygotowali, a my liczymy na dojście przy tym stole do konsensusu zadowal<text:span text:style-name="T256">ają</text:span>cego te środowiska.</text:p>
      <text:p text:style-name="P257">Dzięku<text:span text:style-name="T258">ję</text:span>.</text:p>
      <text:p text:style-name="P259"><text:span text:style-name="T260">Prz</text:span><text:span text:style-name="T261">ew</text:span><text:span text:style-name="T262">odnicząc</text:span><text:span text:style-name="T263">y</text:span>:</text:p>
      <text:p text:style-name="P264">Dzięku<text:span text:style-name="T265">ję</text:span><text:s/>bardzo. Proszę pana Regulskiego. Jest to kontynuacja głosu w sprawach samorządu lokalnego.</text:p>
      <text:p text:style-name="P266"><text:span text:style-name="T267">Ob</text:span><text:span text:style-name="T268">.</text:span><text:span text:style-name="T269"><text:s/>Jerzy Regulski</text:span>:</text:p>
      <text:p text:style-name="P270">Wprowadzenie samorządu terytorialnego w Polsce jest w tej chwili koniecznością. Katastrofalny stan zagospodarowania naszych miast i wsi dekapitalizacja zasobów mieszkaniow<text:span text:style-name="T271">yc</text:span>h, brak usług, awaryjnoś<text:span text:style-name="T272">ć</text:span><text:s/>infr<text:span text:style-name="T273">astr</text:span>uktury technicznej, stan środowiska naturalnego, pogłębiająca się dezintegracja społeczeństw lokalnych, a wreszcie zasadniczo pogłębiający się i rozszerzający się woluntaryzm i arogancja lokalnej administracji publicznej stwarzają istotne zagrożenia dla naszego życia. Podkreślam, ostatni element, sposób działania lokalnej administracji powoduje pogłębianie się konfliktów, powoduje pogłębianie się braku zaufania do władzy, którą ta administracja reprezentuje. I w obecnej napiętej sytuacji gospodarczej, społecznej i politycznej w Polsce może prowadzi<text:span text:style-name="T274">ć</text:span><text:s/>do daleko idących niebezpiecznych zjawisk.</text:p>
      <text:p text:style-name="P275">Bez wprowadzenia samorządu miast i wsi tych problemów nie rozwiążemy. Władza scentralizowana nie ma możliwości rozwiązywania problemów lokalnych i udowodniła to w ciągu ostatnich dekad.</text:p>
      <text:p text:style-name="P276">Przyczyny niezbędności wprowadzenia samorządu terytorialnego kształtują się w kilku płaszczyznach, a więc przyczyny społeczne, konieczność organizacji społeczności lokalnych, konieczność wyzwalania inicjatyw lokalnych, wreszcie kształcenie w demokratycznym sposobie zarządzania państwem. Są to elementy w kategoriach społecznych. W kategoriach gospodarczych przy braku środków jedynie uczestnictwo lokalnych społeczności wskazujących<text:s/>na to<text:span text:style-name="T277">,</text:span><text:s/>na co i jak<text:s/><text:span text:style-name="T278">z</text:span>używać te ogra<text:span text:style-name="T279">ni</text:span>czo<text:span text:style-name="T280">n</text:span>e środki, może prowadzić do uzyskania największej efektywności, największego przyrostu zadowolenia społecznego w sytuacji kryzysowej<text:span text:style-name="T281">.</text:span><text:s/><text:span text:style-name="T282">W</text:span><text:s/>kategoriach politycznych uspołecznienie miast i wsi stanowi na<text:span text:style-name="T283">jł</text:span>atwie<text:span text:style-name="T284">js</text:span>zy, bezinwestycyjny sposób zwiększenia zaufania społecznego do władzy, zbudowania szerokiego proreformatorskiego frontu<text:s/><text:span text:style-name="T285">i</text:span><text:s/>kiedy już tylko poczucie, że ludzie mogą wspólnie rozwiązywać swoje własne sprawy, stanowi element tak cennego współdziałania w obecnych warunkach z ogólnym procesem przebudowy społecznej, politycznej i gospodarczej kraju<text:span text:style-name="T286">.</text:span></text:p>
      <text:soft-page-break/>
      <text:p text:style-name="P287">Wreszcie problemy środowiska naturalnego nie są do rozwiązania bez aktywnego uczestniczenia zorganizowanych społeczności lokalnych w ramach swoich organizacji samorządowych.</text:p>
      <text:p text:style-name="P288">W ostatnich latach proces u<text:span text:style-name="T289">s</text:span>amo<text:span text:style-name="T290">rzą</text:span>dowienia miast i wsi obejmuje cały świat. Zainteresowanych odsyłam do uchwały światowego kongresu władz lokalnych z 1985 r. w Rio de Janeiro, w której stwierdza<text:s/><text:span text:style-name="T291">je</text:span>dnoznacznie, że jedynie drogą usamorządowienia miast<text:s/><text:span text:style-name="T292">i</text:span><text:s/>wsi społeczeństwa są zdolne podjąć konfrontację i rozwiązywanie narastających procesów kryzysów społecznych<text:s/><text:span text:style-name="T293">i</text:span><text:s/>politycznych, jakie przechodziły w ostatnich latach przez cały świat.</text:p>
      <text:p text:style-name="P294">Postulaty przywrócenia samorządu terytorialnego są przez szereg niezależnych gremiów podnoszone od roku 19<text:span text:style-name="T295">8</text:span>1<text:span text:style-name="T296">.</text:span><text:s/>Były formułowane przez różne gremia o różnym charakterze. Pozwolę<text:span text:style-name="T297"><text:s/></text:span>sobie przypomnieć list Episkopatu Polski<text:s/>do Sej<text:span text:style-name="T298">m</text:span>u<text:s/><text:span text:style-name="T299">w</text:span><text:s/>roku 1<text:span text:style-name="T300">98</text:span>3 przed uchwaleniem ustawy o samorządzie terytorialnym. Uchwały Komitetu Nauk Prawnych PAN, opinie doradców sejmowych, Zespołu IX ds<text:span text:style-name="T301">.</text:span><text:s/>Władz Terenowych Komisji Reformy Gospodarcz<text:span text:style-name="T302">ej.</text:span><text:s/>Wszystkie one bardzo silnie podkreślały niezbędność wprowadzenia samorządu terytorialnego w pełnym tego słowa znaczeniu.</text:p>
      <text:p text:style-name="P303">Niestety, te opinie obijały się o pewien mur, którym zostały otoczone, otoczyły się te ośrodki, które w ostatnich latach, latach osiemdziesiątych,<text:s/><text:span text:style-name="T304">w</text:span><text:s/>przeszłości pod<text:span text:style-name="T305">ej</text:span>m<text:span text:style-name="T306">ow</text:span>ały decyzje o formach, charakterze<text:s/><text:span text:style-name="T307">i</text:span><text:s/>ramach prawnych samorządu terytorialnego. Zmiany ustrojowe wprowadzane były cząstkowo, niekonsekwentnie, tworzące sprzecznie wewnętrzny ustrój władz terenowych.</text:p>
      <text:p text:style-name="P308">W rezultacie mamy sytuację taką, że istnieje ustawa o systemie samorządu<text:s/><text:span text:style-name="T309">te</text:span>r<text:span text:style-name="T310">yt</text:span>orialnego, tylko nie ma samorządu ter<text:span text:style-name="T311">yt</text:span>orialnego w Polsce w chwili obecnej.</text:p>
      <text:p text:style-name="P312">Deklarowane w ostatnich latach, w ostatnim szczególnie okresie nowe cele, deklarowane przez władzę, są zgodne z dążeniami do przywrócenia samorządu terytorialnego. Chcieliśmy to zdecydowanie podkreślić. Ale pomiędzy deklaracjami, a realizacją, niestety, w naszej rzeczywistości są duże różnice.</text:p>
      <text:p text:style-name="P313">Pozwolę sobie zwrócić uwagę na deklaracje zawarte w założeniach II etapu reformy z roku 1<text:span text:style-name="T314">9</text:span>87 i w uchwałach VI Plenum KPZR... przepraszam, PZPR<text:span text:style-name="T315">.</text:span><text:s/>Jestem słaby w skrótach, proszę mi wybaczyć.</text:p>
      <text:p text:style-name="P316">I chciałem zwrócić uwagę na rozbieżność, co się z tego urodziło w ramach nowelizacji czerwcowej z roku<text:s/>ubiegłego, którą już trzeba<text:s/><text:span text:style-name="T317">w</text:span><text:s/>tej chwili poprawiać, bo ona jest niespójna z nowym systemem<text:span text:style-name="T318">.</text:span><text:s/><text:span text:style-name="T319">I</text:span><text:s/>co się urodziło z tych deklaracji w ramach ordynacji wyborczej, którą nawet chyba generał Jaruzelski nie najlepiej ocenił wyniki polityczne, nie określił tego jako pewien sukces polityczny, wybory do rad narodowych z czerwca ub<text:span text:style-name="T320">.</text:span><text:s/>roku<text:span text:style-name="T321">.</text:span></text:p>
      <text:p text:style-name="P322">Wobec tego cieszymy się w tej chwili z cytowanych już tu wypowiedzi generała Kiszczaka o tym, że<text:s/>„stół okrągły”<text:s/>ma za zadanie usunąć relikty okresu stalinowskiego i że mamy dyskutować tu bez ograniczeń ideologicznych czy pseudo-ideologicznych<text:span text:style-name="T323">.</text:span><text:s/>Że mamy szukać rozwiązań, które w sposób rzeczywisty przysporzą, umożliwią naszą głęboką reformę<text:span text:style-name="T324">.</text:span></text:p>
      <text:p text:style-name="P325">Odnotowujemy z prz<text:span text:style-name="T326">yj</text:span>emnością informacje prof<text:span text:style-name="T327">.<text:s/></text:span>Secomskiego o mieniu komunalnym jako realizacji jednego z naszych bardzo dawnych postulatów. Ale trzeba się zastanowić, jakie są bariery, które tutaj blokują do tej pory? Wspomniałem bariery ideologiczne. Tą podstawową barierą jest zasada jednolitej władzy państwowej, która zakłada, że rady narodowe mają spełniać jednocześnie dwie sprzeczne ze sobą funkcje, funkcje reprezentantów interesów lokalnych, społeczności lokalnych i funkcje władzy państwowej<text:span text:style-name="T328">.<text:s/></text:span>Chyba nie potrzebuje państwu udowadniać, że funkcje są to sprzeczne, a prowadzą do tego, że ingerencja<text:s/><text:soft-page-break/>centralna w działalność rad narodowych prowadzi do ich całkowitego ubezwłasnowolnienia. O bezradnych radnych słyszeliśmy dużo dowcipów.</text:p>
      <text:p text:style-name="P329">Druga bariera to jest sposób sprawowania władzy przez partię. Bezpośrednie ingerencji instancji partyjnych<text:span text:style-name="T330"><text:s/></text:span>w kompetencje samorządów<text:s/><text:span text:style-name="T331">te</text:span>rytorialnych, poddanie nomenklaturze pracowników samorządu terytorialnego i terenowych organów administra<text:span text:style-name="T332">cj</text:span>i państwowej ogranicza w zasadniczy sposób działalność rad narodowych i swobodę<text:span text:style-name="T333">.</text:span></text:p>
      <text:p text:style-name="P334">Pozwolę sobie zwrócić uwagę, że praktycznie w ka<text:span text:style-name="T335">ż</text:span>dym numerz<text:span text:style-name="T336">e</text:span><text:s/>„Trybuny Ludu”<text:s/>znajdujemy opisy różnego typu akcji podejmowanych przez instancje partyjne, artykuły, które podkreślają aktywność tych działań i tych instancji. Otóż w większości przypadków są to akcje naruszające uprawnienia samorządów terytorialnych, okre<text:span text:style-name="T337">ś</text:span>lone ustawowo.</text:p>
      <text:p text:style-name="P338">A więc ta sprawa musi być również poddana weryfikacji. Trzecia bariera to jest obawa przed demokracją, która ciążyła w ostatnich dziesięcioleciach i powodowała to, że rady narodowe nie były i nie są obecnie reprezent<text:span text:style-name="T339">a</text:span>ntami społeczności lokalnych, że ordynacje wyborcze były takie jakie były ze wszystkimi skutkami negatywnymi dla funk<text:span text:style-name="T340">cjo</text:span>nowania społeczeństwa.</text:p>
      <text:p text:style-name="P341">Wreszcie czwarty problem, i trzeba podkreślić to je<text:span text:style-name="T342">s</text:span>t narastająca hegemonia administra<text:span text:style-name="T343">cji</text:span><text:s/>lokalnej. Nie rady narodowe rządzą terenem, ale rządzą naczelnicy, którzy są urzędnikami państwowymi, a opinie ludności o terenowych organach administrac<text:span text:style-name="T344">ji</text:span><text:s/>państwowej najlepiej scharak<text:span text:style-name="T345">te</text:span>r<text:span text:style-name="T346">yz</text:span>u<text:span text:style-name="T347">je</text:span><text:s/>cytując z przedostatniej<text:s/>„<text:span text:style-name="T348">R</text:span>ady Na<text:span text:style-name="T349">r</text:span>o<text:span text:style-name="T350">d</text:span>owe<text:span text:style-name="T351">j</text:span><text:span text:style-name="T352">”</text:span><text:s/>wyniki badań centralnego Ośrodka Badań Opinii Społecznej. Zadano pytanie czy opinie o braniu łapówek przez pracowników różnych instytucji<text:s/><text:span text:style-name="T353">są</text:span><text:s/>uzasadnione?<text:span text:style-name="T354"><text:s/>W</text:span><text:s/>stosunku do terenowych organów administra<text:span text:style-name="T355">cji</text:span><text:s/>- tak, odpowiedziało 54,5%<text:span text:style-name="T356">,</text:span><text:s/>być może 21%, jedynie co czwarty Polak wierzył, że władza terenowa nie bierze<text:span text:style-name="T357">.</text:span><text:s/>Jedynie co czwarty Polak uważał, że bez łapówki można coś załatwić.</text:p>
      <text:p text:style-name="P358">Wydaje mi się, że sprawa nie wymaga komentarzy. A więc rozumiem, że nie wszystkie te bariery mogą być usunięte w naszym zespole tutaj, który dyskutujemy<text:span text:style-name="T359">.</text:span><text:s/>Cały szereg musi być zdecydowany na szczeblu niejako wyższym w ramach samego Okrągłego Stołu, czy Zespołu do spraw Politycznych<text:span text:style-name="T360">.</text:span><text:s/>Natomiast my musimy powiedzieć co to jest samorząd, i jak my ten samorząd widzimy.</text:p>
      <text:p text:style-name="P361">Chcemy samorządu, traktujemy że samorząd to jest związek mieszkańców, który z mocy ustawy zrzesza mieszkańców danego obszaru po to, aby wspólnie rozwiązywali swoje własne sprawy o znaczeniu lokalnym. A więc samorząd ma rozwiązywać sprawy publiczne o znaczeniu lokalnym<text:span text:style-name="T362">.</text:span><text:s/>Ma być więc jednostką autonomiczną, odrębną w stosunku do władzy i administracji państwowej. Odrzucenie wspomnianej poprzednio zasady jednolitości władzy państwow<text:span text:style-name="T363">ej</text:span><text:s/>uważamy za sprawę kluczową bez której samorządu terytorialnego w Polsce nie wprowadzimy<text:span text:style-name="T364">.</text:span></text:p>
      <text:p text:style-name="P365">Organy wybieralne reprezentatywne muszą pochodzić z wyboru faktycznego odzwierciedl<text:span text:style-name="T366">aj</text:span>ącego interesy lokalne. Muszą być demokratyczne wybory. Musi być prz<text:span text:style-name="T367">yw</text:span>rócona podmiotowość w świetle prawa cywilnego i publicznego, z przywróconym mieniem komunalnym oraz stworzone realne samodzielne podstawy finansowej gospodarki<text:span text:style-name="T368">.</text:span><text:s/>Muszą być stworzone, przywrócone własne organy wykonawcze radom narodowym i samorządowi.<text:s/><text:span text:style-name="T369">Z</text:span><text:s/>przyjemnością odnotowując wypowiedź pana prof<text:span text:style-name="T370">.</text:span><text:s/>Secomskiego dotyczące przywrócenia mienia komunalnego trzeba wyraźnie powiedzieć, samo wprowadzenie mienia komunalnego nic nie rozwiąże. Dopóki samorząd terytorialny nie będzie posiadał własnego aparatu wykonawczego<text:s/><text:soft-page-break/>odrębnego od administracji państwowej.</text:p>
      <text:p text:style-name="P371">Cóż z tego, że my przesuniemy na niższy szczebel urzędników państwowych odpowiedzialność za mienie. To będzie w dalszym ciągu urzędnik państwowy, który nim będzie zarządzał. Minister Finansów zwrócił się do mnie, jako do pracownika Akademii Nauk o opracowanie ekspertyzy, zadał pytanie, czy można godzić funkcje organu administracyjnego państwowego z funkcjami organu powykonawczego właściciela mienia komunalnego? Jest oczywista sprzeczność. Urzędnik państwowy nie może zrządzać mieniem należącym do au<text:span text:style-name="T372">to</text:span>nomiczneg<text:span text:style-name="T373">o</text:span><text:s/>podmiotu. Trzeba ograniczyć ingerencję władz centralnych jedynie do kontroli legalności, a nie celowo<text:span text:style-name="T374">ś</text:span>ci działań. Trzeba zapewnić samorządom prawo opieki sądowej, a więc zaskarżalność administra<text:span text:style-name="T375">cj</text:span>i państwowej, decyzje administrac<text:span text:style-name="T376">ji<text:s/></text:span>państwowej. Wola ochrony przed woluntaryzmem. Trzeba tworzyć prawo do tworzenia związków mię<text:span text:style-name="T377">dz</text:span>ykomun<text:span text:style-name="T378">al</text:span>nych, ale również do związku miast i gmin polskich, które by reprezentowały interesy społeczności lokalnej w stosunku do rządu<text:s/><text:span text:style-name="T379">i</text:span><text:s/>władz centr<text:span text:style-name="T380">a</text:span>lnych.<text:s/><text:span text:style-name="T381">T</text:span>o nie jest rola wojewodów. Obecne rozumiemy, że obecnie zaistniały warunki do przywrócenia pełnej samorządności miast i gmin.<text:s/><text:span text:style-name="T382">I</text:span><text:s/>tę sprawę będziemy bardzo silnie tutaj przedstawiać, mamy nadzieję, że w tej sprawy dojdziemy do porozumienia.</text:p>
      <text:p text:style-name="P383">Odrębną sprawą jest sprawa władz o charakterze wojewódzkim. Wydaje się nam, że raczej urzędy te powinny pozostać nadal organami administra<text:span text:style-name="T384">cj</text:span>i państwowej, gdyż nie istnieją w tej chwili warunki, aby stworzyć rzeczywisty samorząd na szczeblu wojewódzkim, a tworzenie pozorów nie prowadzi do niczego. Rozumiemy, że granica kompetencji między miastem i gminą a województwem jest granicą pomiędzy sferą odpowiedzialności gospodarki państwowej a sferą gospodarki samorządowej. Są to dwie sfery,<text:s/><text:span text:style-name="T385">k</text:span>tóre muszą się opierać na funkcjonowaniu całkowicie różnych praw.</text:p>
      <text:p text:style-name="P386">Sp<text:span text:style-name="T387">ra</text:span>wy oczywiście te będą musiały być omówione szerzej, szczególnie sprawa kontroli społecznej<text:s/><text:span text:style-name="T388">d</text:span>la działań na szczeblu wojewódzkim. Wdrożenie jest długim procesem. Trzeba nabierać - społeczeństwo musi nabrać świadomości co to jest samorząd terytorialny, umiejętności rządzenia, ale trzeba działać szybko od już. Nie mamy czasu już czekać, nie możemy tracić więcej czasu. Rozumiem, że w okresie naszej dyskusji będziemy mogli ustalić zasady wspólne co my rozumiemy pod hasłem samorząd terytorialny i jakie cechy powinny odpowiadać. Pozwoliłem sobie przedstawić nasze postulaty przed chwilą.<text:s/><text:span text:style-name="T389">Al</text:span>e trzeba już rozumiemy w czasie tej obecnej<text:s/>kadencji Sejmu wprowadzić<text:s/><text:span text:style-name="T390">z</text:span>miany istotne, które by spowodowały uruchomien<text:span text:style-name="T391">i</text:span>e samego procesu<text:span text:style-name="T392">.</text:span><text:s/>Widzimy tu trzy elementy<text:span text:style-name="T393">.</text:span><text:s/>Ustawa o mieniu komunal<text:span text:style-name="T394">n</text:span>ym, która powinna być uruchomiona niezwłocznie, zmiany systemu finansowego aby stworzyć rzeczywiste podstawy finansowania miast i gmin wolne od woluntaryzmu władz wojewódzkich i centralnych, wreszcie stworzenie własnego organu wykonawczego.</text:p>
      <text:p text:style-name="P395">Uważamy,<text:s/><text:span text:style-name="T396">ż</text:span>e trzeba niezwłocznie doprowadzić, aby naczelnicy i urzędy miejskie i gminne stały się urzęd<text:span text:style-name="T397">a</text:span>mi komunalnymi, całkowicie podporządkowanymi kompetenc<text:span text:style-name="T398">jo</text:span>m władz terenowych samorzą<text:span text:style-name="T399">do</text:span>wych<text:span text:style-name="T400">.</text:span></text:p>
      <text:p text:style-name="P401">Wreszcie trzeba potem w ciągu krótkiego okresu czasu przeprowadzić opracowanie nowej ustawy o samorządzie terytorialnym, tej starej już się cerować nie da dalej, trzeba przeprowadzić zmiany całego pakietu ustaw dotyczących gospodarki, społecznych i pol<text:span text:style-name="T402">i</text:span>tycznych uwarunkowań. Należy opracować nową ordynację wyborczą. Wydaje się nam, że tę robotę można zrobić w ciągu roku, półtora i w ko<text:span text:style-name="T403">ń</text:span>cu roku 1990 przeprowadzić nowe wybory do rad narodowych w oparciu o nową demokratyczną ordynację. Trzeba<text:s/><text:soft-page-break/>nadać tempo przemian, aby się to szybko naprzód toczyło. Można nawet rozważyć w tych sprawach zmiany nazw urzędnik komunalny lepiej się nazywał burmistrz czy wójt czy utrzymywał nazwę naczelnika. W<text:span text:style-name="T404">y</text:span>da<text:span text:style-name="T405">j</text:span>e s<text:span text:style-name="T406">ię</text:span><text:s/>nam również<text:span text:style-name="T407">,</text:span><text:s/><text:span text:style-name="T408">ż</text:span>e należałoby zrezygnować z nazwy rady narodowe<text:s/><text:span text:style-name="T409">j</text:span>ako w wysokim stopniu nazwa, która straciła swoją nośność społeczną. Można by znaleźć formy<text:s/><text:span text:style-name="T410">„</text:span>sejmik wojewódzki<text:span text:style-name="T411">”</text:span><text:s/>czy<text:s/>„rady miejskie”<text:s/>czy gminne, można się nad tym zastanowić. Ale tu trzeba dokonać przełomu w psychice społecznej. Oczywiście nie nazwy są istotą sprawy, ale nazwy powinny odzwierciedlać zmiany.</text:p>
      <text:p text:style-name="P412">Istotą sprawy jest, jak przeprowadzić ten okres zmian w okresie tego półtora roku. Trzeba zmienić formę i organiz<text:span text:style-name="T413">ację</text:span><text:s/>prac legislac<text:span text:style-name="T414">yj</text:span>nych. Wspomniałem o złych naszych, bardzo złych doświadczeniach z lat poprzednich. Odnotowaliśmy oświadczenie premiera Rakowskiego o tym, że rząd będzie pracować przy odsłoniętej kurtynie. Mamy nadzieję, że to się będzie dotyczyło również obecnie do tego problemu. Spodziewamy się, ż<text:span text:style-name="T415">e</text:span><text:s/>bę<text:span text:style-name="T416">d</text:span>zie miała miejsce szeroka informacja społeczności lokalnych o zmianach i rzeczywista dyskusja ze wszystkimi gremiami oraz zapewnienie, aby te opinie, które będą zgłaszane, były rzeczywiście brane pod uwagę. Ludzie chcą śledzić proces odtwarzania samorządu i partycypować w nim.</text:p>
      <text:p text:style-name="P417">Opozycja,<text:s/>„Solidarność”, komitet obywatelski przy Lechu Wałęsie będą również pilnie obserwować działania rządu i władz w tej dziedzinie i będą na nie reagować. Chcemy bowiem popierać działania odtworzenia samorządu terytorialnego, traktując to jako jeden z kluczowych czynników przywrócenia demokracji w Polsce.</text:p>
      <text:p text:style-name="P418">Dziękuję.</text:p>
      <text:p text:style-name="P419"><text:span text:style-name="T420">Prz</text:span><text:span text:style-name="T421">ew</text:span><text:span text:style-name="T422">odnicząc</text:span><text:span text:style-name="T423">y</text:span>:</text:p>
      <text:p text:style-name="P424">Dzięku<text:span text:style-name="T425">ję</text:span><text:s/>bardzo. W ten spos<text:span text:style-name="T426">ób</text:span><text:s/>głos nasz b<text:span text:style-name="T427">y</text:span>ł bardzo długi i nam nadzie<text:span text:style-name="T428">ję</text:span>, że ciekawy. Bardzo bym prosił teraz<text:span text:style-name="T429">,</text:span><text:s/>jeśli po tamtej stronie są głosy to bardzo proszę o zgłoszenie.<text:s/><text:span text:style-name="T430">I</text:span><text:s/>proszę o przedstawianie swoich nazwisk, to jest ważne nie tylko dla nas, ale dla pań, które robią stenogram.</text:p>
      <text:p text:style-name="P431"><text:span text:style-name="T432">Ob. Henryk Martyniuk</text:span><text:span text:style-name="T433">:</text:span></text:p>
      <text:p text:style-name="P434">Zacznę od przedstawienia się. Nazywam się Martyniuk Henryk. J<text:span text:style-name="T435">e</text:span>stem działaczem robotniczych stowarzyszeń twórców kultury w skali krajowej, a w skali wojewódzkiej działaczem Naczelnej Organizacji Technicznej w Rzeszowie.</text:p>
      <text:p text:style-name="P436">Panie Przewodnicząc<text:span text:style-name="T437">y</text:span>! Szanowni Państw<text:span text:style-name="T438">o</text:span>!</text:p>
      <text:p text:style-name="P439">Pan przewodniczący powiedział na wstępie, powołując się na generała Kiszczaka, że niech nas nie ograniczają<text:span text:style-name="T440"><text:s/></text:span>dogmaty i partykular<text:span text:style-name="T441">yz</text:span>m<text:span text:style-name="T442">y.</text:span><text:s/>Otóż tu jesteśmy zgodni, i ja też mówię, bez dogmatów i w interesie Polski.</text:p>
      <text:p text:style-name="P443">Chciałbym w<text:s/><text:span text:style-name="T444">s</text:span>woim wystąpieniu poruszyć problemy raczej samorządności, w mniejszym stopniu stowarzyszeń i samorządów. Jeśli mówimy o budowaniu nowej struktury samorządów, to powinniśmy zastanowić się nad logiką tego budowania. Mianowicie z którego miejsca zaczynać? Od góry, od dołu, czy od środka?</text:p>
      <text:p text:style-name="P445">Sądzę, że budowanie od środka, a więc od samorządu terytorialnego na szczeblu wojewódzkim jest najmniej szczęśliwym wyborem. Podzielam pogląd, że nowy system samorządności trzeba zgodnie z logiką budować od podstaw, a więc od dołu. Najpierw w małych zespołach, potem w przedsiębiorstwach czy gminach i równorzędnych strukturach, na końcu na szczeblu terytorialnym. Mam na myśli województwa.</text:p>
      <text:soft-page-break/>
      <text:p text:style-name="P446">Nie rozgraniczam też samorządności terytorialnej od samorządności w jednostkach gospodarki uspołecznionej, ponieważ wiążą się one bardzo silnie.</text:p>
      <text:p text:style-name="P447">Na wstępie chcę uściślić w jakim sensie mówię o samorządności. Istnieje samorządność pozorna albo namiastka samorządności rozumiana jako społeczne wspomaganie przez tworzone samorządy poczynań władzy administracyjnej. Istnieje też samorządność rzeczywista, jako władza zgromadzenia współwłaścicieli majątku i kapitałów, wynikająca z określonej autonomii w ramach której administracja jest wykonawcą woli tego samorządu.</text:p>
      <text:p text:style-name="P448">Rozróżnienie to jest konieczne, ab<text:span text:style-name="T449">yś</text:span>my zrozumieli się od początku, o jakiej samorządności mówimy. W dotychczasowej naszej praktyce gospodarczej mieliśmy zawsze do czynienia z namiastkami samorządności i o niej nie będę mówił. Dziesięciol<text:span text:style-name="T450">ec</text:span>ia doświadczeń i wyniki tej samorządności są wszystkim nam znane<text:span text:style-name="T451">.</text:span></text:p>
      <text:p text:style-name="P452">W moim wystąpieniu mówię o samorządności rzeczywistej, której jestem zwolennikiem. Tej jednak nie da się ani zadekretować, ani nakazać, czy uchwalić. Można natomiast stwarzać warunki i tylko warunki, aby mogła się ona rodzić i rozwijać. Podstawowym bodźcem wejścia ludzi w taką samorządność jest ich udział w zarządzaniu swoją lub wspólną własnością. Rzeczywistym samorządnym podmiotem jest właściciel lub współwłaściciel, których troska o gospodarstwo objawia się w codziennym myśleniu i działaniu w aspekcie strat i zysków własnego gospodarstwa.</text:p>
      <text:p text:style-name="P453">O ustanawianiu takich właśnie samorządnych współwłaścicieli gospodarzy w jednostkach gospodarki uspołecznionej będę mówił, gdyż procesy przygotowawcze ustanawiania takich gospodarczy rozpoczęły się już i o ich przebiegu, i przyszłych losach chcę zebranych poin<text:span text:style-name="T454">fo</text:span>rmować. Procesy te, sądzę, powinny znaleźć szeroki consensus naszego podzespołu.</text:p>
      <text:p text:style-name="P455">Szanowni Państwo! Nie będę zgłaszał złotych myśli, lecz pragnę poinformować o dokonujących się w naszej rzeczywistości mikro-p<text:span text:style-name="T456">rze</text:span>mianach na razie, mikr<text:span text:style-name="T457">o</text:span><text:span text:style-name="T458">-</text:span><text:span text:style-name="T459">p</text:span>rzemianach społecznych. Kształtują się za<text:span text:style-name="T460">l</text:span>ążki bazy dla rzeczywist<text:span text:style-name="T461">yc</text:span>h samorządów terytorialnych i samorządów przedsiębiorstw. Samorządów powstających w procesie oddolnego rozwoju, a więc odwrotnie niż jak np. w Jugosławii, co wprowadzano odgórnie i skończyło się niepowodzeniem.</text:p>
      <text:p text:style-name="P462">Chcę mówić o tym zjawisku w trzech aspektach<text:span text:style-name="T463">.<text:s/></text:span>W aspekcie politycznym, w aspekcie organizac<text:span text:style-name="T464">yj</text:span>nym i w aspekcie programowym.</text:p>
      <text:p text:style-name="P465">Pierwszy aspekt - polityczny. Wymaga określenia statusu socjalizmu w Polsce. Od kilku lat widoczne jest, że socjalizm wyczerpał swoje możliwości i stał się niewydolny. Jaka jest dzisiejsza rzeczywistość? Każdy widzi i nie o tym chcę mówić, lecz o nowym ładzie społecznym, który rodzi się już dziś. Nowy ład rośnie w Polsce na zasadzie samorozwoju, bez fanfar, wodzostwa i politykierstwa. Zasadza się on na następu<text:span text:style-name="T466">ją</text:span>cych czterech tezach, które opatruję tutaj bardzo krótkim tylko komentarzem.</text:p>
      <text:p text:style-name="P467">Teza pierwsza - realny socjalizm zrobił swoje i odchodzi do historii, a wszystkie próby jego odnowy,<text:s/>modyfikacji i usprawniania to strata czasu. On po prostu umiera<text:s/><text:span text:style-name="T468">z</text:span>e starości<text:span text:style-name="T469">.</text:span><text:s/>I to jest jego zaleta, a nie wada. My zwłaszcza starsi robiliśmy wszystko, aby przyspieszyć ten proces jego zestarzenia się. Smutne jest to dla niektórych, tragiczne nawet, jeśli jego idea umiera. Zwłaszcza dla tych, którzy ją kochali i nic poza nią nie widzą. Umieranie idei i ludzi i organizmów żywych jest procesem naturalnym, choć dla ludzi smutnym. Ale procesy dziejowe nie znają sentymentów. Możemy być też szczęśliwi, dlatego, że za jednego naszego<text:s/><text:soft-page-break/>życia przeżywamy całą epokę historyczną. Dynamika współczesnego rozwoju daje nam przeżyć to, na co dawniej trzeba było szeregu pokoleń, a nasza młodzież ma szansę przeżyć kilka epok następujących jeszcze szybciej.</text:p>
      <text:p text:style-name="P470">Cieszmy się więc, realnie bowiem żyjemy w rozwoju społecznym, tysiąc i więcej lat dziejów dawnych.</text:p>
      <text:p text:style-name="P471">Teza druga - socjalizm obiecując obfitość dóbr nie zawiódł tylko w dwóch obszarach, mianowicie w obfitości warsztatów pracy i obfitości wysokokwalifikowanych kadr. Dziś bowiem warsztaty pracy w jednostkach gospodarki uspołecznionej i areały ziemi są nieobsadzone, a ziemia nieobsiana, zaś maszyny umierają stojąc, a wysokokwalifikowane, niewykorz<text:span text:style-name="T472">ys</text:span>tywane kadry przelewają się obficie poza granice kraju.</text:p>
      <text:p text:style-name="P473">Teza trzecia - socjalizm jako system nie może racjonalnie sprz<text:span text:style-name="T474">ą</text:span>c ze sobą wysokokwalifikowanego czynnika ludzkiego z warsztatami pracy tak, aby osiągać wysoką efektywność ekonomiczną w drodze intensywnego rozwoju<text:span text:style-name="T475">.</text:span></text:p>
      <text:p text:style-name="P476">Teza czwarta: Socjalizm dziś jest zastępowany, już jest zastępowany nową p<text:span text:style-name="T477">o</text:span>st<text:span text:style-name="T478">s</text:span>ocj<text:span text:style-name="T479">a</text:span>l<text:span text:style-name="T480">is</text:span>tyczn<text:span text:style-name="T481">ą</text:span><text:s/><text:span text:style-name="T482">f</text:span>ormacją o wysokiej efektywności ekonomiczn<text:span text:style-name="T483">ej</text:span>. Jest nią ład społeczny budowany na porozumieniach zbiorowych, którego istotą jest powszechna samorządność upodmiotowionych ludzi. A więc buduje się już społeczeństwo obywatelskie możn<text:span text:style-name="T484">a</text:span><text:s/><text:span text:style-name="T485">b</text:span>y powiedzieć, a raczej społeczeństwo samorządnych gospodarczo<text:span text:style-name="T486">.</text:span></text:p>
      <text:p text:style-name="P487">I tu komentarz do tej czwartej tezy<text:span text:style-name="T488">.</text:span><text:s/>Proponuję tutaj odejść, proponuje się odejść od nazwy<text:s/>„so<text:span text:style-name="T489">cj</text:span>alizm”, który w społeczeństwie nabrał powszechnie zabarwienia p<text:span text:style-name="T490">ej</text:span>oratywnego, ale odejść idąc do przodu, a więc w postso<text:span text:style-name="T491">cj</text:span>alizm, co bliższe jest filozofii rozwoju społecznego.</text:p>
      <text:p text:style-name="P492">Natomiast ludzie, którzy przywiązali się do nazwy<text:s/>„socjalizm<text:span text:style-name="T493">”</text:span><text:s/>mogą nazywać ten co odchodzi<text:s/>„socjalizmem administrowanym”, a ten, który nadchodzi<text:s/>„socjalizmem samorządowym wyzwolonym z administrac<text:span text:style-name="T494">yj</text:span>nych pęt”.</text:p>
      <text:p text:style-name="P495">Od około 5 lat rozwija się w bólach i z dala od politycznego zgiełku nowy ład społeczny, oparty na samorządności, a jego głównymi zagrożeniami są biurokraci i karierowicze preferujący rozwiązania fałszywych grup, fałszywe rozwiązania z namiastką samorządności. Oczywiście powyższe tezy uświadamiają<text:s/><text:span text:style-name="T496">n</text:span>am obszar spraw, na które nie warto tracić czasu tym bardziej, że czas ma dziś cenę najwyższą.</text:p>
      <text:p text:style-name="P497">Aspekt organizacyjny<text:span text:style-name="T498">.</text:span><text:s/>Organiz<text:span text:style-name="T499">ac</text:span>yjna strona budowy nowego ładu społecznego rozwiązywana od kilku lat ma coraz szerszą platformę społeczną. Jest to siła licząca już tysiące robotników i techników, posiadająca wielu sojuszników. Znajduje też szeroki konsensus ludzi tak w młodej lewicy, jak wśród inteligencji katolickiej i niektórych osób z opozy<text:span text:style-name="T500">c</text:span>ji.</text:p>
      <text:p text:style-name="P501">Struktura organizacyjna budowniczych nowego społecznego ładu rozwija się w ramach robotniczych stowarzyszeń twórców kultury, w procesach oddolnych. Najpierw powstawały sekcje kultury pracy robotników, potem samorządne grupy partnerskie<text:s/><text:span text:style-name="T502">w</text:span><text:s/>produk<text:span text:style-name="T503">cj</text:span>i<text:span text:style-name="T504">,</text:span><text:s/>następnie w<text:span text:style-name="T505">oj</text:span>ewódzkie zakładowe kluby liderów samorząd<text:span text:style-name="T506">n</text:span>ych grup pa<text:span text:style-name="T507">r</text:span>t<text:span text:style-name="T508">n</text:span>erskich, w bieżącym kwartale powstaje ogólnopolskie społeczne przedstawicielstwo grup partnerskich oraz pierwsze wojewódzkie stowarzyszenie gospodarzy na terenie ziemi rzeszowskiej, jako baza dla przyszłego autentycznego samorządu<text:s/><text:span text:style-name="T509">t</text:span>er<text:span text:style-name="T510">yto</text:span>ria<text:span text:style-name="T511">l</text:span>nego<text:span text:style-name="T512">.</text:span></text:p>
      <text:p text:style-name="P513">Od grudnia 1988 r<text:span text:style-name="T514">.</text:span><text:s/>funkcjonuje też tymczasowy Ogólnopolski<text:span text:style-name="T515"><text:s/></text:span>Komitet Organizac<text:span text:style-name="T516">yj</text:span>ny Stowarzyszeń Gospodarzy, którego zadaniem jest inspirowanie tworzenia się stowarzyszeń gospodarzy we wszystkich<text:s/><text:soft-page-break/>województwach.</text:p>
      <text:p text:style-name="P517">Stowarzyszenia gospodarzy są strukturą sieciową, wielopłaszczyznową, zależnie od rodzaju i zakresu specjalizacji przejawianej przez związek, koło, czy łańcuch, czy zrzeszenie gospodarcze.</text:p>
      <text:p text:style-name="P518">Stowarzyszenia te nie obrastają administracją i urzędniczymi etatami, wiążą<text:span text:style-name="T519">c</text:span><text:s/>gospodarzy jedynie relacjami w formie porozumień i uchwał zgromadzeń gospodarzy, a więc też coś w rodzaju samorządu, realizowanych przez tradycyjne umowy- zlecenia między gospodarzami.</text:p>
      <text:p text:style-name="P520">Ogólnopolskie Społeczne Przedstawicielstwo Samorządnych Grup Partnerskich ma już przygotowany projekt programu oraz warunki jego realizacji do spełnienia, które są do spełnienia przez rząd PRL, jak i realiza<text:span text:style-name="T521">c</text:span>ję tego programu, budowy nowego umożliwia.</text:p>
      <text:p text:style-name="P522">Syntetycznie zobrazowałem organizacyjną stronę budowania nowego ładu, a są to tylko początki budowy. Zauważmy, że nie ma tu próby partnerskiego łączenia administra<text:span text:style-name="T523">cj</text:span>i gospodarczych z samorządami, bowiem są to metody gospodarowania sprzeczne i nie mogące współistnieć w jednym gospodarstwie na zasadzie partnerstwa.</text:p>
      <text:p text:style-name="P524">Szeroki konsensus w sprawie samorządnych grup partnerskich uzyskano już w różnych politycznych i światopoglądowych okręgach. Powinny one uzyskać również konsensus<text:s/>„okrągłego stołu”. Spowodowałoby to niezwykle istotne dziś przyśpieszenie przebudowy naszej gospodarki i jej wydźwi<text:span text:style-name="T525">g</text:span>nięcie z kryzysu.</text:p>
      <text:p text:style-name="P526">I ostatni aspekt programowy. Program i warunki realizacyjne, jego realizacyjne, ujmuje referat przygotowany na pierwsze zebranie Ogólnopolskiego Społecznego Przedstawicielstwa Samorządnych Grup Partnerskich. Zawiera on postulaty legislacyjne, nowych ustaw dotyczące samorządnych grup partnerskich i również samorządu terytorialnego oraz zmianę ustawy o samorządzie przedsiębiorstwa. Mówi o różnych drogach ilościowego rozwoju samorządnych g<text:span text:style-name="T527">r</text:span>up partnerskich, w tym o drodze nazwanej oddolną reformą gospodarki w bezpośrednim sprzężeniu z rządem PRL, w bezpośrednim sprzężeniu rządu PRL z robotnikami, technikami działającymi właśnie w samorządnych grupach partnerskich.</text:p>
      <text:p text:style-name="P528">Jest tam również ukryty problem uwłaszczenia tych pracowników w grupach partnerskich, którego nie rozwijam<text:span text:style-name="T529">.<text:s/></text:span>Zawiera zresztą ten postulat oddolnej reformy dziewięć głównych warunków, jakie rząd PRL powinien spełnić, aby można było t<text:span text:style-name="T530">ak</text:span>ą samorządność rozw<text:span text:style-name="T531">ijać.</text:span><text:s/>Je<text:span text:style-name="T532">st</text:span><text:s/>wśród nich również pr<text:span text:style-name="T533">oje</text:span>kt zamrożenia cen fabrycznych, jako sposób na elastyczne zahamowanie inflacji<text:span text:style-name="T534">.</text:span></text:p>
      <text:p text:style-name="P535">Przedstawienie z wyżej wymienionego referatu fragmentów, szczegółowszych fragmentów programu i warunków jego realizacji zajęłoby mi tutaj co najmniej 20 minut, no nie więcej<text:span text:style-name="T536">.<text:s/></text:span>Jeśli państwo sobie życzą zapoznać się z nimi bliżej, jestem gotów uczynić to za pozwoleniem oczywiście panów współprzewodniczących, jeżeli tak uznacie. Będzie to wprawdzie wyprzedzenie uchwały społecznego przedstawicielstwa grup partnerskich, jakie zbiera się w połowie marca w Łodzi, sądzę jednak, iż otrzymam rozgrzeszenie, jeśli jawi się<text:s/><text:span text:style-name="T537">s</text:span>zansa uzyskania poparcia<text:s/><text:span text:style-name="T538">w</text:span><text:s/>tej sprawie partnerów<text:s/>„okrągłego stołu”<text:span text:style-name="T539">.</text:span></text:p>
      <text:p text:style-name="P540">Czas bowiem jest dziś n<text:span text:style-name="T541">ajc</text:span>ennie<text:span text:style-name="T542">js</text:span>zy, miesiąc to jest bardzo dużo.</text:p>
      <text:p text:style-name="P543">Przewiduje się również w tym programie drogę rewolucyjnych zmian w kierunku samorządności i udziału w nich robotników zorganizowanych w samorządne grupy partnerskie.</text:p>
      <text:p text:style-name="P544">Rosnąca inflacja, zubaż<text:span text:style-name="T545">aj</text:span>ą<text:span text:style-name="T546">c</text:span><text:s/>nowy polski proletariat, przybliża przerażająco szybko tą drogę. Wówczas<text:s/>„okrągły stół”<text:s/>może pozostać z boku. Tej drogi nikt sobie zapewne nie ż<text:span text:style-name="T547">yc</text:span>z<text:span text:style-name="T548">y</text:span>, ale czas i inflacja nieubłaganie<text:s/><text:soft-page-break/>pracują<text:s/><text:span text:style-name="T549">n</text:span>a rzecz pojawienia się rozwiązania rewolucyjnego.</text:p>
      <text:p text:style-name="P550">Składając państwu tę informację, liczę na wnikliwe<text:s/>jej rozważenie<text:span text:style-name="T551">.</text:span></text:p>
      <text:p text:style-name="P552">Dziękuję państwu za uwagę<text:span text:style-name="T553">.</text:span><text:s/>Dziękuję panu przewodniczącemu za udzielenie mi głosu.</text:p>
      <text:p text:style-name="P554"><text:span text:style-name="T555">Przewodniczący</text:span>:</text:p>
      <text:p text:style-name="P556">Dziękuję bardzo. Prosz<text:span text:style-name="T557">ę</text:span><text:s/><text:span text:style-name="T558">P</text:span>aństw<text:span text:style-name="T559">a</text:span>! Jak wiemy, jest tu możliwość uzyskania dość szybko kserogra<text:span text:style-name="T560">fi</text:span>cznych odbitek, więc jeśli mógłby pan materiał, o którym pan wspomniał, w tym trybie n<text:span text:style-name="T561">a</text:span>m udostępnić, byłoby to bardzo<text:s/><text:span text:style-name="T562">m</text:span>iłe. Przynajmniej nasza strona jest tym bardzo zainteresowan<text:span text:style-name="T563">a</text:span>.</text:p>
      <text:p text:style-name="P564">Proszę bardzo.</text:p>
      <text:p text:style-name="P565"><text:span text:style-name="T566">O</text:span><text:span text:style-name="T567">b. Jan Brol<text:s/></text:span><text:span text:style-name="T568">-</text:span><text:span text:style-name="T569"><text:s/>Ministerstwo Sprawiedliwości</text:span>:</text:p>
      <text:p text:style-name="P570">Proszę Państwa! Chciałbym powiedzieć parę słów na temat prawa zrzeszania się.</text:p>
      <text:p text:style-name="P571">Jak państwo wiedzą, od dłuższego czasu trwają prace nad projektem nowej ustawy o stowarzyszeniach. Ustawy, która ma zastąpić rozporządzenie prezydenta z 1932 r<text:span text:style-name="T572">.</text:span>, która do dnia dzisiejszego nadal obowiązuje.</text:p>
      <text:p text:style-name="P573">Prace nad tym projektem ustawy zostały podjęte w zespole rządowo<text:span text:style-name="T574">-</text:span>kościelnym i jak wiemy, wyniki tych prac zostały ogłoszone w piśmie<text:s/>„Rzeczpospolita”<text:s/>i poddane publicznej konsultacji. Był to tak zwany projekt wariantowy, który następnie po tych konsultacjach został opracowany na nowo, i właściwie dzisiaj dysponujemy w miarę dojrzałym projektem,<text:span text:style-name="T575"><text:s/></text:span>który możn<text:span text:style-name="T576">a</text:span><text:s/><text:span text:style-name="T577">b</text:span>y przedstawić Sejmowi do uchwalenia.</text:p>
      <text:p text:style-name="P578">Konsultacje przyniosły spore efekty, napłynęło bardzo dużo uwag, obliczamy około tysiąc;<text:s/><text:span text:style-name="T579">w</text:span>ypowiadali się obywatele, a zwłaszcza dzi<text:span text:style-name="T580">ałaj</text:span>ące organiza<text:span text:style-name="T581">cje</text:span>, stowarzyszenia<text:span text:style-name="T582">.</text:span><text:s/>Także w gruncie projekt ustawy,<text:s/><text:span text:style-name="T583">k</text:span>tóry zaprezentujemy państwu, a który powstał w wyniku tych konsultacji jest właściwie jakościowo nowym projektem w porównaniu z tym, który został poddany konsultacji.</text:p>
      <text:p text:style-name="P584">N<text:span text:style-name="T585">aj</text:span>ważniejsza regulacja, którą zawiera projekt to potwierdzenie o czym tutaj już dzisiaj była mowa prawa zrzeszania się jako prawa obywatelskiego. Głosi o tym art. 1 projektu, który stanowi, że obywatele polscy realizują prawo zrzeszania się w stowarzyszeniach zgodnie z Konstytucją PRL oraz porządkiem prawnym określonym na podstawie ustaw<text:span text:style-name="T586">.</text:span></text:p>
      <text:p text:style-name="P587">Ustawa,<text:s/><text:span text:style-name="T588">p</text:span>r<text:span text:style-name="T589">oj</text:span>ekt ustawy traktuje więc o realizacji prawa, a nie o samym prawie. Ale co n<text:span text:style-name="T590">aj</text:span>istotniejsze jak wydaje się stwarza on pełne gwarancje w zakresie realizacji zasady wolności zrzeszania się, zasady określonej zgodnie z Konstytucją, ale także zgodnie z Paktem Praw Obywatel<text:span text:style-name="T591">s</text:span>kich i Politycznych.<text:s/><text:span text:style-name="T592">C</text:span>o więcej w tymże artykule 1 proponujemy postanowienie ustawowe, które niejako na przyszłość określałoby w jakim zakresie inna ustawa może ingerować w tę sferę wolności obywatelskiej, a mianowicie ustęp drugi powtarza właściwie klauzulę porządku publicznego z Paktu Praw Obywatelskich i Politycznych, stwierdz<text:span text:style-name="T593">aj</text:span>ąc, że prawo zrzeszania się w stowarzyszeniach może podlegać ogranic<text:span text:style-name="T594">z</text:span>eniom przewidzianym jedynie przez ustawy i niezbędnym dla zapewnienia interesów bezpieczeństwa państwowego lub porządku publicznego oraz ochrony zdrowia lub moralności publicznej, albo ochrony praw i wolności innych osób.<text:s/>Jest to prawie dosłowna deklaracja wyjęta<text:s/><text:span text:style-name="T595">z</text:span><text:s/>Paktu Praw Obywatelskich i Politycznych, która określa właściwie granice możliwości inferenc<text:span text:style-name="T596">ji</text:span><text:s/>ustawowej prawo w<text:span text:style-name="T597">ol</text:span>ności zrzeszania się.</text:p>
      <text:p text:style-name="P598">A zatem w razie uchwalenia tej ustawy może ona stanowić doniosły akt prawny w sferze demokratyzac<text:span text:style-name="T599">ji<text:s/></text:span>życia publicznego, pluralizmu zrz<text:span text:style-name="T600">esze</text:span>niowego, i organizowania wszelkich inicjatyw obywatelskich we wszystkich właściwie dziedzinach,<text:s/><text:span text:style-name="T601">b</text:span>o nie tylko społecznej i politycznej, kulturalnej, ale także i politycznej, i<text:s/><text:soft-page-break/>to zarówno tak w skali kraju jak i regionu.</text:p>
      <text:p text:style-name="P602">Gdy idzie o zmiany w zakresie proponowanym w projekc<text:span text:style-name="T603">i</text:span>e<text:span text:style-name="T604"><text:s/></text:span>ustawy w porównaniu z obowiązującym rozporządzeniem prezydenta z 19<text:span text:style-name="T605">32</text:span><text:s/>roku to wypada podkreślić przede wszystkim to, że projekt ustawy znosi wszelkie możliwości uznaniowości w zakresie tworzenia i działalności stowarzyszeń. A więc przede wszystkim nie przewiduje w żadnym ani zmody<text:span text:style-name="T606">fi</text:span>kowanych, ani w prostym brzmieniu klauzul i pożytku społecznego jako podstawy o<text:span text:style-name="T607">g</text:span>raniczającej wolność zrzeszania się. Także i ze względu na charakter i rodzaj stowarzyszenia nie przewiduje się możliwości jakiegokolwiek monopolu dla żadnej organizacji, także dla związku Harcerstwa Polskiego, do czego jeszcze wrócę.</text:p>
      <text:p text:style-name="P608">A zatem projekt jest jak się wydaje w nurcie tych demokratycznych przemian, jakie u nas dzisiaj się dzieją i sądzę, że w tym pakiecie ustaw jakie przewidziane są zarówno w zakresie pluralizmu związkowego, tak jak i w zakresie pluralizmu zrzeszeniowego, jest tą podstawą,<text:s/>która może w przyszłości właśnie zaktywizować życie społeczno-polityczne, w formie organizacyjnej jakim są stowarzyszenia.</text:p>
      <text:p text:style-name="P609"><text:span text:style-name="T610">I</text:span><text:s/>to po pierwsze, po drugie projekt ustawy jednocześnie bardzo wyraźnie określa uprawnienia organów nadzorcz<text:span text:style-name="T611">y</text:span>ch, administracyjnego organu nadzorczego. Przede wszystkim są to kompetencje niewładcze,<text:s/><text:span text:style-name="T612">w</text:span><text:span text:style-name="T613">s</text:span>zelkie kompetencje władcze w zakresie działania stowarzyszenia niezgodnego z prawem i statutem należeć by miały wyłącznie do sądu w<text:span text:style-name="T614">oj</text:span>ewódzkiego właściwego do rozstrzygania tej sprawy.</text:p>
      <text:p text:style-name="P615">I po trzecie wreszcie właśnie prawo i statut to są dwie właściwie podstawy, które proponuje się w projekcie ustawy jako podstawę zarówno sprawowania nadzoru jak i orzekania, i o środkach prawnych w stosunku do stowarzyszenia, czyli krótko mówiąc działalność stowarzyszania niezgodna z prawem lub statutem może być podstawą i tylko podstawą stosowania środków na<text:span text:style-name="T616">dz</text:span>orczych. Jak podkreśliłem są to gdy idzie o organy administra<text:span text:style-name="T617">cji<text:s/></text:span>państwowej w zakresie<text:s/><text:span text:style-name="T618">s</text:span>prawowanego nadzoru środki niewładcze - co oznacza - że poza ostrzeżeniem w<text:span text:style-name="T619">s</text:span>zelkie inne środki można stosować tylko przez sąd.</text:p>
      <text:p text:style-name="P620">Oczywiście w projekcie jest kilka spraw, które są przedmiotem dyskusji i kontrowers<text:span text:style-name="T621">ji.</text:span><text:s/>Przede wsz<text:span text:style-name="T622">ys</text:span>tkim przedmiotem dyskusji co także zresztą wynika z przebiegu konsultacji jest przede wszystkim problem rodza<text:span text:style-name="T623">jó</text:span>w stowarzyszeń<text:span text:style-name="T624">.</text:span><text:s/>Jak wszyscy wiemy rozporządzenie Prezydenta przewiduje trzy rodzaje stowarzyszeń.<text:s/>Zwykłe, rejestrowane i wyższej użyteczności. I właściwie gdy popatrzeć na wyniki konsultacji to tyle wypowiedzi za jednym rozwiązaniem jak i za innym. Jedni uważają, że powinno być utrzymane bezwzględne stowarzyszenie w<text:span text:style-name="T625">y</text:span>ższej użyteczności, tak inni bezwzględnie, że powinno być utrzymane stowarzyszenie zwykłe<text:span text:style-name="T626">.</text:span></text:p>
      <text:p text:style-name="P627">Projekt ustawy przyjmuje rozwiązanie inne. Mianowicie, że ma być jeden rodzaj stowarzys<text:span text:style-name="T628">ze</text:span>nia, stowarzyszenie zarejestrowane. Dla stowarzyszeń wyższej użyteczności tak uważamy, w świetle tej całej bardzo obfitej dyskusji, nie ma właściwie racjonalnych powodów dla których ten rodzaj stowarzyszenia miałby nadal funkcjonować jeżeli przyjmujemy konsekwentnie, że żadne stowarzyszenie nie powinno mie<text:span text:style-name="T629">ć</text:span><text:s/>jakiegokolwiek płaszczyzny wyłączności działania, a we wszystkich innych wypadkach zasada równości wobec prawa skłania, żeby także i z jakichkolwiek innych powodów nie było potrzeby wy<text:span text:style-name="T630">ró</text:span>żniania czy przywil<text:span text:style-name="T631">ejo</text:span>wania stowarzyszeń.</text:p>
      <text:p text:style-name="P632">Stąd też proponuje się aby jednak dla zachowania tych stowarzyszeń o wielkim przecież dorobku wieloletnim, czasami 60-letnim i cieszącym się pełnym uznaniem społecznym i będącym obecnie stowarzyszeniami wyższej użyteczności zastąpić to jako rodzaj<text:s/><text:span text:style-name="T633">s</text:span>tow<text:span text:style-name="T634">arz</text:span><text:span text:style-name="T635">y</text:span>szenia,<text:s/><text:span text:style-name="T636">a</text:span><text:s/><text:span text:style-name="T637">j</text:span>ednocześnie umożliwić<text:s/><text:soft-page-break/>Radzie Państwa dla tych wyróżni<text:span text:style-name="T638">aj</text:span>ących się ze względu na swoją działalność społeczną tytuł honorowego stowarzyszenia wyższej użyteczności. Tytułu, za którym nie idą żadne przywil<text:span text:style-name="T639">ej</text:span>e ani dodatkowe uprawnienia. Co się natomiast<text:s/>tyczy stowarzyszeń zwykłych, otóż powszechnie zarzuca się, że nie jest słuszne odejście od stowarzyszeń zwykłych jako pewnego rodzaju stowarzyszeń dlatego,<text:s/><text:span text:style-name="T640">ż</text:span>e argument, że ich jest niewiele jest nieprzekonywujący. I rzeczywiście gdyby to miał być argument za zniesien<text:span text:style-name="T641">i</text:span>em tej formy stowarzyszania się, to faktycznie trzeba by uznać, że to nie jest argument przekonywujący.<text:s/>Bo byłby to przecież argument drugorzędny. Sprawa jest znacznie głębsza, mianowicie problem można sprowadzić do pytania, jak dalece obecnie prawo ma prowadzić reglamenta<text:span text:style-name="T642">cję</text:span><text:s/>wolności obywateli do zbierania się, do gromadzenia się. I w tym tkwi istota zagadnienia.</text:p>
      <text:p text:style-name="P643">Gdy popatrzymy dla jakich celów potrzeba stowarzyszenia zwykłego, to właściwie musimy dojść do wniosku, że to stowarzyszenie jest właściwe potrzebne do bardzo prozaicznych często bardzo krótkotrwałych celów. I w gruncie rzeczy przepisy tegoż rozporządzenia o stowarz<text:span text:style-name="T644">ys</text:span>zeniach zwykłych są nagminne łamane i nie przestrze<text:span text:style-name="T645">g</text:span>ane.<text:s/>A przykładów możn<text:span text:style-name="T646">a</text:span><text:s/><text:span text:style-name="T647">b</text:span>y mnożyć<text:span text:style-name="T648">.</text:span><text:s/>Podam kilka.</text:p>
      <text:p text:style-name="P649">Komitet organizac<text:span text:style-name="T650">yj</text:span>ny zjazdu absolwentów, który z natury rzeczy musi działać przez pewien czas, musi się zawiązać w formie umowy jako stowarzyszenie zwykłe, czego w 99% nie czyni się.</text:p>
      <text:p text:style-name="P651">Działa bodaj kilkadziesiąt tysięcy dyskusyjnych klubów filmowych, żaden klub nie ma charakteru stowarzyszenia zwykłego, a działa.</text:p>
      <text:p text:style-name="P652">Organizowanie jakichkolwiek regionalnych imprez, która wymaga pewnego czasu, jubileuszowych, innych, wymaga również jakiejś organizacji i w związku z tym także ma to być w charakterze stow<text:span text:style-name="T653">ar</text:span>zyszenia zwykłego. I oczywiście nie jest to przestrzegane.</text:p>
      <text:p text:style-name="P654">Wobec tego powstaje pytanie, czy mamy nadal utrzymywać pewną sztuczność, że dla każdego n<text:span text:style-name="T655">aj</text:span>drobniejszego celu należy zawierać umowę i rejestrować je jako stowarzyszenie zwykłe. I właściwie jaki ma być pożytek społeczny z takiego organizowania się.<text:s/><text:span text:style-name="T656">I</text:span><text:s/>w tym tkwi istota zagadnienia.</text:p>
      <text:p text:style-name="P657">Proponowaliśmy więc odejście od stowarzyszeń zwykłych.<text:s/><text:span text:style-name="T658">W</text:span><text:s/>wyniku takich wstępnych konsultacji ze stroną kościelną, w toku właściwie tej konsultacji zrodziła się myśl, aby problem ten bardziej uwspółcześnić i pozostawić<text:s/><text:span text:style-name="T659">g</text:span>o właściwie pewnym luźnym formom, a mianowicie poprzez liberaliza<text:span text:style-name="T660">cję<text:s/></text:span>możliwości zgromadzenia się.<text:s/><text:span text:style-name="T661">Rzecz</text:span><text:s/>polegałaby więc na tym, że właściwie wystarczyłoby jednorazowe zawiadomienie dla nawet permanentnych zgromadzeń o określonym jednorodnym celu<text:span text:style-name="T662">.</text:span><text:span text:style-name="T663"><text:s/></text:span><text:span text:style-name="T664">I</text:span><text:s/>dlatego też projekt ustawy, o którym mówię w swej ostatniej wersji, bo o takiej mówię, zawiera taki zapis:<text:s/>„Do zwoływania i odbywania wielokrotnych zgromadzeń, których przedmiotem jest ten sam cel, odbywanych w miejscu wskazanym przez organizatorów tych zgromadzeń, jest wymagane jednorazowe zawiadomienie, o którym mowa w ust<text:span text:style-name="T665">.</text:span><text:s/><text:span text:style-name="T666">1</text:span>”<text:span text:style-name="T667">.</text:span></text:p>
      <text:p text:style-name="P668">Przep<text:span text:style-name="T669">i</text:span>s ust<text:span text:style-name="T670">.</text:span><text:s/>2 stosuje się odpowiednio, a więc co tam ma zawierać zawiadomienie, z tym, że w zawiadomieniu należy określić krąg osób, dl<text:span text:style-name="T671">a</text:span><text:s/>których zgromadzenia są organizowane, natomiast nie jest wymagane określenie terminu, czasu rozpoczęcia i porządku obrad zgromadzenia<text:span text:style-name="T672">.</text:span></text:p>
      <text:p text:style-name="P673">Wydaje nam się, że to rozwiązanie jest rozwiązaniem nowoczesnym i właściwe idące w tym kierunki, w jakim w gruncie rzeczy już dzisiejsza praktyka się toczy<text:span text:style-name="T674">.</text:span></text:p>
      <text:p text:style-name="P675">I dlatego proponuję, aby rozważyć to w tym aspekcie, zagadnienie stowarzyszeń zwykłych. Możemy reglamentować życie społeczne także w tych drobiazgach, tylko my się wypowiadamy jako strona rządowa,<text:s/><text:soft-page-break/>że no trzeba wychodzić naprzeciw życiu i taka reglamenta<text:span text:style-name="T676">cj</text:span>a, no nie jest właściwie społecznie uzasadniona<text:span text:style-name="T677">.</text:span></text:p>
      <text:p text:style-name="P678"><text:span text:style-name="T679">G</text:span>dy<text:span text:style-name="T680">b</text:span>y<text:span text:style-name="T681">ś</text:span>m<text:span text:style-name="T682">y</text:span><text:s/>jednak proszę państwa mieli mimo wszystko przyjąć jako formę stowarzyszenie zwykłe, to mu<text:span text:style-name="T683">s</text:span>imy sobie jednak też odpowiedzieć na pytanie, jaka jest różnica i jakie kryteria mają się, jakimi kryteriami ma się różnić stowarzyszenie zwykłe od stowarzyszenia zar<text:span text:style-name="T684">ej</text:span>estrowanego<text:span text:style-name="T685">.</text:span><text:s/>Co tu ma być istotą różnicy, a nie konsekwen<text:span text:style-name="T686">cj</text:span>ą, jaką jest osobowość prawna. Bo konsekwen<text:span text:style-name="T687">cj</text:span>e, no to wiadomo, że tej osobowości prawnej nigdy stowarzyszenia zwykłe by nie miały.<text:s/>Taki jest sens, taka jest logika i nasza intencja, którą przedstawiamy do dyskusji<text:s/><text:span text:style-name="T688">w</text:span><text:s/>zakresie stowarzyszeń zwykłych<text:span text:style-name="T689">.</text:span></text:p>
      <text:p text:style-name="P690">Oczywiście zmiany, które idą jak powiedziałem, tworzą<text:s/><text:span text:style-name="T691">z</text:span><text:s/>tego projektu, który Państwu prezentuję, jakościowo nowy projekt aktu prawnego, przewiduje także szereg innych dość istotnych rozwiązań<text:span text:style-name="T692">.</text:span><text:s/>Przede wszystkim gdy idzie o organizacje studenckie, chciałbym podkreślić, że ostatecznie po wielu dyskusjach, a także i uwagach zgłoszonych do poprzedniego projektu, przyjmuje się rozwiązanie, które w tamtym poddanym publicznej dyskusji projekcie nie było przewidziane, a mianowicie, że organizacje studenckie podlegałyby temuż prawu o stowarzyszeniach, z tym, że nadzór nad nimi sprawowałby nie organ administracji państwowej, ale w zależności od zakresu działania, bądź to rektor uczelni, bądź Minister Edukacji Narodowej<text:span text:style-name="T693">.</text:span><text:s/>Oni by mieli te uprawnienia jakie wynikają<text:s/><text:span text:style-name="T694">z</text:span><text:s/>prawa o stowarzyszenia dla organu nadzorującego<text:span text:style-name="T695">.</text:span></text:p>
      <text:p text:style-name="P696">Także byłby to organ nadzorujący o kompeten<text:span text:style-name="T697">cj</text:span>ach niewładczych, środki prawne stosowałby wyłącznie sąd<text:span text:style-name="T698">.</text:span></text:p>
      <text:p text:style-name="P699">Kilka słów o Związku Harcerstwa Polskiego<text:span text:style-name="T700">.</text:span><text:s/>Otóż proszę Państwa, padło tu już dzisiaj stwierdzenie, że Związek Harcerstwa Polskiego nie może mieć monopolu działania<text:span text:style-name="T701">.<text:s/></text:span>Otóż chcę to potwierdzić, że ustawa, projekt ustawy, o której mówię, nie przewiduje monopolu dla Związku Harcerstwa Polskiego<text:span text:style-name="T702">.</text:span><text:s/>Przepis, który dotyczy tej organizacji społecznej czy stowarzyszenia brzmi:<text:s/>„Związek Harcerstwa Polskiego zachowuje dotychczasowe uprawnienia do posługiwania się nazwą, mundurem, odznakami i symboliką harcerską. Uprawnienia Związku Harcerstwa Polskiego w tym zakresie nie mogą być naruszone przez inne stowarzyszenia”.</text:p>
      <text:p text:style-name="P703">Na tle tego przepisu i dyskusji wokół niego, rodzi się pewna ogólniejsza myśl, która jak się wydaje wymaga dyskusji<text:s/><text:span text:style-name="T704">i</text:span><text:s/>odpowiedniego postanowienia, bo przecież odznaki czy symbolika harcerska czy inne specyficzne cechy, to przecież nie dotyczy tylko Związku Harcerstwa Polskiego. Odznaką charakterystyczną chociażby to jest odznaka<text:s/>„Solidarności”.</text:p>
      <text:p text:style-name="P705">Jest pytanie, czy organizacja ma mieć, czy też<text:s/><text:span text:style-name="T706">n</text:span>ie<text:span text:style-name="T707">,</text:span><text:s/>coś w rodzaju prawa do wyłączności autorskiej w zakresie tego, co jest charakterystyczne i zewnętrznie odznaczające tę organizację. Bo niewątpliwie nie można mówić o monopolu. Bo różnego typu powiedzmy działanie na niwie młodzieżowej organizacji o charakterze skautingowym są oczywiście dopuszczalne. I ten przepis przecież nie stoi na przeszkodzie. On chroni to specyficzne, co jest dla danego stowarzyszenia.</text:p>
      <text:p text:style-name="P708">Tylko rodzi się myśl, czy nie uogólnić tej sprawy także dla innych stowarzyszeń, które przecież także mają swoją symbolikę, swoje odznaczenia, czy odznaki - przepraszam, bo jak się<text:s/><text:span text:style-name="T709">wyda</text:span>je, jest to problem, który także musi być widziany w nieco ogólniejszych rozmiarach.</text:p>
      <text:p text:style-name="P710">Przepis znalazł się tylko dlatego w projekcie ustawy w przepisach przejściowych i końcowych dlatego,<text:s/><text:soft-page-break/>że istniało rozporządzenie Rady Ministrów, które rzeczywiście w szerszym niż to tu jest ujęciu, oddawało, że tak powiem, szerokie płaszczyzny działania Związkowi Harcerstwa Polskiego.</text:p>
      <text:p text:style-name="P711">Tak więc wygląda proszę państwa sprawa Związku Harcerstwa Polskiego.</text:p>
      <text:p text:style-name="P712">Jeżeli idzie o inne kwestie, które tu zostały poruszone, no oczywiście jest rzeczą dyskusji, tylko jak się wydaje, pisać normę ustawową należy tam, gdzie albo wprowadza się określony rygor, albo określone niezbędne uprawnienia, które są albo dyskusyjne<text:span text:style-name="T713">,</text:span><text:s/><text:span text:style-name="T714">i</text:span><text:s/>wątpliwe<text:span text:style-name="T715">,</text:span><text:s/><text:span text:style-name="T716">i</text:span><text:s/><text:span text:style-name="T717">m</text:span>uszą być normą prawną stanowione.</text:p>
      <text:p text:style-name="P718">Ale zasada - co prawem n<text:span text:style-name="T719">i</text:span>e jest zakazane, jest dozwolone powinno być także i na tym tle rozważane. Stąd też - jak się wydaje - no, ten projekt ustawy, który prezentujemy państwu, jest tym projektem, który rzecz jasna, jak każdy projekt może podlegać takim czy innym modyfikacjom, jeżeli one okażą się tylko potrzebne i niezbędne.</text:p>
      <text:p text:style-name="P720">Dziękuję bardzo.</text:p>
      <text:p text:style-name="P721"><text:span text:style-name="T722">Prz</text:span><text:span text:style-name="T723">ew</text:span><text:span text:style-name="T724">odnicząc</text:span><text:span text:style-name="T725">y</text:span>:</text:p>
      <text:p text:style-name="P726">Dziękuję bardzo. Głos pana Brola jest dla nas bardzo istotny, wskazał on jakby szereg kwestii dość zasadniczych, będą one, znajdą one odzwierciedlenie w swoich wypowiedziach.</text:p>
      <text:p text:style-name="P727">Mam teraz pewien kłopot. Mianowicie zostało nam około - powiedzmy - 6, 7 minut<text:span text:style-name="T728">.</text:span><text:s/>Do głosu jest w pierwszej kolejności zapisany pan Mariusz Kamiński. Czy ten czas wystarczy?</text:p>
      <text:p text:style-name="P729"><text:span text:style-name="T730">Ob. Mariusz Kamiński</text:span>:</text:p>
      <text:p text:style-name="P731">Tak, myślę, że tak. Mariusz Kamiński - Krajowa Komisja Koordynacyjna Niezależnego Zrzeszenia Studentów.</text:p>
      <text:p text:style-name="P732">Jestem przedstawicielem organizacji, która po raz pierwszy została zdelegalizowana przez władze w wyniku wprowadzenia w Polsce stanu wojennego. Organizacja ta jednak nigdy nie przestała istnieć. Po latach działania w konspiracji, w chwili obecnie trwa żywiołowy proces odtwarzania jakby struktur zrzeszenia. Mamy struktury regionalne<text:span text:style-name="T733">,</text:span><text:s/>uczelniane, krajowe. Istnienie zrzeszenia jest faktem i nie zauważanie tego byłoby przymykaniem oczu na realnie istniejącą rzeczywistość<text:span text:style-name="T734">.</text:span></text:p>
      <text:p text:style-name="P735">Do chwili obecnej<text:span text:style-name="T736">,</text:span><text:s/>do jes<text:span text:style-name="T737">z</text:span>cze nielegalnego NZS zgłosiło akces już około 20 tys. studentów w całym kraju<text:span text:style-name="T738">.</text:span><text:s/>Na wielu uczelniach dokonano wyborów władz statutowych w oparciu o statut z 1981 r. wyborów w pełni demokratycznych. Władze te realizują przyjęte na siebie wymogami statutu zadania, jak również realizują założenia tego statutu.</text:p>
      <text:p text:style-name="P739">Aby przypomnieć o jakie założenia chodzi, zacytuję preambułę z naszego statutu:</text:p>
      <text:p text:style-name="P740">„NZS jest organizacją studentów, kierujących się w swych działaniach chęcią uczestniczenia w życiu społecznym Polski<text:span text:style-name="T741">ej</text:span><text:s/>Rzeczypospolit<text:span text:style-name="T742">ej</text:span><text:s/><text:span text:style-name="T743">L</text:span>udow<text:span text:style-name="T744">ej</text:span>, przyczyniając się do jego demokratyzacji, utrwalania i pogłębiania praw obywatelskich, swobód twórczych, umacniania niezawisłości kultury i sztuki, działania na rzecz rozwoju moralności publicznej”.</text:p>
      <text:p text:style-name="P745">Mimo składanych przez nas kilkakrotnie wniosków o ponowną legalizację, otrzymywaliśmy odpowiedź odmowną.</text:p>
      <text:p text:style-name="P746">Mam nadzieję, że sytuacja dojrzała już do podjęcia przemyślanych decyzji w tej mierze. Chciałbym przypomnieć, że mówię tutaj w imieniu środowiska, które w istotny sposób przyczyniło się do wytworzenia w naszym kraju takiej sytuacji polityczn<text:span text:style-name="T747">ej,</text:span><text:s/>w wyniku której<text:s/>„okrągły stół”<text:s/>stał się faktem, a wizja nowego porozumienia wydaje się być bliska.</text:p>
      <text:soft-page-break/>
      <text:p text:style-name="P748">Wagę tego podkreślił Lech Wałęsa w swoim wystąpieniu inaugurującym obrady<text:s/><text:span text:style-name="T749">„</text:span>okrągłego stołu”. Chcę przypomnieć, że to właśnie studenci, członkowie NZS<text:s/>masowo poparli robotniczy protest w maju organizując na wielu uczelniach strajki i wiece solidarnościowe.</text:p>
      <text:p text:style-name="P750">To właśnie członkowie NZS w sierpniu, mimo trwających wakacji wracali na swoje uczelnie, wspierając robotników demonstracjami,<text:s/>pikietami, akcjami dodatkowymi, czy też<text:span text:style-name="T751"><text:s/></text:span>biorąc bezpośredni udział w strajkach na terenie zakładów pracy.</text:p>
      <text:p text:style-name="P752">Dlatego też pomyślne załatwienie sprawy NZS w ramach<text:s/>„okrągłego stołu”<text:s/><text:span text:style-name="T753">wyda</text:span>je się nam szczególnie uzasadnione<text:s/><text:span text:style-name="T754">i</text:span><text:s/>oczekiwane.</text:p>
      <text:p text:style-name="P755">Prawo do swobodnego zrzeszania się stanowi żywotną potrzebę środowiska studenckiego.<text:s/><text:span text:style-name="T756">Ś</text:span>rodowiska, które już w tej chwili stanowi elitę młodej inteligencji i które w sposób naturalny za kilkanaście, czy lat kilkadziesiąt będzie stanowiło elitę polityczną, kulturalną i gospodarczą tego kraju.</text:p>
      <text:p text:style-name="P757">I myślę, że nie jest bez znaczenia dla przyszłości tego kraju, dla przyszłości Polski w jakich warunkach elita ta będzie zdobywała swoją samoświadomość, będzie zdobywała swoje niekiedy pierwsze doświadczenia w działalności społecznej. Czy będą to warunki, w których uczelnie nasze skrępowane są autorytarnymi przepisami obecnej ustawy o szkolnictwie wyższym, czy będzie to brak pluralizmu organizacyjnego, czy też nie.</text:p>
      <text:p text:style-name="P758">Sądzę, że takie słowa jak autonomia, samorządność, pluralizm, muszą stać się realnie istniejącymi w życiu naszego środowiska wartościami.</text:p>
      <text:p text:style-name="P759">Aby mogło ono w sposób jak najbardziej twórczy i pożyteczny dla społeczeństwa funkcjonować.</text:p>
      <text:p text:style-name="P760">W ostatnich dniach<text:s/><text:span text:style-name="T761">w</text:span><text:s/>kontekście obrad<text:s/><text:span text:style-name="T762">„</text:span>okrągłego stołu<text:span text:style-name="T763">”</text:span><text:s/>popularnością wśród studentów cieszy się hasło<text:s/><text:span text:style-name="T764">„</text:span>Nie ma sukcesu<text:s/><text:span text:style-name="T765">-</text:span><text:s/>bez NZS-u”. Za sukces uważamy, możliwość zawarcia nowej ugody społecznej. My takiej możliwości nie widzimy bez pomyślnego załatwienia sprawy NZS. Dlatego też szczególnie pilna jest wyraźna, jednoznaczna deklaracja ze strony władz partyjno-państwowych w sprawie rejestracji NZS<text:span text:style-name="T766">.</text:span></text:p>
      <text:p text:style-name="P767">Chcę zadać na koniec pytanie - czy została podjęta polityczna decyzja w sprawie relegalizacji Niezależnego Zrzeszenia Studentów, jako organizacji ogólnopolskiej, działającej na mocy obecnego statutu<text:span text:style-name="T768">.</text:span></text:p>
      <text:p text:style-name="P769">Dziękuję<text:span text:style-name="T770">.</text:span></text:p>
      <text:p text:style-name="P771"><text:span text:style-name="T772">P</text:span><text:span text:style-name="T773">rzewod</text:span><text:span text:style-name="T774">n</text:span><text:span text:style-name="T775">icz</text:span><text:span text:style-name="T776">ący</text:span>:</text:p>
      <text:p text:style-name="P777">Dziękuję bardzo. Gdyby ktoś z państwa mógł udzielić odpowiedzi - byłoby to przed przerwą bardzo pożądane, moglibyśmy się pochwalić sukcesem.</text:p>
      <text:p text:style-name="P778">Nie ma odpowiedzi. Pan Jan Brol? Proszę państwa, w takim razie jest to ostatnia wypowiedź przed przerwą<text:span text:style-name="T779">.<text:s/></text:span>W tej chwili ogłaszamy przerwę, a ja współprzewodniczącemu przekażę głosy, które z naszej strony padną<text:span text:style-name="T780">.</text:span></text:p>
      <text:p text:style-name="P781">Dziękuję bardzo.<text:s/>Spotykamy się<text:s/>15.45.</text:p>
      <text:p text:style-name="P782"/>
      <text:p text:style-name="P783"><text:span text:style-name="T784">/</text:span>Przerwa<text:span text:style-name="T785">/</text:span>.</text:p>
      <text:p text:style-name="P786"/>
      <text:p text:style-name="P787">/<text:span text:style-name="T788">Po</text:span><text:s/>przerwie/.</text:p>
      <text:p text:style-name="P789"/>
      <text:soft-page-break/>
      <text:p text:style-name="P790"><text:span text:style-name="T791">/Po</text:span><text:s/>przerwie obradom<text:s/><text:span text:style-name="T792">przewodniczy Zbigniew Bujak</text:span>/.</text:p>
      <text:p text:style-name="P793"><text:span text:style-name="T794">P</text:span><text:span text:style-name="T795">rzewod</text:span><text:span text:style-name="T796">n</text:span><text:span text:style-name="T797">icz</text:span><text:span text:style-name="T798">ący</text:span>:</text:p>
      <text:p text:style-name="P799">Rozpoczynamy obrady drugiej części<text:span text:style-name="T800">.</text:span><text:s/>Do głosu jest zapisanych niestety, aż 10 osób i w związku z tym musimy myśleć o sposobie na ograniczenie czasu wypowiedzi<text:span text:style-name="T801">.</text:span><text:s/>Jest więc pytanie, czy ci, którzy zapisali się do głosu godzą się na ograniczenie głosu do<text:s/><text:span text:style-name="T802">5</text:span><text:s/>minut, przy czym z tego ograniczenia wyłączylibyśmy tych, którzy zgłaszają się do repliki na zasadnicze wypowiedzi<text:span text:style-name="T803">.</text:span><text:s/>Czy ci z naszej strony, którzy są zgłoszeni, bo ci, którzy w tej chwili rezygnują z głosu, rozumiem, że przedstawi<text:span text:style-name="T804">aj</text:span>ą stanowisko już w zespole roboczym na sobotnim posiedzeniu. Chyba, że się na koniec okaże, że jeszcze jest czas.</text:p>
      <text:p text:style-name="P805">Czy ze strony rządowej jest zgoda tych, którzy się zapisali na ograniczenie czasu do<text:s/><text:span text:style-name="T806">5</text:span><text:s/>minut? Nie widzę sprzeciwu<text:span text:style-name="T807">.</text:span></text:p>
      <text:p text:style-name="P808">W takim razie przyjmujemy, że ograniczamy czas wypowiedzi do 5 minut z prawem repliki, który wtedy może być przedłużony.</text:p>
      <text:p text:style-name="P809">Na tym bym zakończył swoje prowadzenie i bardzo proszę o przejęcie prowadzenia przez mego współprzewodniczącego.</text:p>
      <text:p text:style-name="P810"><text:span text:style-name="T811">Przewodniczący - Kazimierz Secomski</text:span>:</text:p>
      <text:p text:style-name="P812">Dziękuję bardzo.</text:p>
      <text:p text:style-name="P813">Chciałbym dla porządku stwierdzić, że zapisany<text:span text:style-name="T814">c</text:span>h do głosu jest jedenaście osób, ale to nie zmienia istoty rzeczy. Jako ci, którzy mają zamiar zabrać głos w ramach repliki, są panowie Jacek Ambroziak i prof. Sokolewicz<text:span text:style-name="T815">.</text:span><text:span text:style-name="T816"><text:s/></text:span>Inni rozumiem, będą korzystali z 5<text:span text:style-name="T817">-</text:span>minutowego.</text:p>
      <text:p text:style-name="P818">Obecnie proszę o zabranie głosu pana Marka Frąckowiaka.</text:p>
      <text:p text:style-name="P819"><text:span text:style-name="T820">Ob</text:span><text:span text:style-name="T821">.</text:span><text:span text:style-name="T822"><text:s/>Marek Frąckowiak</text:span>:</text:p>
      <text:p text:style-name="P823">Szanowni Państwo! Będąc ogromnie zaszczyconym z możliwości występowania w tak dostojnym gronie, jestem jednocześnie zmuszony wyrazić pewien smutek i żal, że sytuacja zmusiła mnie do wystąpienia tutaj.</text:p>
      <text:p text:style-name="P824">Reprezentuję tutaj bowiem niezależne środowiska harcerskie<text:span text:style-name="T825">.</text:span><text:s/>Środowiska, które projekt ustawy rządowej i stowarzyszeniach, o którym dzisiaj była mowa, przyjęły, tak jak właśnie powiedziałem z dużym smutkiem.</text:p>
      <text:p text:style-name="P826">Według naszej interpretacji i powszechnego zrozumienia tego projektu wynika z niego bowiem, że... powszechnie deklarowanego dzisiaj także przy tym stole, także w trakcie obrad<text:s/>„okrągłego stołu”<text:s/>prawa do stowarzyszania się, wolności stowarzyszania, odmawia się w istocie nam harcerzom.</text:p>
      <text:p text:style-name="P827"><text:span text:style-name="T828">I</text:span><text:s/>muszę tu zauważyć, że nawet w owym niedoskonałym z naszego punktu widzenia projekcie rządowej ustawy o stowarzyszeniach, art. 40, który mówi o Związku Harcerstwa Polskiego stanowi przykry zgrzyt.</text:p>
      <text:p text:style-name="P829">Harcerstwo proszę państwa, powstało już przed prawie 80 laty, i w swej historii wielokrotnie przechodziło rozmaite koleje, także rozmaite przemiany programowe. Trzeba jednak stwierdzić, że przez niemal połowę swego istnienia jako ruch, kształt harcerstwa zdecydowanie różnił się od dzisiejszego ZHP.</text:p>
      <text:p text:style-name="P830">Chciałbym także przypomnieć państwu, że w okresie przedwojennym istniało wiele organizacji harcerskich, obok Związku Harcerstwa Polskiego. Istniało przecież także czerwone harcerstwo, istniały organizacje harcerskie mniejszości n<text:span text:style-name="T831">ar</text:span>odowych.</text:p>
      <text:p text:style-name="P832">W historii PRL losy harcerstwa były także bardzo zmienne, bardzo burzliwe powiedział<text:span text:style-name="T833">b</text:span>ym nawet.<text:s/><text:soft-page-break/>Zawierały w sobie bowiem okresy likwidacji, faktycznej likwidacji harcerstw<text:span text:style-name="T834">a</text:span>, okresy ośmieszania i dezawuowania jego tradycyjnych ideałów wychowawczych i metod działania<text:span text:style-name="T835">.</text:span><text:s/>Znamy także okresy przechwytywania tradycyjnych metod i symboli harcerskich i wykorzystywania ich do realizacji celów sprzecznych nieraz z tradycyjnymi, z tradycją harcerską.</text:p>
      <text:p text:style-name="P836">D<text:span text:style-name="T837">z</text:span>isiejszy Związek Harcerstwa Polskiego jest organizacją o bardzo ściśle określonym obliczu ideowym<text:s/><text:span text:style-name="T838">i</text:span><text:s/>jest organizacją polityczną. Jest organizacją wymagającą od swych członków ściśle określonej deklaracji światopoglądow<text:span text:style-name="T839">ej.</text:span><text:s/>Organizacją ściśle związaną z jedną partią polityczną, inspirowaną ideowo przez tę partię.</text:p>
      <text:p text:style-name="P840">W powszechnym odbiorze wśród młodzieży jawi się wobec tego ZHP jako w isto<text:span text:style-name="T841">c</text:span>ie młodzieżowa przybudówka partii, bądź w najlepszym przypadku jako przedłużenie działania państwowej szkoły.</text:p>
      <text:p text:style-name="P842">Sytuacja taka powoduje, że od bardzo dawna w jedynej przez wiele lat organizacji harcerski<text:span text:style-name="T843">ej,</text:span><text:s/>jaką był Związek Harcerstwa Polskiego, wiele środowisk młodzieżowych się nie mieści.</text:p>
      <text:p text:style-name="P844">Młodzież, której bliskie są ideały harcerskie, która pragnie pracowa<text:span text:style-name="T845">ć</text:span><text:s/>metodą harcerską, przy wykorzystaniu harcerskiej symboliki, w tej organizacji się nie mieści.</text:p>
      <text:p text:style-name="P846">Środowiska, o których mówię, pragną na ogół oprzeć swój ideał wychowawczy, oprzeć swoją pracę o ideał wychowawczy odmienny niż ten przyjęty w ZHP, najczęściej o etykę chrześcijańską i pragną też zachować pełną niezależność od jakichkolwiek kierunków politycznych i uniknąć wiązania się z jakąkolwiek partią polityczną.</text:p>
      <text:p text:style-name="P847"><text:span text:style-name="T848">W</text:span><text:s/>swojej historii środowiska te podejmowały wielokrotnie próby zre<text:span text:style-name="T849">formowan</text:span>ia Związku Harcerstwa Polskiego, próby wpłynięcia na tę organizację tak, by jej zmiany, by jej przekształcenia umożliwiły rozmaitym środowiskom harcerskim znalezienie się w niej<text:span text:style-name="T850">.</text:span><text:s/>N<text:span text:style-name="T851">aj</text:span>głośni<text:span text:style-name="T852">ej</text:span>szą taką próbą lat ostatnich był okres istnienia kręgów instruktorów harcerskich imienia Andrzeja Małkowskiego<text:span text:style-name="T853">.</text:span><text:s/>Taką próbą do tej pory przez niektóre środowiska kontynuowane, jest istnienie wewnątrz ZHP wielu środowisk i w istocie swej opozyc<text:span text:style-name="T854">yj</text:span>nych, określających się jako ruch harcerski<text:span text:style-name="T855">.</text:span></text:p>
      <text:p text:style-name="P856">Wszystkie te próby jak dotąd wykazały, że zmiana oblicza ideowego<text:s/><text:span text:style-name="T857">i</text:span><text:s/>praktyki działania ZHP w oczekiwanym przez nas kierunku jest niemożliwa i powiedziałbym w tym miejscu i w tym czasie nawet niecelowa.</text:p>
      <text:p text:style-name="P858">Podkreślam, że chodzi cały czas o środowiska harcerskie, dość liczne środowiska harcerskie, które od większoś<text:span text:style-name="T859">c</text:span>i ZHP różnią<text:s/><text:span text:style-name="T860">s</text:span>ię w znaczący sposób pod względem ideowym, czego najwyraźni<text:span text:style-name="T861">ej</text:span>szym dowodem jest opieranie się w swej pracy o inne prawo i przyrzeczenie harcerskie, niż to obowiązujące w ZHP.</text:p>
      <text:p text:style-name="P862">Przed niemal rokiem<text:s/>„Trybuna Ludu”<text:s/>organ jak zapewne bardzo właśnie opiniotwórczy dla większości z państwa, zamieściła dwa artykuły pana Kazimierza Koźniewsk<text:span text:style-name="T863">ie</text:span>go, m.in. artykuł pt.<text:s/>„Dwu-wychowaw<text:span text:style-name="T864">cz</text:span>a demoraliza<text:span text:style-name="T865">cj</text:span>a”. Pan Koźniewski w artykule tym postawił między innymi tezę, że istnienie ZHP w środowiskach, które jak już wspomniałem, używają w swej pracy innego tekstu prawa i przyrzeczenia harcerskiego,<text:s/>które wychowanie swoich członków opierają o inne zasady etyczne<text:span text:style-name="T866">,</text:span><text:s/>niż przyjęte w ZHP<text:s/><text:span text:style-name="T867">-</text:span><text:s/>jest demoraliza<text:span text:style-name="T868">cj</text:span>ą, i w istocie służy wypaczaniu charakte<text:span text:style-name="T869">r</text:span>ów młodzieży<text:span text:style-name="T870">.</text:span></text:p>
      <text:p text:style-name="P871"><text:span text:style-name="T872">W</text:span><text:s/>innym swoim artykule mówiącym o rzekomej konspiracji harc<text:span text:style-name="T873">e</text:span>rskiej pan Koźniewski z kolei omawiał istniejące poza ZHP niez<text:span text:style-name="T874">al</text:span>eżne organiza<text:span text:style-name="T875">cj</text:span>e harcerskie, zauw<text:span text:style-name="T876">ażaj</text:span>ąc, że i<text:span text:style-name="T877">st</text:span>nienie organizacji sprzecznych z obowiązującym prawem jest także demoralizujące chociażby ze względu na wychowanie młodzieży w<text:s/><text:soft-page-break/>poszanowaniu prawa<text:span text:style-name="T878">.</text:span></text:p>
      <text:p text:style-name="P879">Chciałbym ze swej strony powiedzieć, że zasadniczymi tezami pana Koźniewskiego zawartymi w tych artykułach się zdecydowanie zgadzam<text:span text:style-name="T880">.</text:span></text:p>
      <text:p text:style-name="P881">Chciałbym zwrócić uwagę na to, że tak jak to pisał przed rokiem pan Koźniewski, istnienie takiego stanu rze<text:span text:style-name="T882">c</text:span>zy o j<text:span text:style-name="T883">a</text:span>k<text:span text:style-name="T884">i</text:span>m wspomniałem przed chwilą, jest rzeczywiście demoralizujące, i stawia wiele środowisk harcerskich w sytuacji działań negacyjnych, w sytuacji, w której młodzież jest przyzwyczajana do permanentnej opozycji wobec państwa, wobec jego organów. Także zgadzając się z zasadniczymi tezami tamtego artykułu i kwestiami podnoszonymi bardzo często, wyciągnąłbym z nich tylko zdecydowanie różne wnioski.</text:p>
      <text:p text:style-name="P885">Naszym zdaniem istnienie takiej sytuacji można, taką sytuację można rozwiązać tylko poprzez umożliwienie tym wszystkim, którzy<text:s/>nie mieszczą się ze swoją pracą harcerską w organizacji, jaką jest ZHP, umożliwienie im tworzenia takich organizacji, jakie sobie sami stworzą, organizacji, w których będą realizowali własne ideały wychowawcze. Organizacji, w której praktyka działania będzie zgodna z ich przekonaniami.</text:p>
      <text:p text:style-name="P886">Stworzenie takiej sytuacji doprowadzi do likwidacji owej dwoistości wychowania, doprowadzi do likwidacji konfliktów, jakie w tej chwili mają miejsce w ZHP, a są to bardzo poważne nieraz konflikty. I doprowadzi do przesunięcia aktywności tej części młodzieży, znacznej części młodzieży - chciałbym podkreślić - z działania mającego cechy negacji na działania pozytywne.</text:p>
      <text:p text:style-name="P887">Doprowadzi także jeśli chodzi o legalizację<text:s/><text:span text:style-name="T888">i</text:span>stniejących już, niezależnych od ZHP środowisk harcerskich, do wychowania, stworzy warunki wychowania młodzieży zgodne właśnie z postulatem w poszanowaniu prawa.</text:p>
      <text:p text:style-name="P889">Chciałbym tu także zwrócić uwagę na to, że harcerstwo, jak i wszystkie organizacje młodzieżowe są w istocie szkołą demokracji, a przynajmniej powinny być taką szkołą demokracji, zwłaszcza w czasach, kiedy się tak wiele o tej demokracji mówi - o wychowaniu do demokracji.</text:p>
      <text:p text:style-name="P890">Nie jest możliwym, w moim przekonaniu,<text:s/><text:span text:style-name="T891">wyc</text:span>howanie w poczuciu demokracji w organizacji, która demokratyczną nie jest...</text:p>
      <text:p text:style-name="P892"><text:span text:style-name="T893">P</text:span><text:span text:style-name="T894">rzewod</text:span><text:span text:style-name="T895">n</text:span><text:span text:style-name="T896">icz</text:span><text:span text:style-name="T897">ący</text:span>:</text:p>
      <text:p text:style-name="P898">Przepraszam,<text:s/><text:span text:style-name="T899">upłynęło już 9 minut.</text:span><text:span text:style-name="T900"><text:s/></text:span>Oczywiście możemy ustalić inną zasadę albo jej przestrzegamy<text:span text:style-name="T901">.</text:span><text:s/>Bo przecież równie dobrze możemy się jeszcze spotkać w pełnym gronie w sobotę i dyskutować bez ograniczeń, a więc to jest do wyboru<text:span text:style-name="T902">.</text:span></text:p>
      <text:p text:style-name="P903">Ja bym apelował<text:s/><text:span text:style-name="T904">-</text:span><text:s/>albo się trzymać tych 5-minutówek, albo wyraźnie sobie powiedzieć, że się tego nie tr<text:span text:style-name="T905">z</text:span>ymamy i spotkamy się w pełnym składzie w sobotę i będziemy dyskutować dalej<text:span text:style-name="T906">.</text:span></text:p>
      <text:p text:style-name="P907">/Głos z sali na wyciszeniu/.</text:p>
      <text:p text:style-name="P908">Przyjmuję wyrzut i rozumiem, że pan Frąckowiak zechce z dalszej wypowiedzi zrezygnować, bo przekroczył pan już bardzo poważnie czas<text:span text:style-name="T909">.</text:span></text:p>
      <text:p text:style-name="P910">Kolejno proszę o zabranie głosu pana pro<text:span text:style-name="T911">f.</text:span><text:s/><text:span text:style-name="T912">Ł</text:span>ętowskiego.</text:p>
      <text:p text:style-name="P913"><text:span text:style-name="T914">P</text:span><text:span text:style-name="T915">ro</text:span><text:span text:style-name="T916">f</text:span><text:span text:style-name="T917">. J</text:span><text:span text:style-name="T918">.</text:span><text:span text:style-name="T919"><text:s/>Łętow</text:span><text:span text:style-name="T920">s</text:span><text:span text:style-name="T921">ki</text:span>:</text:p>
      <text:p text:style-name="P922">Ja nazywam się Janusz Łętowski, pracuję w Instytucie Państwa i Prawa Polskiej Akademii Nauk<text:span text:style-name="T923">.</text:span><text:s/>Jeśli państwo mi pozwolą, postaram się<text:s/><text:span text:style-name="T924">u</text:span>trzymać w swoich 5 minutach<text:span text:style-name="T925">.<text:s/></text:span>Sądzę, że zasadnicze sprawy dotyczące<text:s/><text:soft-page-break/>zarówno samorządów, jak i stowarzyszeń, może się mylę, a może jestem przesadnym optymistą, na tej sali nie będą budziły poważnie<text:span text:style-name="T926">js</text:span>zych kontrowersji. Pow<text:span text:style-name="T927">i</text:span>edz<text:span text:style-name="T928">i</text:span>ałbym, że panuje już w tej chwili atmosfera pewnego konsensusu, że historia zatoczyła swój krąg, doszła do pewnego momentu. Dwa razy do tej samej rzeki wejść nie można<text:span text:style-name="T929">.</text:span></text:p>
      <text:p text:style-name="P930">Ale jeżeli jest zgoda co do zasad, to teraz dopiero zaczną s<text:span text:style-name="T931">i</text:span>ę bardzo poważne problemy<text:span text:style-name="T932">.</text:span><text:s/>Niegdyś<text:s/>hollywoodzkie<text:s/>filmy z lat trzydziestych przedstawiały światu do uwierzenia taką metodę na życie<text:s/><text:span text:style-name="T933">-</text:span><text:s/>kochankowie się pobrali, w związku<text:s/>z tym wszystkie problemy<text:s/>rozwiązane. Nieprawda, specjaliści wiedzą, że dopiero wtedy rozpoczynają się prawdziwe problemy.</text:p>
      <text:p text:style-name="P934">Odnośnie samorządu. Chcę tylko jedną uwagę tutaj zgłosić - to jest znacznie trudniejszy<text:s/><text:span text:style-name="T935">i</text:span><text:s/>bardziej kłopotliwy, ale nie łatwiejszy i bezkonfliktowy sposób rządzenia państwem.</text:p>
      <text:p text:style-name="P936">My sobie nawet dzisiaj nie zdajemy sprawy jak dalece konfliktogenny jest to sposób rządzenia. Naturalnym zapleczem myśli samorządowej dzisia<text:span text:style-name="T937">j</text:span>, a nie myśli samorządowej<text:s/><text:span text:style-name="T938">X</text:span>I<text:span text:style-name="T939">X</text:span>-wi<text:span text:style-name="T940">e</text:span>cznej jest to, że władza centralna nie daje sobi<text:span text:style-name="T941">e</text:span><text:s/><text:span text:style-name="T942">r</text:span>ady z pewnymi problemami.</text:p>
      <text:p text:style-name="P943">I ponieważ nie potrafi ich rozwiązać sama, spycha je w dół. Patrzcie państwo na przykład we Francji. Tam gdzie samorządy są - można powiedzieć odwieczne. Jeśli rząd nie daje sobie z czymś rady - proszę bardzo spycham w dół, rządźcie się sami.</text:p>
      <text:p text:style-name="P944">Ale tak w przerwie rozmawiałem z kolegami, pani prof. Zawadzka tu obecna uśmiechnęła się i powiedziała - jak sobie wyobrażam duże miasto, które chciałoby być samorządne<text:s/><text:span text:style-name="T945">i</text:span><text:s/>być finansowane - z oczyszczalniami ścieków, ze wszystkimi świadczeniami - ze składek i podatków mieszkańców zginęłoby natychmiast.</text:p>
      <text:p text:style-name="P946">Drugi problem - jak odwrócić niebezpieczeństwo, że<text:s/>usamorządowienie<text:s/>grupy, wcale nie będą dążyły do samodzielnego działania, natomiast skoncentrują się - jak to często u nas bywa - na domaganiu się większego udziału w tz<text:span text:style-name="T947">w</text:span>. bogactwach, którymi dysponuje centrum. Nie tak dawno zakończył się, zakończyły się obrady pewnego poważnego związku zawodowego. Mało tam mówiono o sprawach doskonalenia, o sprawach idei, o sprawach kultury w tej dziedzinie pracy. Koncentrowano się na tym, żeby członkowie otrzymywali dodatkową powierzchnię mieszkalną, telefony w pierwszej kolejności, samochody, czy o takie samorząd<text:span text:style-name="T948">y</text:span><text:s/><text:span text:style-name="T949">c</text:span>hodz<text:span text:style-name="T950">i</text:span>?</text:p>
      <text:p text:style-name="P951">Czy chodzi o tego rodzaju karuzelę przetargów? Tego typu niebezpieczeństwo jest zawsze możliwe, trzeba się nad nim zastanowić od razu wstępnie.</text:p>
      <text:p text:style-name="P952">Drugi problem - samorządy, a jednostka. Jean Jacques Rousseau powiedział kiedyś, że żaden centralny tyran nie będzie z takim zapałem i z taką gorliwością ograniczał praw jednostki, jak to zrobi jego<text:s/>sąsiad,<text:s/>kolega w pracy, współmieszkaniec. Otóż ja prezentuję od dawna tezę że ta sama ochrona, która ma przysługiwać obywatelowi wobec władzy centralnej lub władzy administracyjnej, musi z uwagi na podstawowe wymogi cywilizacji państwowej przysługiwać jednostce wobec współobywateli szczególnie wówczas, gdy są oni zorganizowani.</text:p>
      <text:p text:style-name="P953"><text:span text:style-name="T954">W</text:span><text:s/>jaki sposób chronić jednostkę przed samorządami? Taki problem istnieje. Samorząd im bardziej jest samorządny i im mniej kontrolowany, przez kogo? Tym bardziej może być nieludzki wobec tych, którzy z tym samorządem nie są stowarzyszeni.</text:p>
      <text:p text:style-name="P955">Jeśli się proszę państwa jedną klikę zastąpi drugą, tylko inaczej trochę ufarbowa<text:span text:style-name="T956">n</text:span>ą, to jest to półśrodek,<text:s/><text:soft-page-break/>a nie historyczna zmiana.</text:p>
      <text:p text:style-name="P957">Co do stowarzyszeń? Znowu sądzę, że sprawy są w zasadzie przesądzone. Będziemy dyskutowali o szczegółach.</text:p>
      <text:p text:style-name="P958">Przecież tu<text:s/><text:span text:style-name="T959">w</text:span><text:s/>gruncie rzeczy chodzi o stosunek niechętny do pewnej praktyki administrowania, która wzbudzała dosyć powszechną niechęć.</text:p>
      <text:p text:style-name="P960">Zaprezentuję tutaj skrajny pogląd. Można by było zostawić nawet stare prawo o stowarzyszeniach z 1932 roku z malutkimi zmianami<text:span text:style-name="T961">.</text:span><text:s/>Wyrzucić uznanie, wprowadzić kontrolę sądową, zlikwidować monopole<text:span text:style-name="T962">.</text:span><text:s/>Wystarczy, ono<text:s/>mogłoby<text:s/>nam bardzo dobrze służyć.</text:p>
      <text:p text:style-name="P963">Rozumiem, że chcemy mieć nowe prawo. Potrzeba pewnej symboliki, potrzeba pewnej manifestacji. Ale podstawową rzeczą jest zmiana polityki<text:s/><text:span text:style-name="T964">i</text:span><text:s/>podstawową rzeczą jest zmiana praktyki. Widać że ona się już zmienia i dobrze.</text:p>
      <text:p text:style-name="P965">Do tego jedna zasadnicza uwaga: sądzę, że wiele zła czynią przywileje i fawory związane z członkostwem w stowarzyszeniach. Otóż ja nie chcę mówić o takich przywilejach i faworach, które są uwidocznione w prawie, ale o tych, które czasami są poza prawem.</text:p>
      <text:p text:style-name="P966">Czytam wczor<text:span text:style-name="T967">aj</text:span><text:s/>w gazecie, że mamy w Polsce - bardzo przepraszam, proszę mnie<text:s/><text:span text:style-name="T968">ź</text:span>le nie rozumieć, nie chcę nikogo urazić - mamy dwa rodzaje głuchych. Pierwszy głuchy to dobry, bo stowarzyszony. Ma prawo do bezpłatnego radia, do innych<text:s/><text:span text:style-name="T969">ś</text:span>wiadczeń, do różnych faworów. Drugi- n<text:span text:style-name="T970">i</text:span>estowarzyszony, to jest niedobrym głuchym, jemu się nic nie należy. Nie ma prawa, ponieważ nie jest członkiem związku.</text:p>
      <text:p text:style-name="P971">Sekunda jeszcze<text:span text:style-name="T972">.</text:span><text:s/>To jest po prostu śmieszne.</text:p>
      <text:p text:style-name="P973">I wreszcie na koniec anegdota. Jedna z moich znajomych dostała od administracji domu groźny list, że jeśli się nie zjawi na zebraniu samorządu mieszkańców, to nie pomalują<text:s/><text:span text:style-name="T974">jej</text:span><text:s/>drzwi ani okien jako jednostce aspołecznej<text:span text:style-name="T975">.</text:span></text:p>
      <text:p text:style-name="P976">To jest bardzo twórcze rozumienie idei samorządow<text:span text:style-name="T977">ej,<text:s/></text:span>morze nieco przesadne<text:span text:style-name="T978">.</text:span><text:s/>Ale to bardzo ważna sprawa, która prowadzi mnie do zasadniczego, do zasadniczej wypowiedzi, którą chcę skończyć.</text:p>
      <text:p text:style-name="P979">Otóż ja na tej sali upominam się o równie dobre prawa dla tych, których żadne samorządy, ani stowarzyszenia w ogóle nic nie obchodzą i nie chcą mie<text:span text:style-name="T980">ć</text:span><text:s/>z nimi nic wspólnego.</text:p>
      <text:p text:style-name="P981">Uważam, że jeżeli ich głos nie zabrzmi na tej sali, to stanie się to dla nich z krzywdą. A wolno człowiekowi w Polsce nie mie<text:span text:style-name="T982">ć</text:span><text:s/>nic wspólnego z samorządem, ani ze stowarzyszeniami i nie można z tego powodu b<text:span text:style-name="T983">yć</text:span><text:s/>p<text:span text:style-name="T984">o</text:span>krzywdzony<text:span text:style-name="T985">m.</text:span></text:p>
      <text:p text:style-name="P986">Dz<text:span text:style-name="T987">ię</text:span>k<text:span text:style-name="T988">uję.</text:span></text:p>
      <text:h text:style-name="P989" text:outline-level="3"><text:span text:style-name="T990">P</text:span><text:span text:style-name="T991">rzewod</text:span><text:span text:style-name="T992">n</text:span><text:span text:style-name="T993">icz</text:span><text:span text:style-name="T994">ący</text:span>:<text:bookmark-start text:name="bookmark0"/><text:bookmark-end text:name="bookmark0"/></text:h>
      <text:p text:style-name="P995">Dziękuję. Pan Stefan Bratkowski.</text:p>
      <text:p text:style-name="P996"><text:span text:style-name="T997">Ob</text:span><text:span text:style-name="T998">.<text:s/></text:span><text:span text:style-name="T999">Ste</text:span><text:span text:style-name="T1000">f</text:span><text:span text:style-name="T1001">an</text:span><text:span text:style-name="T1002"><text:s/>B</text:span><text:span text:style-name="T1003">rat</text:span><text:span text:style-name="T1004">k</text:span><text:span text:style-name="T1005">ow</text:span><text:span text:style-name="T1006">ski</text:span>:</text:p>
      <text:p text:style-name="P1007">Ja bym prosił o udzielenie mi paru minut czasu więcej<text:span text:style-name="T1008">,<text:s/></text:span>jeżeli to możliwe<text:span text:style-name="T1009">.</text:span><text:s/>A jeżeli nie, to o przeniesie na sobotę.</text:p>
      <text:p text:style-name="P1010">Można?</text:p>
      <text:p text:style-name="P1011"><text:span text:style-name="T1012">P</text:span><text:span text:style-name="T1013">rzewod</text:span><text:span text:style-name="T1014">n</text:span><text:span text:style-name="T1015">icz</text:span><text:span text:style-name="T1016">ący</text:span>:</text:p>
      <text:p text:style-name="P1017">Muszę się odwołać do consensusu<text:s/><text:span text:style-name="T1018">o</text:span>becnych. Dlatego że tak<text:s/><text:span text:style-name="T1019">-</text:span><text:s/>jeśli zakładamy, a podkreślam tu wyraźnie, taka była rozmowa z panem Bujakiem, że ponowne zebranie planarne robimy w sobotę, to nie<text:s/><text:soft-page-break/>ma ograniczeń możemy dyskutować dalej. Jeżeli chcemy według uzgodnionego wniosku, powołać dwie grupy robocze<text:s/><text:span text:style-name="T1020">-</text:span><text:s/>jedną dla stowarzyszeń, a drugą dla samorządu terytorialnego. No to dzisiaj chcielibyśmy zebr<text:span text:style-name="T1021">a</text:span>nie plenarne zakończyć, a w sobotę odbyłyby się już pierwsze posiedzenia obu grup roboczych.</text:p>
      <text:p text:style-name="P1022"><text:span text:style-name="T1023">Ob. Stefan Bratkowski</text:span>:</text:p>
      <text:p text:style-name="P1024">To ja w takim razie zrezygnuję z głosu. Bo pani Grabska<text:span text:style-name="T1025"><text:s/></text:span>przedstawiła to co miałem do powiedzenia w jakimś wielkim skrócie. Kolega Bujak też upomniał się o sprawę rozwiązanych stowarzyszeń<text:span text:style-name="T1026">.</text:span></text:p>
      <text:p text:style-name="P1027">Powiem tylko wobec tego tylko od siebie, że wydaje mi się, że warto szukać dróg do pokoju, między polskim aparatem władzy, a sporą częścią naszych środowisk kulturalnych, które są tutaj dosy<text:span text:style-name="T1028">ć</text:span><text:s/>skromnie prezentowane i wydaje mi się, że trzeba szukać drogi do jakiegoś konsensusu wyłączając przed nawias sprawy prawa o stowarzyszeniach, kwestie rozwiązanych stowarzyszeń roku 1982, oczywiście nie mówiąc o tych stowarzyszeniach rozwiązanych w latach stalinowskich, które są dalszą kwestią do dyskusji<text:span text:style-name="T1029">.</text:span></text:p>
      <text:p text:style-name="P1030">Chcę po prostu powiedzieć, że te nasze środowiska szukają same drogi do pokoju i nie będą stawiały żadnych ale, w przypadku, jeżeli dyskusja na temat znalezienia drogi do życia dla tych stowarzyszeń potoczy się w rozsądnym, racjonalnym kierunku.</text:p>
      <text:p text:style-name="P1031">Nie oczekujemy przeproszeń, nie żądamy ekspiacji ze strony tych, którzy odnieśli się do nas tak jak się odnieśli natomiast chcielibyśmy być nie tyle przedmiotem, ile partnerem rozmów, które w możliwie krótkim czasie dadzą praktyczny efekt w postaci wpisania do rejestru stowarzyszeń, tych stowarzyszeń, którym na tym zależy<text:s/><text:span text:style-name="T1032">l</text:span>ub też innego uregulowania tych kwestii w przypadku stowarzyszeń, które oczekują innego rozwiązania - mam na myśli na przykład tutaj Związek Artystów Scen Polskich.</text:p>
      <text:p text:style-name="P1033">Sądzę, że to oczekiwanie z naszej strony jest uzasadnione i nie jest jakimś marzeniem ponad stan postulat, który<text:s/>tutaj chciałem pod adresem drugiej strony zgłosić<text:span text:style-name="T1034">.</text:span><text:s/>Chcę po prostu powiedzieć, że dla sporej części intelektualistów polskich, dla sporej części ludzi kultury i artystów stan wojenny, ponieważ skutki jeszcze jego trwają, nie skończył się, a chcielibyśmy, żeby się skończył również w sensie dosłownym.</text:p>
      <text:p text:style-name="P1035">Dziękuję bardzo.</text:p>
      <text:p text:style-name="P1036"><text:span text:style-name="T1037">Przewodniczący</text:span>:</text:p>
      <text:p text:style-name="P1038">Chciałbym od razu podkreślić, że pierwsza część wypowiedzi jest podzielana przez wszystkich obecnych, po to tutaj zebraliśmy<text:s/><text:span text:style-name="T1039">s</text:span>i<text:span text:style-name="T1040">ę</text:span>, co do rozwiązanych stowarzyszeń rozumiem, że sprawa będzie na grupie roboczej na najbliższym posiedzeniu odpowiednio zanalizowana i będą przedstawione wnioski.</text:p>
      <text:p text:style-name="P1041">Uprzejmie proszę obecnie o zabranie głosu prof. Sokolewicza, w ramach repliki.</text:p>
      <text:p text:style-name="P1042"><text:span text:style-name="T1043">Prof. Wojciech Sokolewicz</text:span>:</text:p>
      <text:p text:style-name="P1044">Ponieważ jak rozumiem, mam<text:s/><text:span text:style-name="T1045">5</text:span><text:s/>minut do dyspozycji, wobec...</text:p>
      <text:p text:style-name="P1046"><text:span text:style-name="T1047">P</text:span><text:span text:style-name="T1048">rzewod</text:span><text:span text:style-name="T1049">n</text:span><text:span text:style-name="T1050">icz</text:span><text:span text:style-name="T1051">ący</text:span>:</text:p>
      <text:p text:style-name="P1052">Nie, replikanci dostali 10 minut<text:span text:style-name="T1053">.</text:span></text:p>
      <text:p text:style-name="P1054"><text:span text:style-name="T1055">Prof. Wojciech Sokolewicz</text:span><text:span text:style-name="T1056">:</text:span></text:p>
      <text:p text:style-name="P1057">10 minut. A chciałem już powiedzieć, że rezygnuję ze wszystkich ozdobników retorycznych, ale w takim razie muszę wrócić do tego.</text:p>
      <text:p text:style-name="P1058"><text:span text:style-name="T1059">Z</text:span><text:s/>tego, że najbliższe wybory do Sejmu mają być wyborami niekon<text:span text:style-name="T1060">fr</text:span>ont<text:span text:style-name="T1061">acyj</text:span>nymi, ja nie wyprowadzam tego wniosku, że na<text:span text:style-name="T1062">s</text:span>za dyskusja koniecznie i obowiązkowo musi mieć charakter kon<text:span text:style-name="T1063">fr</text:span>ontac<text:span text:style-name="T1064">yj</text:span>ny. A powodu do konfrontacji tutaj prawdę mówiąc nie ma.</text:p>
      <text:soft-page-break/>
      <text:p text:style-name="P1065">Ja chciałbym zgłosić tylko kilka uwag do tego, co był łaskaw powiedzieć pan prof. Regulski.</text:p>
      <text:p text:style-name="P1066">Otóż wydaje mnie się, że po pierwsze - ten cel jest właściwie celem wspólnym, to znaczy zbudowanie zarządu lokalnego na zasadach samorządowych i co do tego nie ma między nami żadnego sporu.</text:p>
      <text:p text:style-name="P1067">Pozwolę sobie tylko zauważyć, że ta idea usamorządowienia władzy lokalnej drąży już nasz system prawny od roku 1972 i poprzez rok 1976 jakby nie paradoksalnie te daty brzmia<text:span text:style-name="T1068">ł</text:span>y, poprzez rok 1983 i wreszcie 1988 coraz pełniej przez nasze prawo jest realizowana, co nie znaczy, że w pełni, co nie znaczy, że konsekwentnie, i co<text:s/><text:span text:style-name="T1069">n</text:span>ie znaczy, że dostatecznie szybko. Jednakże to co dotąd zostało na płaszczyźnie prawnej przynajmniej dokonane, to nie są li tylko deklaracje, to są pewne linie rozwiązania, pewne konstrukcje, pewne instytucje, do których można nawiązać, i które można i należy rozwinąć.<text:s/><text:span text:style-name="T1070">W</text:span><text:s/>jakim kierunku - no o tym będziemy debatować<text:s/><text:span text:style-name="T1071">w</text:span><text:s/>naszej grupie roboc<text:span text:style-name="T1072">z</text:span>ej<text:span text:style-name="T1073">.</text:span></text:p>
      <text:p text:style-name="P1074">Pozwolę sobie także zwrócić uwagę na to<text:span text:style-name="T1075">,</text:span><text:s/>iż mniej ważne są<text:span text:style-name="T1076"><text:s/></text:span>chyba tutaj definicje teoretyczne i nie spierajmy się o słowa<text:span text:style-name="T1077">.</text:span><text:s/>Ważne jest to, jaki ma być zakres kompetencji tego samorządu terytorialnego, w jakich formach ma działać i jak ma być zorganizowany. Modele mogą być bardzo różne, mogą być z różnych krajów przybierane jakie kto woli modele, mogą być także z przeszłości czerpane bardzo, bardzo różne wzorce i dlatego ogromnie się cieszę, że pan pro<text:span text:style-name="T1078">f.</text:span><text:s/>Regulski nie powiedział o odbudowie samorządu terytorialnego, co by<text:s/><text:span text:style-name="T1079">s</text:span>ugerowało, że musimy konieczne przyj<text:span text:style-name="T1080">ą</text:span>ć ten model, który u nas istniał do 1950 roku, ale możemy wspólnie zastanawiać się nad nowym modelem, no najlepiej pasującym do naszych obecnych dzisiejszych potrzeb.</text:p>
      <text:p text:style-name="P1081">I przechodzę do kolejnej sprawy, to jest stosunek między samorządem a państwem<text:span text:style-name="T1082">.</text:span><text:s/>Otóż wydaje mnie się, że reformy samorządowej, tego usamorządowienia władzy lokalnej nie możemy odrywać od kontekstu reformy całego ustroju państwa. A tym bardziej nie powinniśmy przeciwstawiać samorządu państwu<text:span text:style-name="T1083">.</text:span></text:p>
      <text:p text:style-name="P1084">Ja nie chcę tutaj być złośliwym, ale w końcu strona jak to się mówi samorządowa, nie<text:s/><text:span text:style-name="T1085">-</text:span><text:s/>opozyc<text:span text:style-name="T1086">yj</text:span>no-solidarnościowa już pewne takie aluzje w naszym kierunku poczyniła, więc ja pozwolę sobie stwierdzić, że moim zdaniem nadmiernie ostre przeciwstawianie, państwa samorządowi, czy samorządu państwu w 1980 - 1981 roku przyczyniło się w niemałym stopniu, nie mówię, że było wyłącznym powodem - ale przyczyniło się w niemałym stopniu do dużej ostrożności w kierunku usamorządowienia władzy lokalnej jaka cechowała postępowanie władz w późniejszym okresie.</text:p>
      <text:p text:style-name="P1087">Mnie si<text:span text:style-name="T1088">ę</text:span><text:s/>wydaje, że rzecz polega na tym, iż należy dążyć do uspołecznienia państwa jako całości, przy czym samorząd miałby być jednym z elementów,<text:s/><text:span text:style-name="T1089">j</text:span>edną z form właśnie tego uspołecznienia, czy może w cudzysłowie powiedzmy nawet usamorządowienia w niektórych dziedzinach państwa jako całości<text:span text:style-name="T1090">.</text:span><text:s/>Nie widzę powodu dla jakiego organy przedstawicielskie samorządu na przykład miałyby być pozbawione atrybutów władzy państwowej<text:span text:style-name="T1091">.</text:span><text:s/>Jest to oczywiście rzecz do bardziej spe<text:span text:style-name="T1092">cj</text:span>alistyczn<text:span text:style-name="T1093">ej</text:span><text:s/>dyskusji, ale tu tylko ją sygnalizu<text:span text:style-name="T1094">ję</text:span>.</text:p>
      <text:p text:style-name="P1095">Zgadzam się całkowicie z tym co pan profesor powiedział, iż urzędnik państwowy nie może zarządzać sprawami samorządu terytorialnego, ale kto powiedział, że urzędnik samorządu nie może wykonywać zleconych zadań państwa. Tak - zresztą użyję tego banalnego już i nadużywanego przez drugą stronę powiedzenia - jest na całym niemal świecie.</text:p>
      <text:p text:style-name="P1096">Rozumiem, że jednym z głównych problemów jaki tutaj będzie do rozwiązania, to będzie problem finansów samorządowych, wyposażenia samorządów terytorialnych w odpowiednie środki własne<text:span text:style-name="T1097">.</text:span></text:p>
      <text:soft-page-break/>
      <text:p text:style-name="P1098">Ja patrzę bardzo sceptycznie na propozycję oparcia funduszów samorządu terytorialnego głównie na podatkach lokalnych, no bo co by to oznaczało, chyba by musiało oznaczać nadmierne obciążenie ludności nowymi podatkami, bo nie jestem pewny, czy w obecnej sytuacji finansowej to państwo, czy też władze naczelne państwa tak chętnie zrezygnują z wpływów podatkowych, które są dotychczas w ich dyspozy<text:span text:style-name="T1099">cj</text:span>i<text:span text:style-name="T1100">.</text:span></text:p>
      <text:p text:style-name="P1101">Niemniej dostrzegam tutaj możliwości znacznego postępu<text:s/>o ile, niech to będzie poza protokołem, wspólnie obu naszym stronom uda się przełamać ten mur dotąd nieprzenik<text:span text:style-name="T1102">al</text:span>n<text:span text:style-name="T1103">y</text:span>, jakim była pewna rutyna funk<text:span text:style-name="T1104">cjo</text:span>n<text:span text:style-name="T1105">ar</text:span>iuszy Ministerstwa Finansów, Finansów<text:s/><text:span text:style-name="T1106">-</text:span><text:s/>nie innego.</text:p>
      <text:p text:style-name="P1107">Chciałbym zwrócić uwagę także już w końcu na to, iż trzeba przyjąć w tym działaniu już różne horyzonty działania i różne - i wziąć pod uwagę różne płaszczyzny prawne. Otóż wydaje mnie się, że musimy mieć na uwadze to, iż gruntowna reforma samorządowa wymagać będzie gruntownej reformy odpowiedniego rozdziału konstytucji, który w obecnym brzmieniu będzie hamulcem dla tej reformy. Jestem jak najbardziej za tym, tylko nie bardzo sobie wyobrażam, by można tego było dokonać w formie częściowej zmiany konstytucji.</text:p>
      <text:p text:style-name="P1108">Boję się, że na tę gruntowną, konstytuc<text:span text:style-name="T1109">yj</text:span>ną powiedziałbym konstytucyjnie utrwalającą samorząd terytorialny reformę zaczekać będziemy musieli do nowej<text:s/>konstytucji, która oby przyszła jak n<text:span text:style-name="T1110">aj</text:span>wcześni<text:span text:style-name="T1111">ej</text:span>, zapewne przez nowy już Sejm uchwalona.</text:p>
      <text:p text:style-name="P1112">I ostatnia już moja uwaga polemiczna do pana prof. Regulskiego, ja idę znacznie dalej,<text:s/><text:span text:style-name="T1113">n</text:span>iż on w swoich propozycjach tutaj zgłoszonych, mianowicie ja jestem zdania, że nie ma żadnego powodu, aby nie tworzyć województw, jako jednostek samorządu terytorialnego. Inaczej mówiąc, uważam, iż samorząd terytorialny w warunkach współczesnej cywilizacji nie powinien być ograniczony jedynie do tych n<text:span text:style-name="T1114">aj</text:span>mniejszych jednostek, osiedleńczych, ale powinien być - tak jak to jest w większości bodaj krajó<text:span text:style-name="T1115">w</text:span><text:s/>Zachodniej Europy i tak jak to przewidywała Konstytucja marcowa z 1921 roku, zorganizowany także w wo<text:span text:style-name="T1116">je</text:span>wództw<text:span text:style-name="T1117">ac</text:span>h.</text:p>
      <text:p text:style-name="P1118"><text:s/>Dziękuję.</text:p>
      <text:p text:style-name="P1119"><text:span text:style-name="T1120">Przewodnicząc</text:span><text:span text:style-name="T1121">y</text:span><text:span text:style-name="T1122">:</text:span></text:p>
      <text:p text:style-name="P1123">Dziękuję bardzo<text:span text:style-name="T1124">.</text:span></text:p>
      <text:p text:style-name="P1125">Uprzejmie proszę o zabranie głosu pana Janusza Stępniaka.</text:p>
      <text:p text:style-name="P1126"><text:span text:style-name="T1127">Ob. Janusz Stępniak</text:span>:</text:p>
      <text:p text:style-name="P1128">Nazywam się Janusz Stępniak, jestem rolnikiem i przewodniczącym Gminnej Rady Narodowej w F<text:span text:style-name="T1129">aj</text:span>sławicach<text:s/><text:span text:style-name="T1130">j</text:span>ednocześnie.</text:p>
      <text:p text:style-name="P1131">Otóż prof. Łętowski tutaj wyręczył mnie niejako mówiąc, o zagrożeniach ze strony samorządu i ja już na temat nie będę mówił, chociaż one rzeczywiście istnieją.</text:p>
      <text:p text:style-name="P1132">Chciałbym natomiast coś powiedzieć na temat co przemawia za tym, aby rzeczywiście te samorządy rzeczywiście zaczęły funkcjonować jako samorządy, a nie jako pewne parawany, okrywające rzeczywistą władzę prawda w gminie. To znaczy ja rozumiem, że tutaj są moje doświadczenia, że w tej chwili samorząd, który - gminne rady, które są w tej chwili, które istnieją, są po prostu parawanami, atrapami przykrywające rzeczywistą władzę, a rządzi się po prostu na zasadzie centralizmu z centrum prawda rządzi się oczywiście gminą, co oczywiście jest zupełnym wyn<text:span text:style-name="T1133">at</text:span>urzeniem. I mówienie o samorządzie w tej chwili jako o samorządzie jest w pewnym sensie śmieszne.</text:p>
      <text:p text:style-name="P1134">A więc wydaje mi się, że przede wszystkim mamy pewną sytuację, którą być może samorząd pomoże<text:s/><text:soft-page-break/>rozwiązać. To znaczy przede wszystkim może spowodować odbudowanie poczucia podmiotowości w społeczeństwie.</text:p>
      <text:p text:style-name="P1135">Siłą rzeczy, to znaczy po prostu ludzie poczują się u siebie, poczują się u siebie gospodarzami, poczują się u siebie, że sami się rządzą, powiedzmy na danym terenie i wydaje mi się, że może to po prostu przełamać tą powszechną bierność i apatię, d<text:span text:style-name="T1136">o</text:span><text:s/>której się oczywiście wszyscy chyba się tutaj zgadzamy<text:span text:style-name="T1137">,<text:s/></text:span>że taka istnieje.</text:p>
      <text:p text:style-name="P1138">Po drugie<text:s/><text:span text:style-name="T1139">-</text:span><text:s/>wydaje mi się, że zwolennicy reform mogą przez to zyskać no mocnego partnera, jednocześnie wzmocni się autorytet władzy<text:span text:style-name="T1140">.</text:span></text:p>
      <text:p text:style-name="P1141">Po trzecie - może stać się to miejscem swoistego eksperymentu, w którym obecna władza będzie mogła bezpiecznie zrezygnować z monopolu, a więc będziemy mieli do czynienia tutaj z pewnym ewolucyjnym przechodzeniem w system demokratyczny.</text:p>
      <text:p text:style-name="P1142">Wreszcie trzecia sprawa - czwarta sprawa, to jest to przełamanie społecznej bierności, apatii, o której mówiłem, której właśnie autentyczny samorząd może pomóc. Na pewno może spowodować - powtarzam może - wyzwolenie pewnych inicjatyw społeczno-gospodarczych na terenie gminy i wydaje mi się, że może również tutaj mieć jakieś dodatnie, to znaczy znaczenie gospodarcze. Po prostu te wszystkie k<text:span text:style-name="T1143">ł</text:span>opoty gospodarcze, które mamy, które jakieś inicjatywy powstaną.<text:s/>Może to być po prostu, mogą one pomóc w rozładowaniu tychże kłopotów gospodarczych.</text:p>
      <text:p text:style-name="P1144">Poza tym spowoduje, może spowodować swego rodzaju normalizację życia na wsi, to znaczy przez to, że na wsi zacznie się rozwijać infrastruktura. Że być może ci ludzie zaczną coś robić dla siebie. Powstaną nowe możliwości pracy jest możliwość tutaj znów rozwiązywania pewnych problemów typu prawda<text:s/><text:span text:style-name="T1145">„</text:span>wąskie gardła”, problem mieszkaniowy, problem ruchów ludności itd., przewozu.</text:p>
      <text:p text:style-name="P1146">I wreszcie sprawa ostatnia, po prostu wydaje mi się, że samorząd może usprawnić system zarządzania terenem,<text:s/>to oczywiście zresztą pan o tym mówił również.</text:p>
      <text:p text:style-name="P1147">Rozumiem to w ten sposób, że chodzi tu po prostu o to, że wiadomo, jakie sprawy w gminie są ważne, co - o czym trzeba decydować i jakie decyzje trzeba podejmować prawda.<text:s/><text:span text:style-name="T1148">I</text:span><text:s/>wydaje mi się, że to jest sprawa oczywista, że kierowanie ze strony centrum gminą jest rzeczą sensowną.</text:p>
      <text:p text:style-name="P1149">Dziękuję bardzo.</text:p>
      <text:p text:style-name="P1150"><text:span text:style-name="T1151">Przewodni</text:span><text:span text:style-name="T1152">cz</text:span><text:span text:style-name="T1153">ąc</text:span><text:span text:style-name="T1154">y</text:span><text:span text:style-name="T1155">:</text:span></text:p>
      <text:p text:style-name="P1156">Dziękuję uprzejmie<text:span text:style-name="T1157">.</text:span></text:p>
      <text:p text:style-name="P1158">Uprzejmie proszę o zabranie głosu panią posłankę Moskal<text:span text:style-name="T1159">.</text:span></text:p>
      <text:p text:style-name="P1160"><text:span text:style-name="T1161">Ob</text:span><text:span text:style-name="T1162">.</text:span><text:span text:style-name="T1163"><text:s/>Poseł Maria Moskal</text:span>:</text:p>
      <text:p text:style-name="P1164">Panowie Przewodniczący! Szanowni Zebrani!</text:p>
      <text:p text:style-name="P1165">Chciałam w tym bardzo ograniczonym czasie przekazać swoje uwagi w zakresie przede wszystkim samorządu terytorialnego na terenie, działającego na terenie wsi, a ponieważ jestem członkiem<text:s/><text:span text:style-name="T1166">Zj</text:span>ednoczonego Stronnictwa Ludowego, więc sprawy wsi i samorządności jej są mi bardzo bliskie<text:span text:style-name="T1167">.</text:span></text:p>
      <text:p text:style-name="P1168">Uważamy, że poprzez demokratyza<text:span text:style-name="T1169">cj</text:span>ę życia na ws<text:span text:style-name="T1170">i</text:span>, a do niej należy włączyć w sposób pierwszoplanowy demokratyczną ordynację wyborczą do rad narodowych i samorządó<text:span text:style-name="T1171">w</text:span><text:s/>ter<text:span text:style-name="T1172">yt</text:span>orialnych na wszystkich szczeblach oraz nowelizację ustawy określającej warunki rzeczywistego sprawowania roli gospodarza przez samorząd na swoim terenie.</text:p>
      <text:soft-page-break/>
      <text:p text:style-name="P1173">Nowa ordynacja wyborcza powinna zapewnić integrację środowiska poprzez możliwość demokratycznego wyboru członków samorządu, spośród kandydatów, które będą zgłaszane przez partie polityczne, związki zawodowe, stowarzyszenia i inne organizacje, a także osób bezpartyjnych, którzy się cieszą w swoim środowisku autorytetem i można ich zgłaszać będzie na zebrani<text:span text:style-name="T1174">ac</text:span>h wi<text:span text:style-name="T1175">ejs</text:span>kich.</text:p>
      <text:p text:style-name="P1176">Jeżeli zebranie wiejskie zaakceptuje tych ludzi,<text:s/><text:span text:style-name="T1177">a</text:span><text:s/>są to środowiska bardzo wąskie, myślę, że będą to wybory najbardziej po prostu trafne, a ludzie reprezentujący dane środowisko spełnią oczekiwane i pokładane w nich nadzieje.</text:p>
      <text:p text:style-name="P1178">Wypełnianie przez samorządy roli gospodarza wiąże się z koniecznością przekazania im ustawowo większych kompetencji, szczególnie w zakresie pozyskiwania<text:s/><text:span text:style-name="T1179">fu</text:span>nd<text:span text:style-name="T1180">us</text:span>z<text:span text:style-name="T1181">y</text:span><text:s/>i dysponowania nimi.</text:p>
      <text:p text:style-name="P1182">Dotychczasowe uregulowania w zakresie na przykład własności komunalnej, podatków lokalnych, pod<text:span text:style-name="T1183">le</text:span>głości podmiotów<text:s/>gos<text:span text:style-name="T1184">po</text:span>d<text:span text:style-name="T1185">arcz</text:span>ych m<text:span text:style-name="T1186">i</text:span>ędzy<text:s/><text:span text:style-name="T1187">fu</text:span>ndu<text:span text:style-name="T1188">szami</text:span><text:s/>odprow<text:span text:style-name="T1189">ad</text:span>zan<text:span text:style-name="T1190">ym</text:span>i do budż<text:span text:style-name="T1191">et</text:span>u państwa, a pozost<text:span text:style-name="T1192">aj</text:span>ącymi w dyspozycji samorządu, są niekorzystne i ograniczają działalność samorządu.</text:p>
      <text:p text:style-name="P1193"><text:span text:style-name="T1194">I</text:span><text:s/>tutaj chciałabym się odnieść do mojego przedmówcy<text:span text:style-name="T1195">.<text:s/></text:span>Uważam, że gdyby samorządy posiadały większe środki<text:s/><text:span text:style-name="T1196">w</text:span><text:s/>ich dyspozycji własnej, na pewno szereg problemów, które na dzień dzisiejszy również je skłócają między sobą, można byłoby uniknąć<text:span text:style-name="T1197">.</text:span><text:s/>Mam tutaj na uwadze środowisko op<text:span text:style-name="T1198">o</text:span>lskie, z którego się wywodzę, gdzie mamy wsie bardzo bogate, wysoko produkcyjne, gdzie tych pieniędzy na funduszach samorządowych jest więcej i muszę państwu powiedzieć, że jeżeli dojdzie jeszcze do przekazywania tych funduszy między poszczególnymi sołectwami, wsiami, wychodzą z tego bardzo pozytywne i po prostu inicjatywy, które działają na rzecz szerszego środowiska<text:span text:style-name="T1199">.</text:span><text:s/>Mam tutaj na uwadze na przykład budowę poczty czy przedszkoli, które tworzą się właśnie z tych funduszy, a pracują na rzecz dwóch - trzech gmin.</text:p>
      <text:p text:style-name="P1200">I tutaj wydaje mi się, że świadomość budowana poprzez środki naszych radnych, ich możliwości, na pewno by w sposób bardzo znaczny pobudziła ich działalność.</text:p>
      <text:p text:style-name="P1201">Istotną kwestią jest również nowe precyzyjne usytuowanie samorządów wobec władz administracyjnych i politycznych, które powinno podnieś<text:span text:style-name="T1202">ć</text:span><text:s/>rangę i zapewnić samodzielność samorządów<text:span text:style-name="T1203">.</text:span></text:p>
      <text:p text:style-name="P1204">Zjednoczone Stronnictwo Ludowe opowiada się za faktycznym decydowaniem gminnych rad o wyborze i odwoływaniu naczelnika o<text:span text:style-name="T1205">r</text:span>az tym, by był on organem wykonawczym wobec rady<text:span text:style-name="T1206">.</text:span><text:s/>Chodzi o to, by naczelnicy byli powiązani z terenem swojej p<text:span text:style-name="T1207">r</text:span>acy, zaś na tym szczeblu ludzie dobrze się znają<text:s/>i demokr<text:span text:style-name="T1208">at</text:span>y<text:span text:style-name="T1209">cz</text:span>nie wybrana rada, potrafi właściwie funkcjonować w takim układzie.</text:p>
      <text:p text:style-name="P1210">Potrzebne jest też inne określenie pozycji sołtysów, którzy jeszcze w wielu przypadkach są uważani za urzędników państwowych, a nie faktycznych reprezentantów wsi<text:span text:style-name="T1211">.</text:span></text:p>
      <text:p text:style-name="P1212">Partie polityczne powinny<text:s/>wpływać<text:s/>na działalność samorządów przez swoich członków, którzy znajdują się w składzie samorządu, zaś samorząd jako całość winien być suwerenny, w stosunku do instancji partyjnych<text:span text:style-name="T1213">.</text:span></text:p>
      <text:p text:style-name="P1214">Zjednoczone Stronnictwo Ludowe opowiada się również za pluralizmem społeczno-zawodowym na wsi, za różnymi formami samoorganizowania się j<text:span text:style-name="T1215">ej</text:span><text:s/>mieszkańców, stowarzyszeniach, towarzystwach, klubach, które wzbogacać będą infr<text:span text:style-name="T1216">as</text:span>trukturę społeczno-polityczną i gospodarczą współtworzącą postęp i odzwierciedl<text:span text:style-name="T1217">ają</text:span>cą polską różnorodność.</text:p>
      <text:p text:style-name="P1218">Dzięku<text:span text:style-name="T1219">ję.<text:s/></text:span>Zmieściłam się w czasie?</text:p>
      <text:p text:style-name="P1220">/Tak/.</text:p>
      <text:soft-page-break/>
      <text:p text:style-name="P1221">Bo kobiecie to bardzo trudno.</text:p>
      <text:p text:style-name="P1222"><text:span text:style-name="T1223">Przewodn</text:span><text:span text:style-name="T1224">icz</text:span><text:span text:style-name="T1225">ą</text:span><text:span text:style-name="T1226">c</text:span><text:span text:style-name="T1227">y</text:span>:</text:p>
      <text:p text:style-name="P1228">Niestety tak. Dziękuję bardzo<text:span text:style-name="T1229">.</text:span></text:p>
      <text:p text:style-name="P1230">Uprzejmie proszę o zabranie głosu pana Zbigniewa Rokickiego.</text:p>
      <text:p text:style-name="P1231"><text:span text:style-name="T1232">Ob</text:span><text:span text:style-name="T1233">.</text:span><text:span text:style-name="T1234"><text:s/>Zbigniew Rokicki</text:span>:</text:p>
      <text:p text:style-name="P1235">Zbigniew Rokicki<text:s/><text:span text:style-name="T1236">-</text:span><text:s/>rolnik,<text:s/><text:span text:style-name="T1237">„</text:span>Solidarność<text:span text:style-name="T1238">”</text:span><text:s/>Rolników<text:span text:style-name="T1239">.</text:span></text:p>
      <text:p text:style-name="P1240">Właściwie temat został już dość dokładnie wyczerpany i wszyscy się zgadzają, nikt nie jest przeciw. Są tylko niepokoje zgłaszane<text:span text:style-name="T1241">.</text:span><text:s/>między innymi taki niepokój, obawę wyrażał pan prof. Łętowski. Ja nie będę się dopominał o skarby będące w dyspozycji centrum.</text:p>
      <text:p text:style-name="P1242">Podzielam obawę pana profesora dotyczącą ograniczania wolności obywatela. Ja upatruję na ten problem takie lekarstwo, stosowanie takiej zasady. W ogóle jako model do myślenia o samorządzie proponowałbym wyobrażenie sobie, posługiwanie<text:s/>się takim mechanizmem organizowania się społeczeństwa. Wolni ludzie, sąsiedzi, wytwórcy, wsp<text:span text:style-name="T1243">ól</text:span>nie realizują cele i tu podkreślam, których nie można zrealizować indywidu<text:span text:style-name="T1244">al</text:span>nie. Tworzą instytu<text:span text:style-name="T1245">cjo</text:span>n<text:span text:style-name="T1246">al</text:span>ne formy współżycia, gospodarowania, reprezenta<text:span text:style-name="T1247">cj</text:span>ę<text:s/><text:span text:style-name="T1248">i</text:span><text:s/>zarząd. Gromadzą na ten cel niezbędne środki.</text:p>
      <text:p text:style-name="P1249">Cele i zadania dotyczące większej grupy obywateli, większego obszaru<text:s/><text:span text:style-name="T1250">-</text:span><text:s/>realizują na wyższym szczeblu samorządu i przekazują niezbędną do ich realizacji część środków.</text:p>
      <text:p text:style-name="P1251">I z takiego rozumowania istoty samorządu wynika między innymi taka oto zasada<text:span text:style-name="T1252">.</text:span><text:s/>Każda prerogatywa, każde poszerzenie zakresu władzy na każdym szczeblu samorządu powinno być weryfikowane warunkiem niezbędności do realizacji tego celu. Podkreślam<text:s/><text:span text:style-name="T1253">-</text:span><text:s/>niezbędności<text:s/><text:span text:style-name="T1254">-</text:span><text:s/>a nie celowości ze względu na łatwość realizacji celu.</text:p>
      <text:p text:style-name="P1255">Stosowanie tego drugiego kryterium zmierza w kierunku, który prędzej czy później doprowadzi do naruszenia zasady podmiotowości obywatela, społeczności wsi, gminy. Prowadzi<text:s/>do co<text:span text:style-name="T1256">r</text:span>az szybszego przemieszczania się kompetencji do centrum<text:span text:style-name="T1257">,</text:span><text:s/>czyli do totalitaryzmu<text:span text:style-name="T1258">.</text:span></text:p>
      <text:p text:style-name="P1259">Wyrazem totalitaryzmu jest zapamiętana przeze mnie, zapamiętane przeze mnie ze szkoły zawołanie<text:s/>„kolektyw wszystkim, jednostka zerem”.</text:p>
      <text:p text:style-name="P1260">Jednostka jest podmiotem i podstawą każdego kolektywu, natomiast budowanie społeczeństwa w zamienionych w<text:s/>„z<text:span text:style-name="T1261">e</text:span>ra”<text:s/>obywateli daje sumę równą zeru, co widać za oknami.</text:p>
      <text:p text:style-name="P1262">Proszę Państwa! Posłużę się przykładem. Ja biorę udział w posiedzeniach zespołu rolniczego i tam jeden z kolegów zacytował taką statystykę: Wieś Drożków - województwo zielonogórskie przed wojną: 2 zakłady i sklepy wędliniarskie, 2 piekarnie, 3 młyny, 3 stawy rybne, 2 stolarnie, 1 zakład rymarski, 1 ślusarski, 2 sklepy kolonialne, 1 motel i stacja benzynowa, 2 domy ludowe z zapleczem, duża szkoła<text:span text:style-name="T1263">.</text:span></text:p>
      <text:p text:style-name="P1264">Dzisiaj: szkoła 6-klasowa, 1 sklep wiejski.</text:p>
      <text:p text:style-name="P1265">O tym czego można się nauczyć w tej szkole i co można kupić w tym sklepie nie będę mówił. Ze 120 gospodarstw w tej wsi pozostało 30. To jest właśnie to zero. To jest<text:s/>pustynn<text:span text:style-name="T1266">i</text:span>enie.</text:p>
      <text:p text:style-name="P1267">N<text:span text:style-name="T1268">ajtr</text:span>udni<text:span text:style-name="T1269">ejs</text:span>zym problemem<text:s/>„okrągłego stołu”<text:s/>jest znalezienie recepty na wyjście z biedy. Tak jak tutaj wszyscy się zgadzamy co do właściwie generalnie, co do tego, jaki ma być samorząd, tak nie możemy znaleźć wspólnej recepty na uzdrowienie gospodarki idealnej.</text:p>
      <text:p text:style-name="P1270">Wszyscy państwo zapewne słyszeli z telewizora, że podzielić można tylko to co się wytworzy<text:span text:style-name="T1271">.</text:span><text:s/>Ta<text:s/><text:soft-page-break/>odkrywcza zasada można by tak kontynuować: wszystko co zostanie wytworzone,<text:s/>musi być wytworzone przez ludzi<text:span text:style-name="T1272">.</text:span><text:s/>Wielkość zaś tego co wytworzy pojedynczy człowiek jest limitowane obszarem, na jakim ten człowiek działa, to znaczy zakresem posiadanej przez niego wolności; wolności gospodarczej i wszystkich innych elementów składających się na pojęcie<text:s/><text:span text:style-name="T1273">„</text:span>wolności w ogóle<text:span text:style-name="T1274">”</text:span>.</text:p>
      <text:p text:style-name="P1275">Tu słowo o wolności stowarzyszania się<text:span text:style-name="T1276">.</text:span><text:s/>Ustawa o organizacjach społeczno-zawodowych rolników mówi: rolnicy zrzeszają się w:<text:s/><text:span text:style-name="T1277">-</text:span><text:s/>i tu następuje wyliczenie z nazwy organizacji w jakich rolnicy mogą się zrzeszać.<text:s/><text:span text:style-name="T1278">U</text:span>stawa ta daje więc mi wolność wyboru pomiędzy na przykład Związkiem Hodowców Owiec i Kołem Gospodyń Wiejskich<text:span text:style-name="T1279">.</text:span><text:s/>No moim zdaniem jest to bardzo ograniczona wolność wyboru, jest to parodia wolności.</text:p>
      <text:p text:style-name="P1280">I jeszcze był tu poruszony problem, bo jeżeli rozważamy o - mówimy o samorządzie, to mówimy przeważnie o relacji administra<text:span text:style-name="T1281">cj</text:span>a - samorząd<text:span text:style-name="T1282">.</text:span><text:s/>Prof<text:span text:style-name="T1283">.</text:span><text:s/>Regulski wspomniał o partiach politycznych.</text:p>
      <text:p text:style-name="P1284">Proszę Państwa! Jest absurdalną rzeczą, jeżeli w gminie rządzi sekretarz, który reprezentuje kilka procent mieszkańców gminy i<text:s/><text:span text:style-name="T1285">w</text:span><text:s/>dodatku<text:s/><text:span text:style-name="T1286">s</text:span>am płaci za nich składki członkowskie<text:span text:style-name="T1287">.<text:s/></text:span>Jest to sytuacja, w której - co do której ja nie potrafię właściwie - uważam ją za tak bzdurną, że nie uważam za stosowne argumentować w tej sprawie<text:span text:style-name="T1288">.</text:span></text:p>
      <text:p text:style-name="P1289">Dziękuję.</text:p>
      <text:p text:style-name="P1290"><text:span text:style-name="T1291">P</text:span><text:span text:style-name="T1292">rzewod</text:span><text:span text:style-name="T1293">n</text:span><text:span text:style-name="T1294">icz</text:span><text:span text:style-name="T1295">ący</text:span>:</text:p>
      <text:p text:style-name="P1296">Dziękuję bardzo<text:span text:style-name="T1297">.</text:span></text:p>
      <text:p text:style-name="P1298">Uprzejmie proszę o zabranie głosu pana Antoniego<text:s/>Paris<text:span text:style-name="T1299">a</text:span>, rolnika indywidu<text:span text:style-name="T1300">a</text:span>lneg<text:span text:style-name="T1301">o</text:span>.</text:p>
      <text:p text:style-name="P1302"><text:span text:style-name="T1303">Ob</text:span><text:span text:style-name="T1304">.</text:span><text:span text:style-name="T1305"><text:s/>Antoni Pari</text:span><text:span text:style-name="T1306">s</text:span>:</text:p>
      <text:p text:style-name="P1307">Proszę nie uważać mojego głosu jako repliki<text:span text:style-name="T1308">.</text:span><text:s/>Reprezentuję Związek Rolników, Kółek i Organizacji Rolniczych<text:span text:style-name="T1309">.</text:span></text:p>
      <text:p text:style-name="P1310">Było tutaj bardzo wiele głosów ze strony solidarnościow<text:span text:style-name="T1311">ej<text:s/></text:span>niezwykle rozsądnych, były na doś<text:span text:style-name="T1312">ć</text:span><text:s/>dużym szczeblu<text:s/><text:span text:style-name="T1313">-</text:span><text:s/>stopniu przepraszam<text:s/><text:span text:style-name="T1314">-</text:span><text:s/>uogólnienia, ale mówiły o tym, że samorząd to po prostu samorządność<text:span text:style-name="T1315">.</text:span></text:p>
      <text:p text:style-name="P1316">Ja jako rolnik z tego żyjący wraz z rodziną zgadzam się z tym, bo w tej chwili płacimy podatki, z tych podatków powstaje fundusz wiejski między innymi, a tym funduszem na wsi nie rządzą rolnicy, bo większość polskich wsi lub inaczej<text:s/><text:span text:style-name="T1317">-</text:span><text:s/>duże polskie wsie, to nie sami rolnicy. Ale i statystycznie na wsi mieszkają w większości rolnicy.</text:p>
      <text:p text:style-name="P1318">Kiedy bym chciał odnieść to do Gminnej Rady Narodowej, a był tutaj aż przewodniczący Gminnej Rady Narodowej, powiedziałbym nieco krócej niż ten kolega. Otóż tam już tą radę, jeżeli się nie wybierze rolniczą, to jest to rzecz po prostu naturalna, no bo już gminy to przeważnie są bardzo mieszane i bardzo nierolnicze. Mało jest gmin czysto rolniczych, a nikt nie myśli na przykład o gminach mi<text:span text:style-name="T1319">ej</text:span>sko-rolniczych, całkiem mi<text:span text:style-name="T1320">ej</text:span>sko-rolniczych, gdzie w ogólne nik<text:span text:style-name="T1321">t</text:span><text:s/>nie ten interes rolnika albo o dzielnicach. Ale ponieważ tu jest samorząd terytorialny, to ja będę się ściśle tego tematu trzymał.</text:p>
      <text:p text:style-name="P1322">Proszę Państwa! Nie można powiedzieć, że ustawa specjalna do której organizacja Kółek Rolniczych dopracowała się przez 130-letnią prawie historię, jest to ustawa powiadam specjalna, o specjalnym, specjalnego rodzaju dla tego stowarzyszenia. Ona zamyka komuś drog<text:span text:style-name="T1323">ę.</text:span></text:p>
      <text:p text:style-name="P1324">Nieprawdą przecież jest, że nie można należeć do kilku organizacji. Można należeć do Koła Gospodyń Wiejskich, mam kolegę, któ<text:span text:style-name="T1325">r</text:span>y jest przewodniczącym - podkreślam kolegę, który jest przewodniczącym Koła<text:s/><text:soft-page-break/>Gospodyń Wiejskich. Może należeć do kilku i kilkunastu stowarzyszeń, nikt nikomu tego nie broni. Ale ja nie chcę się cofać w stosunku do tego<text:s/><text:span text:style-name="T1326">c</text:span>o powiedziano już na<text:s/><text:span text:style-name="T1327">„</text:span>stoliku pluralistycznym”.</text:p>
      <text:p text:style-name="P1328">Otóż na<text:s/>„stoliku pluralistycznym”<text:s/>moi koledzy ze Związku powiedzieli wyraźnie, że nie jesteśmy przeciwko pluralizmowi na wsi<text:span text:style-name="T1329">.</text:span><text:s/>Czym jest więcej organizacji na wsi, być może, że będzie lepiej. Oby te organizacje w jednym kierunku prowadziły. Dlatego bardzo serdecznie proszę kolegów, którzy widzę, że wspieracie dobrze tą sprawę wiejską, nie róbmy między sobą antagonizmów.</text:p>
      <text:p text:style-name="P1330">Dziękuję za uw<text:span text:style-name="T1331">ag</text:span>ę.</text:p>
      <text:p text:style-name="P1332"><text:span text:style-name="T1333">P</text:span><text:span text:style-name="T1334">rzewod</text:span><text:span text:style-name="T1335">n</text:span><text:span text:style-name="T1336">icz</text:span><text:span text:style-name="T1337">ący</text:span>:</text:p>
      <text:p text:style-name="P1338">Dziękuję bardzo.</text:p>
      <text:p text:style-name="P1339">Obecnie w ramach repliki pan Jacek Ambroziak.</text:p>
      <text:p text:style-name="P1340"><text:span text:style-name="T1341">Ob.</text:span><text:span text:style-name="T1342"><text:s/>Jacek Ambroziak</text:span>:</text:p>
      <text:p text:style-name="P1343">Szanowni Państwo! Prawo zakładania stowarzyszeń dla naszej strony jest równ<text:span text:style-name="T1344">o</text:span>znaczne i tożsame z wolnością słowa.</text:p>
      <text:p text:style-name="P1345">Stowarzyszenia, wolność stowarzyszeń jest niezbędna dla społeczeństwa, gdyż zapewnia im możliwość rozwijania się, doskonalenia i organizowania dla spełnienia wspólnego dobra.</text:p>
      <text:p text:style-name="P1346">Pan minister Brol w swoim słowie wstępnym, takim zasadniczym odnoszącym się do projektu<text:s/>„Prawo o stowarzyszeniach”<text:s/>stwierdził, że te nowe prawo stwarza gwarancję swobody zrzeszania się<text:span text:style-name="T1347">.</text:span></text:p>
      <text:p text:style-name="P1348">Muszę tu dodać, że być może tak, ale nie dla stowarzyszeń zwykłych<text:span text:style-name="T1349">.</text:span></text:p>
      <text:p text:style-name="P1350">Pan minister Brol powiedział<text:s/><text:span text:style-name="T1351">w</text:span><text:s/>swoim wystąpieniu, że już w obecnym prawie, które jest znacznie doskonalsze niż rozporządzenie Prezydenta Rzeczypospolit<text:span text:style-name="T1352">ej,</text:span><text:s/>nie ma klauzuli pożytku społecznego, ale zamiast klauzuli pożytku społecznego występuje w art<text:span text:style-name="T1353">.</text:span><text:s/>13 inna klauzul<text:span text:style-name="T1354">a</text:span><text:s/>- wytrych, która pozwala także dokonać odmowy rejestracji stowarzyszenia. Jest tam mowa o tym, że organizacja jest stowarzyszeniem w rozumieniu ustawy. Co to znaczy, ja się pytam?<text:s/>Jest to forma,<text:s/><text:span text:style-name="T1355">i</text:span>nna forma tej samej klauzuli pożytku społecznego.</text:p>
      <text:p text:style-name="P1356">Pan minister Brol mówiąc o stowarzyszeniach zwykłych,<text:span text:style-name="T1357"><text:s/></text:span>stwierdził<text:s/><text:span text:style-name="T1358">-</text:span><text:s/>po co one mają być, jaka jest istotna różnica między tymi stowarzyszeniam<text:span text:style-name="T1359">i</text:span>, kwestionowa<text:span text:style-name="T1360">ł</text:span>, że stowarzyszenia zwykłe będą reglamentowane itd.,<text:s/><text:span text:style-name="T1361">i</text:span>td. Pozwolę sobie z tym nie zgodzić.</text:p>
      <text:p text:style-name="P1362">Reglamenta<text:span text:style-name="T1363">cj</text:span>a nie dotyczy stowarzyszeń zwykłych. Reglamentacja winna<text:s/><text:span text:style-name="T1364">-</text:span><text:s/>zgodnie z projektem strony kościelnej, którą strona społeczna tutaj popiera - nie polegała na reglamenta<text:span text:style-name="T1365">cj</text:span>i, tylko na rejestra<text:span text:style-name="T1366">cji</text:span>, zawiadomieniu<text:span text:style-name="T1367">.<text:s/></text:span>Grono osób, które chce założyć stowarzyszenie zwykłe zawiera umowę i o tym fakcie zawarcia umowy powiadamia organ administra<text:span text:style-name="T1368">cj</text:span>i. Jest to tylko zawiadomienie i ono dalej istni<text:span text:style-name="T1369">ej</text:span>e<text:span text:style-name="T1370">.</text:span></text:p>
      <text:p text:style-name="P1371">Jaki jest cel takich stowarzyszeń? Nie jest to prawdą, że tylko stowarzyszenia zwykłe powołuje się dla celów prozaicznych, czy krótkotrwałych. Tak, oczywiście, i dla tych celów, ale nie tylko.</text:p>
      <text:p text:style-name="P1372">Stowarzyszenia zwykłe mogą być także stowarzyszeniami dla małych grup, ale długotrwałych, chociażby dla grup hobbistycznych, bardzo wąskich, nie mających większego, jakby szerszego zainteresowania społeczneg<text:span text:style-name="T1373">o</text:span>, na przykład miłośników kaktusów araukarii. No i wystarczy założenie takiego stowarzyszenia i ja nie muszę<text:s/><text:span text:style-name="T1374">g</text:span>o rejestrować, ale za to wspólnie z ludźmi zainteresowanymi mogę się spotykać, gromadzić, wymieniać materiały, wszystko zgodnie z prawem i tylko po zawiadomieniu o tym, że takie stowarzyszenie powstało, ale ono może wytrwać bardz<text:span text:style-name="T1375">o</text:span><text:s/>długo, nawet dziesiątki lat, jeżeli ci<text:s/><text:soft-page-break/>stowarzyszeni miłośnicy tego<text:s/>kaktusa będ<text:span text:style-name="T1376">ą</text:span><text:s/>żyli<text:s/><text:span text:style-name="T1377">i</text:span><text:s/>będą<text:s/><text:span text:style-name="T1378">s</text:span>ię następni miłośnicy tych kaktusów pojawiali<text:span text:style-name="T1379">.</text:span></text:p>
      <text:p text:style-name="P1380">Także więc nieprawdą<text:s/><text:span text:style-name="T1381">je</text:span>s<text:span text:style-name="T1382">t,</text:span><text:s/>że chodzi t<text:span text:style-name="T1383">y</text:span>l<text:span text:style-name="T1384">k</text:span>o o proz<text:span text:style-name="T1385">aicz</text:span>ne i krótkotrwałe cele. Ale nawet i dla tych celów jest znacznie wygodniej, żeby założyć stowarzyszenia zwykłe w sposób wyjątkowo uproszczony, nie poddany uciążliwej procedurze rejestracji przez sąd<text:span text:style-name="T1386">.</text:span><text:s/>Pamiętajmy, że to mają czynić zgodnie z projektem strony, zgodnie z tym projektem przedstawionym w styczniu 1989 r. sąd wojewódzki, który jest zatkany swoimi terminami i różnymi innymi sprawami. I dlatego taka grupa miałaby szaloną długą drogę do rozpoczęcia swojej legalnej działalności<text:span text:style-name="T1387">.</text:span></text:p>
      <text:p text:style-name="P1388">Znacznie prościej jest złożyć zawiadomienie w organie administra<text:span text:style-name="T1389">cj</text:span>i państwowej<text:span text:style-name="T1390">.</text:span><text:s/>Nie powinno być dla takich małych organizacji przymusu rejestracji, bo to dla tych małych organizacji, czy dla tych małych grup ludzi, którzy chcą się stowarzyszyć dla określonego celu czy propagowania jakiejś idei, mogłoby być nawet uciążliwe.</text:p>
      <text:p text:style-name="P1391">Ponadto trudno odmówić, że takie małe grupy nie muszą mieć wcale osobowości prawnej<text:span text:style-name="T1392">.</text:span><text:s/>Osobowość prawna jest związana z koniecznością nieraz wprowadzenia szerszej znacznie działalności, a te grupy tego wcale nie muszą wykorzystywać i wcale im to ta osobowość prawna nie jest niezbędna.</text:p>
      <text:p text:style-name="P1393">Prof. Grzybowski w swojej pracy nazywał stowarzyszenia zwykłe<text:s/>jako pratyp<text:s/>zrzeszeń, takich samych, jakich są spółki<text:s/>z terenu<text:s/>cywilnego, pratypem wszystkich<text:s/>innych spółek znajdujących się w przepisach naszego prawa, spółek<text:s/><text:span text:style-name="T1394">z<text:s/></text:span>ograniczoną odpowiedzialnością, spółek akcyjnych.</text:p>
      <text:p text:style-name="P1395">Takie zrzeszenia nie mogą istnieć.<text:s/><text:span text:style-name="T1396">W</text:span><text:s/>ustawodawstwie<text:s/>kr<text:span text:style-name="T1397">ajó</text:span>w europ<text:span text:style-name="T1398">ejs</text:span>kic<text:span text:style-name="T1399">h</text:span>, włoskim,<text:s/><text:span text:style-name="T1400">fr</text:span>ancu<text:span text:style-name="T1401">sk</text:span>ich, n<text:span text:style-name="T1402">ie</text:span>mi<text:span text:style-name="T1403">ec</text:span>kim istnieją stowarzyszenia zwykłe. Nikomu tam to nie przeszkadza.<text:s/>Nie wiem dlaczego miałoby to przeszkadzać w naszym państwie<text:span text:style-name="T1404">.</text:span></text:p>
      <text:p text:style-name="P1405">Jaki byłby pożytek społeczny z takiego zgromadzenia. Wydaje mi się duży<text:span text:style-name="T1406">.</text:span><text:s/>Po prostu taki, że ludzie by pozostali cywilizowani na zasadzie t<text:span text:style-name="T1407">ej,</text:span><text:s/>żeby się uczyli sztuki stowarzyszenia w małych nawet grupkach, dla małych ide<text:span text:style-name="T1408">i</text:span>, dla małych celów i nieraz i to by miało skutki jego doskonalenia ich życia wśród społeczeństwa. De Tocqueville<text:s/>w swojej książce o demokracj<text:span text:style-name="T1409">i</text:span><text:s/>amerykańskiej wiele poświęca właśnie dobrych przykładów takich stowarzyszeń, jakie istnieją w Ameryce. Warto ten rozdział przeczytać, bo myślę, że jest to także nauczką, jakimś dobrym przykładem dla naszych przyszłych ustawodawstw, w szczególności dotyczących prawa<text:s/><text:span text:style-name="T1410">i</text:span><text:s/>możliwości rozwoju stowarzyszeń.</text:p>
      <text:p text:style-name="P1411">Ponadto<text:s/>wydaje mi się, rodzi się u mnie z kolei o inne pytanie, czy konieczne j<text:span text:style-name="T1412">es</text:span>t wpychanie wszystkich w ten sam tryb rejestracji stowarzyszeń zar<text:span text:style-name="T1413">ej</text:span>estrowanych. Czy nie może być różnorodność tych form. Różnorodność tak jak jest różnorodność i pluralizm w naszym społeczeństwie.</text:p>
      <text:p text:style-name="P1414">To są na razie oczywiście wstępne uwagi, bo nie chciałbym dyskutować z całym tutaj projektem, który także wskazuje na możliwości ograniczania pewnych mniejszych grup, bo są pewne ilości 10 osób itd., ale te wszystkie rzeczy, o których mówiłem świadczą o tym, że istnieje pożytek społeczny stworzenia stowarzyszeń zwykłych, istnieje ich cel i istnieje ich różnica.</text:p>
      <text:p text:style-name="P1415">Druga polemika z panem ministrem Brolem dotyczy a<text:span text:style-name="T1416">r</text:span>t. 40<text:span text:style-name="T1417">,</text:span><text:s/>przepraszam, jeszcze może wrócę do tego, co pan minister Brol powiedział, że otwiera się możliwość tworzenia, zbierania ludzi się dla... przez z<text:span text:style-name="T1418">m</text:span>ianę ustawy o zgromadzeniach<text:span text:style-name="T1419">.</text:span></text:p>
      <text:p text:style-name="P1420">Nie chcę mówić nic o ustawie o zgromadzeni<text:span text:style-name="T1421">ac</text:span>h, ale chcę powiedzieć jedno, że w art<text:span text:style-name="T1422">.</text:span><text:s/>1 art<text:span text:style-name="T1423">.</text:span><text:s/>7, który proponuje się zmianę, mówi się, że dla odbycia zgromadzeń podlegających niniejszej ustawie, a<text:s/><text:soft-page-break/>zwoływane przez organizacje zawodowe i te organizacje społeczne, które są powołane z mocy prawa do załatwiania spraw z zakresu administra<text:span text:style-name="T1424">cj</text:span>i państwowej, wymagane jest zawiadomienie<text:span text:style-name="T1425">.</text:span></text:p>
      <text:p text:style-name="P1426">Ustęp 2, który proponuje strona rządowa w swoim projekcie, w zasadzie odnosi się do tego artykułu. Dla mnie nie jest to zbyt jasne czy czasem ten ust. 2 nie ogranicza właśnie możliwości zwołania takich zgromadzeń. Patrzymy się przecież, że każdy przepis jest ciągiem logicznym myślenia. Ustęp 1, 2 i następne to dotyczą jednego i tego samego typu<text:span text:style-name="T1427">.</text:span><text:s/>Co prawda jest tam taki rozróżnienie, że których przedmiotem jest ten sam cel odbywany w miejscu wskazanym przez organizatorów tych zgromadzeń, ale to również dobrze może odnosić się tylko do organizac<text:span text:style-name="T1428">ji<text:s/></text:span>zawodowych i organizacji społecznych. Tak wskazuje logika ustawowa, inaczej stwórzmy odrębny przepis.</text:p>
      <text:p text:style-name="P1429">Ale ponadto, czy konieczne jest, żeby to były zgromadzenia. Zgromadzenia maj<text:span text:style-name="T1430">ą</text:span><text:s/>szereg niebezpieczeństw. Na przykład w zgromadzeniach może wziąć udział służbowo uprawniona osoba, która posiada możliwość posiadania broni przy sobie. No bardzo przepraszam, stowarzyszenie miłośników kaktusów, które się zbiera, które zawiadamia i na to zebranie<text:s/>przychodzi zgodnie z prawem o stow<text:span text:style-name="T1431">ar</text:span>zyszeni<text:span text:style-name="T1432">ac</text:span>h uzbrojony funkcjonariusz służby bezpieczeństwa<text:span text:style-name="T1433">.</text:span><text:s/>Ja naprawdę tutaj nie widzę sensu tworzenia takiego przepisu w ustawie o zgromadzeniach, zamiast po prostu zezwolenia ludziom na tworzenie zgromadzeń bez procedury r<text:span text:style-name="T1434">ej</text:span>estracyjn<text:span text:style-name="T1435">ej</text:span><text:s/>i bez uciążliwości z tym związanych i bez konieczności uzyskiwania osobowości prawnej, która może być t<text:span text:style-name="T1436">y</text:span>m<text:s/>grupom niepotrzebn<text:span text:style-name="T1437">a.</text:span></text:p>
      <text:p text:style-name="P1438">I jeszcze jedno. Do art<text:span text:style-name="T1439">.</text:span><text:s/>40.<text:s/><text:span text:style-name="T1440">Pa</text:span>n minister Brol powiedział, że art. 40 nie ma cech monopolistycznych. No to ja wobec tego przepisu nie rozumiem jakie on ma cele. Po pierwsze uprawnienia związku w tym zakresie nie mogą być naruszane przez inne stowarzyszenia, mówi drugie zdanie, a w pierwszym zdaniu mówimy, że ZHP tylko jest - zachowuje uprawnienia do posługiwania się nazwą, mundurem, odznakami. To znaczy inne, podobne harcerskie organizacje nie mogą posługiwać się nazwą, mundurem i odznakami<text:span text:style-name="T1441">.</text:span><text:s/>No chyba tak to należy rozumieć.</text:p>
      <text:p text:style-name="P1442">A już co to znaczy symbolika harcerska. To jest w ogóle po pierwsze nieprecyzyjnie prawnie, a po drugie jest to chyba naruszenie tradycji harcerstwa polskiego. Tradycji harcerstwa polskiego, które sięgają początku wieku XX, które mają swoją bogatą tradycję wolnościową ideową i ograniczenie do tak... i tworzenie zakazu do tak nieprecyzyjnego opisu jak symbolika harcerska, no stwarza wyraźnie monopolistyczny zapis.</text:p>
      <text:p text:style-name="P1443">Przecież jeżeli twierdzenie pana ministra były prawdziwe, że ten zapis nie stwarza żadnego monopolu, to po co on by był w tej ustawie umieszczony?</text:p>
      <text:p text:style-name="P1444">Pan Minister mówił, że to jest prawo do wyłączności autorskiej<text:span text:style-name="T1445">.</text:span><text:s/>Jakiej wyłączności autorskiej? Czy ZHP z okresu, tworzonej w okresie stalinowskim to jest wyłączność autorska. ZHP powstało w początkach XX wieku, to nie jest wyłączność autorska do ZHP<text:span text:style-name="T1446">.</text:span></text:p>
      <text:p text:style-name="P1447">Mundur. Ustawa w sprawie mundur i odznak jest odrębna ustawa, której jakby tutaj nie trzeba koniecznie wpisywać do tej ustawy. Ten przepis naszym zdaniem jest absolutnie zbędny, albowiem oczywistym jest, że ten przepis ma charakter monopolistyczny, ogranicza możliwość powstawania innych związków, nawet nazwijmy to bez tej nazwy, ale ogranicza przez to, że określa sprawę symboliki harcerskiej, która je<text:span text:style-name="T1448">s</text:span>t istotnym składnikiem międzynarodowego ruchu skautingowe<text:span text:style-name="T1449">go.</text:span></text:p>
      <text:p text:style-name="P1450">I może jedno na zakończenie<text:span text:style-name="T1451">.</text:span><text:s/>Poza tym ten projekt jeszcze<text:span text:style-name="T1452"><text:s/></text:span>budzi poważne inne wątpliwości, o których<text:s/><text:soft-page-break/>pan minister Brol nie mówił, ale<text:s/>ja pozwolę sobie zasygnalizować. Tryb nadzoru i tryb postępowania, nazwijmy to delegalizacyjnego, czy kontrolno-nadzorczego sądownictwa. Jest on poddany sądowi r<text:span text:style-name="T1453">ej</text:span>estrowemu. Jeżeli ja się dobrze orientuję, to w czasie rozmów strony kościelno- państwowej i innych, a chyba się dobrze w tym orientuję, zawsze ten tryb był kwestionowany. Chodzi o poddanie trybu, możliwości sięgnięcia do środków represyjno-karn<text:span text:style-name="T1454">yc</text:span>h towarzyszą przez wyłącznie tryb sądownictwa powszechnego. Wytaczanie powództwa przeciwko organizacji o działanie naruszające i niezgodne z prawem, a nie tryb przez sąd rejestrowy, który jest zupełnie innym rodzajem sądu i który dotyczy trybów nieprocesowych, który także jest trybem uproszc<text:span text:style-name="T1455">zo</text:span>nym, nie dającym pełnych gwarancji obrony. Bo dopisanie tylko faktu, że będzie to rozpoznawał jeden sędzia plus dwóch ławników jeszcze nie stanowi o całej różnicy między tymi trybami, co pan minister niewątpliwie doskonale wie.</text:p>
      <text:p text:style-name="P1456">I tyle polemiki, i wstępnych uwag na temat tego prawa, projektu prawa o stowarzyszeniach ze stycznia<text:s/><text:span text:style-name="T1457">1</text:span>9<text:span text:style-name="T1458">8</text:span>9<text:s/><text:span text:style-name="T1459">r</text:span>.<text:s/><text:span text:style-name="T1460">S</text:span>ą oczywiście bardziej szczegółowe uwagi, ale myślę, że one by były celowe do wymiany poglądów na odrębnym jakimś posiedzeniu, poświęconym wyłącznie prawa o stowarzyszeniach.</text:p>
      <text:p text:style-name="P1461">Dziękuję za uwagę.</text:p>
      <text:h text:style-name="P1462" text:outline-level="3"><text:span text:style-name="T1463">P</text:span><text:span text:style-name="T1464">rzewod</text:span><text:span text:style-name="T1465">n</text:span><text:span text:style-name="T1466">icz</text:span><text:span text:style-name="T1467">ący</text:span>:<text:bookmark-start text:name="bookmark2"/><text:bookmark-end text:name="bookmark2"/></text:h>
      <text:p text:style-name="P1468">Dz<text:span text:style-name="T1469">i</text:span>ękuję bard<text:span text:style-name="T1470">z</text:span>o. Istotnie problematyka ta będzie, rozumiem, przedmiotem szczegółowszych rozważań<text:s/><text:span text:style-name="T1471">i</text:span><text:s/>dyskusji na gru<text:span text:style-name="T1472">p</text:span>ie roboczej.</text:p>
      <text:p text:style-name="P1473">Uprzejmie proszę o zabranie głosu obecnie pana profesora B<text:span text:style-name="T1474">a</text:span>fię.</text:p>
      <text:p text:style-name="P1475"><text:span text:style-name="T1476">Prof. Jerzy Bafia</text:span>:</text:p>
      <text:p text:style-name="P1477">Ja chciałbym zatrzymać uwagę zebranych tylko na pewnych aspektach ogólnych problematyki ustawy o stowarzyszeniach w związku z taką intencją, czy w takiej intencji, aby do pewnych problemów może już nie wracać, przejść na pozycje bardziej bezpośrednie, bardziej mer<text:span text:style-name="T1478">yt</text:span>oryczno-prawnicze w<text:s/><text:span text:style-name="T1479">d</text:span>yskusji.</text:p>
      <text:p text:style-name="P1480">Miałem przyjemność brać udział w tym zespole sześciu, która przygotowywała projekt ustawy. I wiele czasu poświęciło się pewnym myślom przewodnim. Dzisiaj niestety wróciły pewne sprawy, które są dla mnie w świetle tych dyskusji zupełnie niezrozumiałe. Tego rodzaju uwagi, które wskazują na problemy przywilejów, z dodatkiem wzorów feudalnych, całe wywody na temat licencjonowania wydaje mi się, że są jakimś przebrzmiałym elementem w etapie przyg<text:span text:style-name="T1481">o</text:span>to<text:span text:style-name="T1482">wyw</text:span>ania tego projektu. To jest dyskusja, która do niczego już dzisiaj nie prowadzi. Jesteśmy w o wiele lepszej sytuacji. Jesteśmy w sytuacji, w której powinniśmy sprawdzić właściwie dwa elementy. Powinniśmy sprawdzić, czy projekt ustawy w ramach kontroli konstytucyjno<text:span text:style-name="T1483">ś</text:span>ci prawa odpowiada Konstytucji. Po drugie zaś powinniśmy sprawdzić - czy projekt ustawy jest zgodny z art. 22 Paktów Praw Człowieka. I to<text:s/><text:span text:style-name="T1484">je</text:span>st ta płaszczyzna prawna, która nam właściwie powinna wyznaczać przedmiot zasadniczych jeszcze tych, że tak powiem, ideowych elementów czy - powiedzmy - wartościowania rozwiązań podstawowych tego projektu.</text:p>
      <text:p text:style-name="P1485">Wszystkie takie powroty właściwie rozpoczynają dyskusję, która byłaby prawdopodobnie dyskusją, która nie mogłaby przynieść pozytywnych elementów.</text:p>
      <text:p text:style-name="P1486">Wydaje się, że obecne rozwiązania w art. 1, w jego obu punktach, nawet wydaje mi się z pewnymi poprawkami redakcji w stosunku do tego<text:s/><text:span text:style-name="T1487">c</text:span>o myśmy zrobili w tej pierwszej redakcji. One chyba powinny na<text:span text:style-name="T1488">s</text:span><text:s/>prowadzić do przekonania, że projekt odpowiada i konwencji w postaci Paktu Praw Politycznych i Obywatelskich w tym art.22. I odpowiada artykułowi odpowiedniemu Konstytucji, oczywiście jest tutaj także<text:s/><text:soft-page-break/>możliwa dyskusja. W jakimś momencie wymienialiśmy w tym zakresie poglądy - czy jest zgodność Konstytucji z odpowiednim przepisem paktów paw człowieka. Nie znaleźliśmy wówczas takich niezgodności. Dlatego konkludując proponowałbym, aby pozostać na tych pozycjach, które są pozycjami najwartościowszymi z punktu widzenia współczesnego etapu prac nad projektem. I pozostawienia może już na uboczu tą całą taką retorykę, która prowadzi właściwie do jakiegoś nieokreślonego zarzutu wobec projektu. No i może nie służyłaby temu, aby przechodzić do bardziej bezpośrednich tematów<text:span text:style-name="T1489">,</text:span><text:s/>do bardziej roboczych elementów.</text:p>
      <text:p text:style-name="P1490">Jak się okazuje<text:s/><text:span text:style-name="T1491">w</text:span><text:s/>tej dyskusji, tych roboczych elementów pozostaje bardzo wiele do pracy zespołu. I proponowałbym żeby trzymać się tych założeń paktowych i konst<text:span text:style-name="T1492">yt</text:span>ucyjnych jako elementów, które są fundamentem projektu ustawy, już trwałym, przyjętym i rozwijanym teraz już w szczegółowych rozwiązaniach.</text:p>
      <text:p text:style-name="P1493">Dziękuję bardzo.</text:p>
      <text:p text:style-name="P1494"><text:span text:style-name="T1495">P</text:span><text:span text:style-name="T1496">rzewod</text:span><text:span text:style-name="T1497">n</text:span><text:span text:style-name="T1498">icz</text:span><text:span text:style-name="T1499">ący</text:span>:<text:bookmark-start text:name="bookmark4"/><text:bookmark-end text:name="bookmark4"/></text:p>
      <text:p text:style-name="P1500">Dziękuję uprzejmie. Jako ostatni zabiera głos pan Jacek Kurczewski.</text:p>
      <text:p text:style-name="P1501"><text:span text:style-name="T1502">Ob.<text:s/></text:span><text:span text:style-name="T1503">K</text:span><text:span text:style-name="T1504">urczewski Jacek</text:span>:</text:p>
      <text:p text:style-name="P1505">To właściwie bardzo dobrze się stało, że w tym momencie zabieram głos dlatego, że skoro przypomniano te pakty i prawa, no to też należy przypomnieć sobie, że art. 20, choćby te<text:span text:style-name="T1506">j</text:span><text:s/>Powszechnej Deklaracji Praw Człowieka mówi, że każdy ma prawo do spokojnego zgromadzania się i stowarzyszania z innymi.</text:p>
      <text:p text:style-name="P1507">I byłoby niebezpieczne, gdybyśmy odnieśli po tej stron<text:span text:style-name="T1508">i</text:span>e stołu wrażenie, iż z drugiej strony tego<text:s/>„okrągłego stołu”<text:s/>oferta jakby demokratyzacji prawa o zgromadzeniach ograniczała się do tych paru - w gruncie rzeczy - drobnych poprawek, które w prawie o zgromadzeniach przewiduje projekt rządowy prawa o stowarzyszeniach. I dlatego pozwolę sobie sformułować parę takich uwag co do postulowanych przez nas kierunku reformy prawa o zgromadzeniach, właśnie.<text:s/>Bo tak jak prawo wolności słowa, tak też prawo do stowarzyszania się z innymi, prawo do zgromadzania się należą do tych w końcu podstawowych praw ograniczanych w dziesięcioleciach powojennych.</text:p>
      <text:p text:style-name="P1509">A więc po pierwsze - nam się wydaje jednak, że ta demokratyczna reforma prawa o zgromad<text:span text:style-name="T1510">ze</text:span>niach powinna iść równolegle ze zmianami dotyczącymi prawa o stowarzyszeniach. Już ta wstępna w końcu dyskusja pokazuje jak niedobre i niebe<text:span text:style-name="T1511">zp</text:span>i<text:span text:style-name="T1512">ec</text:span>zne byłoby opóźnianie tej drugiej sprawy.</text:p>
      <text:p text:style-name="P1513">Po drugie wydaje się, że właśnie nawiążę tu do uwag pana prof. Ba<text:span text:style-name="T1514">fi</text:span>i<text:span text:style-name="T1515">,</text:span><text:s/>no rzeczywiście właśnie zgodnie z tymi Paktami Praw, Deklaracjam<text:span text:style-name="T1516">i</text:span>, należy to prawo do spokojnego zgromadzenia się formułować. Tak że aby tylko<text:s/>one przez ustawę mogło by<text:span text:style-name="T1517">ć</text:span><text:s/>ograniczane<text:span text:style-name="T1518">.</text:span></text:p>
      <text:p text:style-name="P1519">Po trzecie<text:s/><text:span text:style-name="T1520">-</text:span><text:s/>w tym celu należałoby przede wszystkim chyba rozszerzyć krąg zgromadzeń nie podlegających przepisom ustawy<text:span text:style-name="T1521">.</text:span><text:s/>Wiadomo, że dzisiejsze prawo zwalnia od działania przepisów ustawy organa władzy, administracji państwowej, organizacje polityczne i związki zawodowe, które nie muszą stosować się do tych - powiedzmy sobie przecież w końcu - porządkowych przepisów.</text:p>
      <text:p text:style-name="P1522">Wydaje się nam, że prawo to powinno być przyznane także organom samorządu terytorialnego jak i pracowniczego na obszarze ich działalności,<text:s/><text:span text:style-name="T1523">a</text:span><text:s/>także uznanym przez państwo związkom wyznaniowym.</text:p>
      <text:p text:style-name="P1524">Po czwarte - wraz z tym wydaje się nam, że należałoby także zmienić katalog zgromadzeń<text:span text:style-name="T1525">,</text:span><text:s/>które<text:s/><text:soft-page-break/>wyłącza się w sposób względny spod przepisów ustawy. To znaczy pod warunkiem, że nie zagra<text:span text:style-name="T1526">ż</text:span>a<text:span text:style-name="T1527">j</text:span>ą bezpieczeństwu lub porządkowi publicznemu. Chodzi tu nam przede wszystkim o zapewnienie jakby większej swobody zgromadzeń społeczności lokalnych, które we własnych sprawach powinny korzystać ze swobody zgromadzeń<text:span text:style-name="T1528">.</text:span></text:p>
      <text:p text:style-name="P1529">Po piąte - należałoby rozważyć, a właściwie chyba jest oczywiste, że należałoby zrezygnować z tego podziału na kontrolę zgromadzeń za pomocą zezwoleń i zawiadomień. Wydaje się nam, że wystarcza wymóg zawiadomienia organu administracji o planowanym zgromadzeniu. Bo i skutki zakazu i odmowy udzielenia zezwolenia są takie same. Kryterium właściwie, dlaczego jedne zgromadzenia wymagają zezwolenia, a inne nie, nie jest w ogóle jasne<text:span text:style-name="T1530">.</text:span></text:p>
      <text:p text:style-name="P1531">Po szóste<text:s/><text:span text:style-name="T1532">-</text:span><text:s/>sądzimy, że organ administra<text:span text:style-name="T1533">cj</text:span>i powinien mieć prawo zakazu odbycia zgromadzenia, jeśli sprzeciwia się to przepisom ustawy lub ustaw karnych albo jeśli zagrażałoby to, jak to przedwojenne prawo polskie, mówiło o bezpieczeństwu, spokoju lub porządkowi publicznemu<text:span text:style-name="T1534">.<text:s/></text:span>Ta - jak zwykle niebezpieczna jak się okazało w praktyce dziesięcioleci - klauzula o interesie społecznym powinna być usunięta.</text:p>
      <text:p text:style-name="P1535">No i wreszcie siódmy punkt. Wydaje nam się, że te wszystkie zezwolenia powinny dotyczyć zgromadzeń mających się odbyć w miejscach publicznych tak, ażeby skończyć z tym absurdalnym wręcz cywilizowanym świecie poczuciem zagrożenia, jakie powstaje ilekroć obywatele w takim czy innym celu gromadzą się właśnie w miejscach prywatnych. Nam się wydaje, że to w ogóle można wyłączyć i pozostawić samym obywatelom.</text:p>
      <text:p text:style-name="P1536">Dziękuję.</text:p>
      <text:p text:style-name="P1537"><text:span text:style-name="T1538">P</text:span><text:span text:style-name="T1539">rzewod</text:span><text:span text:style-name="T1540">n</text:span><text:span text:style-name="T1541">icz</text:span><text:span text:style-name="T1542">ący</text:span>:</text:p>
      <text:p text:style-name="P1543">Dzięk<text:span text:style-name="T1544">uj</text:span>ę b<text:span text:style-name="T1545">ar</text:span>dz<text:span text:style-name="T1546">o.</text:span></text:p>
      <text:p text:style-name="P1547">I na zakończenie w ramach równowagi, parę minut minister Brol.</text:p>
      <text:p text:style-name="P1548"><text:span text:style-name="T1549">O</text:span><text:span text:style-name="T1550">b</text:span><text:span text:style-name="T1551">.</text:span><text:span text:style-name="T1552"><text:s/>Jan Brol</text:span>:</text:p>
      <text:p text:style-name="P1553">Proszę Państwa! Ja dosłownie parę zdań chciałem tylko powiedzieć.</text:p>
      <text:p text:style-name="P1554">Przede wszystkim chciałem tutaj oświadczyć, że stwierdzenie pana Ambroziaka, że art. 13, który tam<text:s/><text:span text:style-name="T1555">z</text:span>awiera to s<text:span text:style-name="T1556">t</text:span>wierdzeni<text:span text:style-name="T1557">e</text:span>, że sąd odmówi rejestracji jeżeli to nie jest stowarzyszenie w rozumieniu ustawy, nie jest ani<text:s/>kluczykiem, ani wytrychem, ani dużym, ani małym.</text:p>
      <text:p text:style-name="P1558">To oświadczam,<text:s/>dlatego że to dość tak zdecydowanie pan Ambroziak stwierdził, że jest to klucz prawda i wytrych...</text:p>
      <text:p text:style-name="P1559"><text:span text:style-name="T1560">Ob. Jacek Ambroziak</text:span>:</text:p>
      <text:p text:style-name="P1561">S<text:span text:style-name="T1562">ej</text:span>m.</text:p>
      <text:p text:style-name="P1563"><text:span text:style-name="T1564">Minister Jan Brol</text:span>:</text:p>
      <text:p text:style-name="P1565">No więc, ale pan to sformułował jako klucz albo wytrych, prawda. Więc ja tylko oświadczam, że to nie jest ani klucz, ani wytrych.</text:p>
      <text:p text:style-name="P1566">Druga sprawa, do której chciałbym się ustosunkować, ja mówiłem o art. dotyczącym ZHP, że on nie stanowi monopolu działalności, a nie w zakresie odznak i symboliki<text:span text:style-name="T1567">.<text:s/></text:span>Są to dwie różne sprawy, ale wydaje mi się, że sprawa jest do przedyskutowania na tym podzespole, gdzie również przedstawię jaka byłaby propozycja skreślenia, bo ten przepis miał inne brzmienie wcześniej i był uzgadniany ze stroną kościelną. Ale wydaje mi się, że jest to do wyjaśnienia. Mamy poprzednie projekty i wydawało się, że to jest<text:s/><text:soft-page-break/>uzgodnione.</text:p>
      <text:p text:style-name="P1568">Co do trybu postępowania sądowego, no to jest sprawa jak się wydaje już bardzo drugorzędna, czy to ma być proces, czy postępowanie nieprocesowe, to nie postępowanie rejestrowe, tylko postępowanie nieprocesowe. Zawsze nam się wydawało, że w takich sprawach nie należy, że tak powiem, stawiać że tak powiem, w pozycji strony i jakoś tak w sensie tego powództwa, które z natury rzeczy te organy konfliktuje, a raczej w kierunku dążenia do pewnego wyjaśnienia sprawy, w wypadku, kiedy istnieje konflikt co do tego, czy stowarzyszenie działa zgodnie z prawem i ze statutem.</text:p>
      <text:p text:style-name="P1569">Ale jak powiadam, sprawa jest również dyskusyjna, bo no trzeba mieć pewne racje, co przemawia za tym, żeby właśnie ustanowić postępowanie procesowe.</text:p>
      <text:p text:style-name="P1570">Dziękuję bardzo.</text:p>
      <text:p text:style-name="P1571"><text:span text:style-name="T1572">Przewodniczący</text:span>:</text:p>
      <text:p text:style-name="P1573">Jak widać tematów do dyskusji na grupach nie zabraknie. Chciałem wspólnie ze współprzewodniczącym panem Bujakiem zaproponować tak jak było wstępnie mówione, aby dalszy ciąg dyskusji, ale już o charakterze konkretyzującym w miarę możliwości s<text:span text:style-name="T1574">fo</text:span>rmułowanie wniosków, odbył się na dwóch grupach roboczych.</text:p>
      <text:p text:style-name="P1575">Pierwsza grupa robocza dla spraw stowarzyszeń i druga - dla spraw samorządu terytorialnego z równoczesny<text:span text:style-name="T1576">m<text:s/></text:span>uprzys<text:span text:style-name="T1577">tę</text:span>pnieniem i zapoznaniem się z ostatnimi projektami ustaw, które były referowane.</text:p>
      <text:p text:style-name="P1578"><text:span text:style-name="T1579">W</text:span><text:s/>związku z tym obie, jeśli tak wolno powiedzieć strony, podzielą się teraz na kandydatów do tych grup roboczych. Ja ze swej strony chciałbym odczytać listę tych członków, po tej stronie stołu, których proponuje się do grupy stowarzyszeń i następnie grupy samorządu terytorialnego wraz z zaproponowaniem pierwszego terminu ich posiedzenia i sal, bo to trzeba było wstępnie uzgodnić. Dalszy ciąg każda grupa robocza ustali we własnym zakresie, terminy i oczywiście ciąg dalszy obrad.</text:p>
      <text:p text:style-name="P1580">Więc ponieważ jeszcze jest tych niewiele minut, więc wobec tego ze swej strony chciałbym odczytać propozycje jeśli chodzi o podział po tej stronie stołu, do tych dwóch grup roboczych.</text:p>
      <text:p text:style-name="P1581">Więc grupa robocza pierwsza do spraw stowarzyszeń pod współprzewodnictwem pana Jana Brola składałaby się - taka jest propozycja. Ja przepraszam, nie będę już żadnych tytułów, tylko będę imiona i nazwiska wyczytywał.</text:p>
      <text:p text:style-name="P1582"><text:span text:style-name="T1583">-</text:span><text:tab/>Jerzy Bafia</text:p>
      <text:p text:style-name="P1584"><text:span text:style-name="T1585">-</text:span><text:tab/>Jerzy Janicki</text:p>
      <text:p text:style-name="P1586"><text:span text:style-name="T1587">-</text:span><text:tab/>Aleksander Kwaśniewski</text:p>
      <text:p text:style-name="P1588">-<text:tab/>Janina Orłowska</text:p>
      <text:p text:style-name="P1589">-<text:tab/>Antoni Rajkiewicz</text:p>
      <text:p text:style-name="P1590">-<text:tab/>Alfred Wawrzyniak</text:p>
      <text:p text:style-name="P1591">-<text:tab/>Janusz Zabłocki</text:p>
      <text:p text:style-name="P1592">Osiem osób<text:span text:style-name="T1593">.</text:span></text:p>
      <text:p text:style-name="P1594">Grupa samorządu ter<text:span text:style-name="T1595">yto</text:span>ri<text:span text:style-name="T1596">al</text:span>nego, również osiem osób:</text:p>
      <text:p text:style-name="P1597"><text:span text:style-name="T1598">-</text:span><text:tab/>przewodniczący Wojciech Sokolewicz.</text:p>
      <text:p text:style-name="P1599">Skład:</text:p>
      <text:p text:style-name="P1600"><text:span text:style-name="T1601">-</text:span><text:tab/>Kazimierz Małecki</text:p>
      <text:soft-page-break/>
      <text:p text:style-name="P1602">-<text:tab/>Maria Moskal</text:p>
      <text:p text:style-name="P1603"><text:span text:style-name="T1604">-</text:span><text:tab/>Józef Musioł</text:p>
      <text:p text:style-name="P1605">-<text:tab/>Antoni P<text:span text:style-name="T1606">ar</text:span>is</text:p>
      <text:p text:style-name="P1607"><text:span text:style-name="T1608">-</text:span><text:tab/>Mieczysław Szostek</text:p>
      <text:p text:style-name="P1609">-<text:tab/>Jan Szreniawski</text:p>
      <text:p text:style-name="P1610">-<text:tab/>Sylwester Zawadzki.</text:p>
      <text:p text:style-name="P1611">To są dwie proponowane po osiem osób składy grup ro<text:span text:style-name="T1612">b</text:span>oczych. Ja będę się starał uczestniczyć prawda w miarę możliwości, ale nie w sensie już członka grupy, tylko w poszczególnych posiedzeni<text:span text:style-name="T1613">ac</text:span>h. Skład jest nas 17 osób, stąd ten podział, który przed chwilą przedstawiłem.</text:p>
      <text:p text:style-name="P1614">Czy można byłoby prosić pana Bujaka o odczytanie nazwisk obu tych grup z waszej strony.</text:p>
      <text:p text:style-name="P1615"><text:span text:style-name="T1616">Ob</text:span><text:span text:style-name="T1617">.</text:span><text:span text:style-name="T1618"><text:s/>Zbigniew Bu</text:span><text:span text:style-name="T1619">ja</text:span><text:span text:style-name="T1620">k</text:span>:</text:p>
      <text:p text:style-name="P1621">Dziękuję bardzo. No więc w zespole samorządu terytorialnego wystąpią:</text:p>
      <text:p text:style-name="P1622">-<text:tab/>pan Jerzy Regulski jako szef zespołu</text:p>
      <text:p text:style-name="P1623">-<text:tab/>Zbigniew Rokicki</text:p>
      <text:p text:style-name="P1624">-<text:tab/>Stefan Jurczak</text:p>
      <text:p text:style-name="P1625">-<text:tab/>Jerzy Zdrada</text:p>
      <text:p text:style-name="P1626">-<text:tab/>Walerian<text:s/><text:span text:style-name="T1627">B</text:span>ańko</text:p>
      <text:p text:style-name="P1628">-<text:tab/>Michał Kulesza</text:p>
      <text:p text:style-name="P1629"><text:span text:style-name="T1630">-</text:span><text:tab/>Adam Kowalewski</text:p>
      <text:p text:style-name="P1631"><text:span text:style-name="T1632">-</text:span><text:tab/>Iwo Byczewski</text:p>
      <text:p text:style-name="P1633">-<text:tab/>Janusz Stępniak</text:p>
      <text:p text:style-name="P1634">W zespole do spraw stowarzyszeń wystąpią jako współprzewodnicząca - szefowa:</text:p>
      <text:p text:style-name="P1635">-<text:tab/>Stanisława Grabska</text:p>
      <text:p text:style-name="P1636">-<text:tab/>Jan Zalewski</text:p>
      <text:p text:style-name="P1637">-<text:tab/>Henryk Rutkowski</text:p>
      <text:p text:style-name="P1638">-<text:tab/>Jacek Kurczewski</text:p>
      <text:p text:style-name="P1639">-<text:tab/>Zbigniew Rykowski</text:p>
      <text:p text:style-name="P1640">-<text:tab/>Mariusz Kamiński</text:p>
      <text:p text:style-name="P1641">-<text:tab/>Stefan Bratkowski</text:p>
      <text:p text:style-name="P1642">-<text:tab/>Eryk Chojnacki</text:p>
      <text:p text:style-name="P1643">-<text:tab/>Jacek P<text:span text:style-name="T1644">r</text:span>otasiewicz - przepraszam</text:p>
      <text:p text:style-name="P1645">-<text:tab/>Piotr Czerwiec</text:p>
      <text:p text:style-name="P1646">-<text:tab/>Marek Frąckowiak</text:p>
      <text:p text:style-name="P1647">-<text:tab/>Jacek Ambroziak</text:p>
      <text:p text:style-name="P1648"><text:span text:style-name="T1649">-</text:span><text:tab/>Wojciech Lamentowicz</text:p>
      <text:p text:style-name="P1650">To jest więcej, ale my jakby nie zamykamy listy drugiej strony. Co więcej, rozumiem, że w trakcie obrad można dopraszać osoby i o ile<text:s/><text:span text:style-name="T1651">z</text:span><text:s/>naszej strony byłaby też propozycj<text:span text:style-name="T1652">a</text:span>, aby o ile można również odrębnie omówić, omawiać sprawę ustawy i sprawę stowarzyszeń, żeby do sprawy stowarzyszeń rozwiązanych w okresie zwłaszcza w okresie stanu wojennego, tu koledzy zgłaszają, żeby to można było umawiać odrębnie<text:s/><text:soft-page-break/>aby nie zabierać czasu tam, gdzie jest precyzyjna prawnicza dysku<text:span text:style-name="T1653">sj</text:span>a<text:span text:style-name="T1654">.</text:span></text:p>
      <text:p text:style-name="P1655">To jest, to są te sp<text:span text:style-name="T1656">r</text:span>awy<text:span text:style-name="T1657">.</text:span></text:p>
      <text:p text:style-name="P1658">Dalej, czy pan zgłaszał, czy moglibyśmy w jakim trybie otrzymać projekt ustawy o mieniu komunalnym, gdyż to jest nam nieznane.</text:p>
      <text:p text:style-name="P1659"><text:span text:style-name="T1660">P</text:span><text:span text:style-name="T1661">rzewod</text:span><text:span text:style-name="T1662">n</text:span><text:span text:style-name="T1663">icz</text:span><text:span text:style-name="T1664">ący</text:span>:</text:p>
      <text:p text:style-name="P1665">Więc na posiedzeniu grupy te projekty, bo on musi wpłynąć formalnie do Sejmu. Ale do soboty, tak jak proponujemy, będzie można te rzeczy prawda przedstawić.</text:p>
      <text:p text:style-name="P1666"><text:span text:style-name="T1667">O</text:span><text:span text:style-name="T1668">b. Zbigniew Bujak</text:span>:</text:p>
      <text:p text:style-name="P1669">Przepraszam bardzo, czy można wcześniej, dlatego że jest to przyjęte i w zasadzie myśmy się umawiali.</text:p>
      <text:p text:style-name="P1670">T<text:span text:style-name="T1671">eraz</text:span><text:s/>następną sprawę, jaką należałoby omówić, to terminarz spotkań. Czy pan przewodniczący ma zaznaczone, bo ja tak.</text:p>
      <text:p text:style-name="P1672"><text:span text:style-name="T1673">Przewodnicząc</text:span><text:span text:style-name="T1674">y</text:span>:</text:p>
      <text:p text:style-name="P1675">Propozycje są, aby określić dzisiaj tylko pierwsze spotkania grup roboczych te najbliższe, a grupy między sobą na pierwszym posiedzeniu ustalą konieczność odbycia jednego czy dwóch dalszych posiedzeń.</text:p>
      <text:p text:style-name="P1676">Ze strony tutaj, bo jesteśmy trochę krępowani także i techniką od strony sal, propozycje na pierwsze posiedzenie są następujące.</text:p>
      <text:p text:style-name="P1677">Aby<text:s/><text:span text:style-name="T1678">w</text:span><text:s/>sobotę<text:s/><text:span text:style-name="T1679">w</text:span><text:s/>sali<text:s/>„C”<text:s/>odbyło się posiedzenie grupy samorządu terytorialnego.</text:p>
      <text:p text:style-name="P1680">Natomiast<text:s/><text:span text:style-name="T1681">w</text:span><text:s/>poniedziałek o jedenaste<text:span text:style-name="T1682">j,</text:span><text:s/>również w sali<text:s/><text:span text:style-name="T1683">„</text:span>C”<text:s/>posiedzenie grupy do spraw stowarzyszeń i grupy, jedna w sobotę, jedna w poniedziałek określą termin następnego spotkania, czy następnych spotkań po uzgodnieniu tutaj z sekretariatem wolnych sal. Bo tutaj jesteśmy od tej strony w sytuacji takiej.</text:p>
      <text:p text:style-name="P1684">Chciałem tylko dla porządku podać, że na wszelki wypadek są zarezerwowane dla grupy stowarzysz<text:span text:style-name="T1685">e</text:span>ń<text:s/><text:span text:style-name="T1686">3</text:span><text:s/>marca o godzinie<text:s/><text:span text:style-name="T1687">1</text:span>4<text:span text:style-name="T1688">.</text:span>00 sala<text:s/><text:span text:style-name="T1689">„</text:span>C<text:span text:style-name="T1690">”</text:span>, a dla grupa samorządowej - sobota 4 marca... Na wszelki wypadek są zarezerwowane. Ale czy będziecie chcieli to zrobić wcześniej, czy coś, czy może jeszcze dodatkowe posiedzenia.<text:s/><text:span text:style-name="T1691">W</text:span><text:s/>każdym razie w tych dwóch terminach sale są już zar<text:span text:style-name="T1692">e</text:span>zerwowane.</text:p>
      <text:p text:style-name="P1693">Pierwsze posiedzenie w sobotę przewidywane było o godzinie 10.00 rano, ale jest możliwość zrobienia i o godz<text:span text:style-name="T1694">.<text:s/></text:span>9.00 rano. Oni tutaj nie robą ograniczeń. Sobota - to znaczy grupa samorządu terytorialnego.</text:p>
      <text:p text:style-name="P1695"><text:span text:style-name="T1696">Ob.<text:s/></text:span><text:span text:style-name="T1697">Z</text:span><text:span text:style-name="T1698">b.<text:s/></text:span><text:span text:style-name="T1699">B</text:span><text:span text:style-name="T1700">ujak</text:span>:</text:p>
      <text:p text:style-name="P1701">Otóż podałbym wszystkie możliwości. Gdyby przyjąć, że w poniedziałek o 11.00 mogłoby się zacząć spotkanie grupy ds. stowarzyszeń, to następne ze względu na sytuację po naszej stronie - następne jest możliwe już we wtorek o godzinie 11.00. I taka jest propozycja.</text:p>
      <text:p text:style-name="P1702">Chodzi o ten... do spraw stowarzyszeń.</text:p>
      <text:p text:style-name="P1703">Natomiast jeżeli chodzi o samorząd terytorialny, to jest możliwość zrobienia pierwszego spotkania już w piątek, oprócz tego 25 sobota<text:span text:style-name="T1704">,</text:span><text:s/>to możliwe jest jeszcze 3 marca w piątek o godzinie 11.00<text:span text:style-name="T1705">.</text:span></text:p>
      <text:p text:style-name="P1706">I jeżeli jest to możliwe, to bardzo byśmy prosili.</text:p>
      <text:p text:style-name="P1707">27 jest przyjęty, 25 jest przyjęty. I teraz już tylko inne możliwości.</text:p>
      <text:p text:style-name="P1708">I panie przewodniczący jeszcze jest jedno pytanie z naszej strony - sprawa ustawy to jedno. I druga sprawa, o którą pytałem jakoś wcześniej - czy jest możliwe podjęcie już dziś deklaracji w sprawie NZS przez nasz zespół?</text:p>
      <text:soft-page-break/>
      <text:p text:style-name="P1709"><text:span text:style-name="T1710">P</text:span><text:span text:style-name="T1711">rzewod</text:span><text:span text:style-name="T1712">n</text:span><text:span text:style-name="T1713">icz</text:span><text:span text:style-name="T1714">ący</text:span>:</text:p>
      <text:p text:style-name="P1715">Takiego upoważnienia nie mamy.</text:p>
      <text:p text:style-name="P1716">Jest sugestia, aby na pierwszym posiedzeniu grupy roboczej ds<text:span text:style-name="T1717">.</text:span><text:s/>stowarzyszeń sprawa ta została omówiona<text:span text:style-name="T1718">,<text:s/></text:span>grupa sformułuje wniosek, a my w międzyczasie będziemy konsultowali możliwość tego o czym mówiliśmy w czasie przerwy.</text:p>
      <text:p text:style-name="P1719">Jeszcze chwileczkę, chciałem zgłosić autopoprawkę. Pan Antoni Parys jest w grupie stowarzyszeń, natomiast pan poseł Jan Zabłocki jest w grupie samorządu terytorialnego. Ja to przestawiłem i dlatego prostuję<text:span text:style-name="T1720">.</text:span></text:p>
      <text:p text:style-name="P1721"><text:span text:style-name="T1722">Ob</text:span><text:span text:style-name="T1723">.<text:s/></text:span><text:span text:style-name="T1724">P</text:span><text:span text:style-name="T1725">a</text:span><text:span text:style-name="T1726">r</text:span><text:span text:style-name="T1727">is</text:span>:</text:p>
      <text:p text:style-name="P1728">Mnie odpowiada bardziej być w terytorialn<text:span text:style-name="T1729">ej.</text:span></text:p>
      <text:p text:style-name="P1730"><text:span text:style-name="T1731">P</text:span><text:span text:style-name="T1732">rzewod</text:span><text:span text:style-name="T1733">n</text:span><text:span text:style-name="T1734">icz</text:span><text:span text:style-name="T1735">ący</text:span>:</text:p>
      <text:p text:style-name="P1736">No, do dwóch. Ale proszę bardzo - jako ochotnik.</text:p>
      <text:p text:style-name="P1737"><text:span text:style-name="T1738">O</text:span><text:span text:style-name="T1739">b.</text:span><text:span text:style-name="T1740"><text:s/></text:span><text:span text:style-name="T1741">P</text:span><text:span text:style-name="T1742">a</text:span><text:span text:style-name="T1743">r</text:span><text:span text:style-name="T1744">is</text:span>:</text:p>
      <text:p text:style-name="P1745">Panie przewodniczący, pan mnie źle zrozumiał<text:span text:style-name="T1746">.<text:s/></text:span>Ja przyjmuję w grupie roboczej samorządu terytorialnego, ale proszę o pana Rukata do grupy stowarzyszeń. Tylko tak, dziękuję bardzo.</text:p>
      <text:p text:style-name="P1747"><text:span text:style-name="T1748">P</text:span><text:span text:style-name="T1749">rzewod</text:span><text:span text:style-name="T1750">n</text:span><text:span text:style-name="T1751">icz</text:span><text:span text:style-name="T1752">ący</text:span>:</text:p>
      <text:p text:style-name="P1753">Myśmy ze swej strony przedstawili członków podzespołów do dwóch grup roboczych. Współprzewodniczący zespołu mogą zapraszać na posiedzenia na z<text:span text:style-name="T1754">as</text:span>adzie porozumienia, również ekspertów lub osoby z tego grona. I dlatego jakkolwiek w pańskim zgłoszeniu były nazwiska, które nie figurują w liście członków podzespołu, to ja rozumiem, że oni są zaproszeni jako eksperci i obie strony mają pod tym względem prawo do zapraszania ekspertów.</text:p>
      <text:p text:style-name="P1755"><text:span text:style-name="T1756">Ob.<text:s/></text:span><text:span text:style-name="T1757">S</text:span><text:span text:style-name="T1758">tefan Bratkowski</text:span>:</text:p>
      <text:p text:style-name="P1759">Panie przewodniczący, chciałem zapytać - czy nie byłoby możliwe, ażeby już od jutra zaczęła pracować grupa robocza złożona z czterech przedstawicieli naszej strony, czy trzech - jak państwo zadecydują i czterech przedstawicieli strony państwa nad uzgodnieniami w kwestii samej ustawy. Ponieważ mamy dosyć dużo czasu do poniedziałku, jakieś wyniki można by osiągnąć, materiał jest przygotowany. Były tutaj zaprezentowane różne zdania. I wydaje mi się, że można by to podciągnąć przynajmniej do tego stopnia, żeby w poniedziałek dojść do jakichś ewentualnych konkluzji, jeżeli to będzie możliwe, jeżeli ta grupa zdoła to przygotować. Chodzi po prostu mi o to, żeby zgodnie z moim obyczajem - cisnąć na czas.</text:p>
      <text:p text:style-name="P1760"><text:span text:style-name="T1761">P</text:span><text:span text:style-name="T1762">rzewod</text:span><text:span text:style-name="T1763">n</text:span><text:span text:style-name="T1764">icz</text:span><text:span text:style-name="T1765">ący</text:span>:<text:bookmark-start text:name="bookmark6"/><text:bookmark-end text:name="bookmark6"/></text:p>
      <text:p text:style-name="P1766">Proponuję, aby w te<text:span text:style-name="T1767">j</text:span><text:s/>sprawie obaj współprzewodniczący, tzn.<text:s/>pani Grabowska tutaj i pan Brol zechcieli podjąć takie lub inne wysiłki. Ale oczywiście jest to zagadnienie związane - podkreślam<text:s/><text:span text:style-name="T1768">-</text:span><text:s/>z tym jak już sobie grupy ułożą pracę. No, pod tym kątem widzenia także muszą uwzględnić fakt, że sugestia jest, aby wszystkie prace odbywały się w tym gmachu. Czyli musielibyście się państwo od razu porozumieć. Tam obok w sekretariacie można się dowiedzieć co do możliwości miejsca.</text:p>
      <text:p text:style-name="P1769">Nasze propozycje, zresztą nie tylko nasze, ale o tym, żeby gdziekolwiek obrady były przenoszone, nie zostały generalnie przyjęty. No więc oczywiście z tego punktu widzenia niestety także mamy to wąskie gardło - mianowicie sprawę wolnych tutaj lokali i terminów.</text:p>
      <text:p text:style-name="P1770">Ja bym proponował, aby te sprawy po tym posiedzeniu wyjaśnić.</text:p>
      <text:soft-page-break/>
      <text:p text:style-name="P1771">Proszę bardzo.</text:p>
      <text:p text:style-name="P1772">Chciałbym jeszcze dodać, że ze strony<text:s/><text:span text:style-name="T1773">O</text:span>PZ<text:span text:style-name="T1774">Z</text:span><text:s/>zostali zgłoszeni po jednym przedstawicielu. Do samorządu terytorialnego pan Henryk Martyniuk i do grupy stowarzyszeń - Jerzy Sosnowski.</text:p>
      <text:p text:style-name="P1775">Ponieważ jest przy<text:span text:style-name="T1776">ję</text:span>ta ta zasada, że w tej formie jest zapewniane uczestnictwo, więc wobec tego proponuję, aby do tych obu grup ci panowie zechcieli prawda wejść i aby uważali się już za ich członków.</text:p>
      <text:p text:style-name="P1777">Nieco przeciągnęliśmy nasze posiedzenie w stosunku do tej godziny 17<text:span text:style-name="T1778">.</text:span>00, ale było to koniecznością.</text:p>
      <text:p text:style-name="P1779">Chciałbym - sądzę, że wspólnie z panem Bujakiem n<text:span text:style-name="T1780">aj</text:span>serdeczniej podziękować wszystkim uczestnikom dzisi<text:span text:style-name="T1781">ej</text:span>szeg<text:span text:style-name="T1782">o<text:s/></text:span>posiedzenia<text:span text:style-name="T1783">.</text:span><text:s/>Mam nadzie<text:span text:style-name="T1784">ję</text:span>, że grupy robocze ułatwią nam skonkretyzowanie tego z czym powinniśmy na zakończenie naszych prac wystąpić.</text:p>
      <text:p text:style-name="P1785">Wobec tego życzę dobrych wyników prac obu grupom roboczym.</text:p>
      <text:p text:style-name="P1786"><text:span text:style-name="T1787">Ob.<text:s/></text:span><text:span text:style-name="T1788">R</text:span><text:span text:style-name="T1789">egulski</text:span>:</text:p>
      <text:p text:style-name="P1790">Panie profesorze, jeśli można. Tylko uzgodnienie z panem profesorem Sokolewiczem terminów spotkań tego zespołu - podgrupy do spraw samorządów terytorialnych. A więc spotykamy się tutaj w sobotę 25 lutego o godzinie 10.00. I sugestia jest, żeby się potem spotkać powtórnie w piątek 3 marca i ewentualnie 4<text:s/><text:span text:style-name="T1791">w</text:span><text:s/>sobotę i potem skończyć tę całą sprawę w następnym podejściu, że tak powiem<text:s/><text:span text:style-name="T1792">-</text:span><text:s/>4 marca.</text:p>
      <text:p text:style-name="P1793"><text:span text:style-name="T1794">P</text:span><text:span text:style-name="T1795">rzewod</text:span><text:span text:style-name="T1796">n</text:span><text:span text:style-name="T1797">icz</text:span><text:span text:style-name="T1798">ący</text:span>:</text:p>
      <text:p text:style-name="P1799">Na te terminy są wolne sale, zarezerwowane. Tak że nie ma przeszkód, żebyście tutaj między sobą uzgodnili i zebrali się.</text:p>
      <text:p text:style-name="P1800">Czy wszystko?</text:p>
      <text:p text:style-name="P1801"><text:span text:style-name="T1802">Pro</text:span><text:span text:style-name="T1803">f</text:span><text:span text:style-name="T1804">. Sokolewicz</text:span>:</text:p>
      <text:p text:style-name="P1805">Czy mo<text:span text:style-name="T1806">ż</text:span>na jeszcze dodać do tego co pan profesor<text:s/><text:span text:style-name="T1807">z</text:span>echcia<text:span text:style-name="T1808">ł</text:span><text:s/>powiedzieć, że bard<text:span text:style-name="T1809">z</text:span>o prosimy wszystkich ekspertów, którzy nie są przyd<text:span text:style-name="T1810">z</text:span>ieleni do jakichś określonych, a<text:s/><text:span text:style-name="T1811">s</text:span>ą zainteresowani pracą właśnie te<text:span text:style-name="T1812">j</text:span><text:s/>grupy samorządowo<text:span text:style-name="T1813">-<text:s/></text:span>terytorialn<text:span text:style-name="T1814">ej</text:span><text:s/><text:span text:style-name="T1815">o</text:span><text:s/>przybycie<text:span text:style-name="T1816">.</text:span><text:s/>Bo nie będzie osobnych zaproszeń<text:span text:style-name="T1817">.</text:span></text:p>
      <text:p text:style-name="P1818"><text:span text:style-name="T1819">P</text:span><text:span text:style-name="T1820">rzewod</text:span><text:span text:style-name="T1821">n</text:span><text:span text:style-name="T1822">icz</text:span><text:span text:style-name="T1823">ący</text:span>:</text:p>
      <text:p text:style-name="P1824">Ja myślę, że obecni tutaj eksperci zechcą się od razu tutaj porozumieć i zadeklarować swój akces do jednej z grup.</text:p>
      <text:p text:style-name="P1825">Na tym posiedzenie zamykam<text:span text:style-name="T1826">.</text:span><text:s/>Jeśli kolega Bujak nie ma zastrzeżeń, to kończymy dzisiejsze posiedzenie. Następne będzie po zakończeniu prac przez grupy robocze.</text:p>
      <text:p text:style-name="P1827">Dziękuję bardzo.</text:p>
      <text:p text:style-name="P1828">/Zakończenie obr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5:00Z</meta:creation-date>
    <dc:date>2023-10-30T19:35:00Z</dc:date>
    <meta:template xlink:href="Normal.dotm" xlink:type="simple"/>
    <meta:editing-cycles>2</meta:editing-cycles>
    <meta:editing-duration>PT0S</meta:editing-duration>
    <meta:document-statistic meta:page-count="43" meta:paragraph-count="268" meta:word-count="19238" meta:character-count="134404" meta:row-count="961" meta:non-whitespace-character-count="115434"/>
  </office:meta>
</office:document-meta>
</file>